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57mm"/>
    </style:style>
    <style:style style:name="co2" style:family="table-column">
      <style:table-column-properties fo:break-before="auto" style:column-width="62.53mm"/>
    </style:style>
    <style:style style:name="co3" style:family="table-column">
      <style:table-column-properties fo:break-before="auto" style:column-width="56.73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8.03mm"/>
    </style:style>
    <style:style style:name="co6" style:family="table-column">
      <style:table-column-properties fo:break-before="auto" style:column-width="21.61mm"/>
    </style:style>
    <style:style style:name="co7" style:family="table-column">
      <style:table-column-properties fo:break-before="auto" style:column-width="23.5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transparent"/>
    </style:style>
    <style:style style:name="ce4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/>
      <table:table table:name="similarity (splittings) (text) run id = 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7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THRESHOLD: 0.6</text:p>
          </table:table-cell>
          <table:table-cell table:style-name="ce1" office:value-type="string" calcext:value-type="string">
            <text:p>Solutions in every post available?</text:p>
          </table:table-cell>
          <table:table-cell table:style-name="ce1" office:value-type="string" calcext:value-type="string">
            <text:p>Number of additional splittings</text:p>
          </table:table-cell>
          <table:table-cell office:value-type="string" calcext:value-type="string">
            <text:p><text:s/>p_140861</text:p>
          </table:table-cell>
          <table:table-cell office:value-type="string" calcext:value-type="string">
            <text:p><text:s/>p_326440</text:p>
          </table:table-cell>
          <table:table-cell office:value-type="string" calcext:value-type="string">
            <text:p><text:s/>p_1109108</text:p>
          </table:table-cell>
          <table:table-cell office:value-type="string" calcext:value-type="string">
            <text:p><text:s/>p_2581754</text:p>
          </table:table-cell>
          <table:table-cell office:value-type="string" calcext:value-type="string">
            <text:p><text:s/>p_3145655</text:p>
          </table:table-cell>
          <table:table-cell office:value-type="string" calcext:value-type="string">
            <text:p><text:s/>p_3758880</text:p>
          </table:table-cell>
          <table:table-cell office:value-type="string" calcext:value-type="string">
            <text:p><text:s/>p_5445161</text:p>
          </table:table-cell>
          <table:table-cell office:value-type="string" calcext:value-type="string">
            <text:p><text:s/>p_5599842</text:p>
          </table:table-cell>
          <table:table-cell office:value-type="string" calcext:value-type="string">
            <text:p><text:s/>p_9855338</text:p>
          </table:table-cell>
          <table:table-cell office:value-type="string" calcext:value-type="string">
            <text:p><text:s/>p_26196831</text:p>
          </table:table-cell>
        </table:table-row>
        <table:table-row table:style-name="ro1">
          <table:table-cell office:value-type="string" calcext:value-type="string">
            <text:p>cosineNormalized2GramsBool</text:p>
          </table:table-cell>
          <table:table-cell table:style-name="ce3" table:formula="of:=IF([.D2]=&quot;no result&quot;; 0;  IF([.E2]=&quot;no result&quot;; 0;  IF([.F2]=&quot;no result&quot;; 0;  IF([.G2]=&quot;no result&quot;; 0;  IF([.H2]=&quot;no result&quot;; 0;  IF([.I2]=&quot;no result&quot;; 0;  IF([.J2]=&quot;no result&quot;; 0;  IF([.K2]=&quot;no result&quot;; 0;  IF([.L2]=&quot;no result&quot;; 0;  IF([.M2]=&quot;no result&quot;; 0;  IF([.N2]=&quot;no result&quot;; 0; 1)))))))))))" office:value-type="boolean" office:boolean-value="true" calcext:value-type="boolean">
            <text:p>WAHR</text:p>
          </table:table-cell>
          <table:table-cell table:style-name="ce4" table:formula="of:=SUM([.D2:.M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2GramsNormalizedTermFrequency</text:p>
          </table:table-cell>
          <table:table-cell table:style-name="ce3" table:formula="of:=IF([.D3]=&quot;no result&quot;; 0;  IF([.E3]=&quot;no result&quot;; 0;  IF([.F3]=&quot;no result&quot;; 0;  IF([.G3]=&quot;no result&quot;; 0;  IF([.H3]=&quot;no result&quot;; 0;  IF([.I3]=&quot;no result&quot;; 0;  IF([.J3]=&quot;no result&quot;; 0;  IF([.K3]=&quot;no result&quot;; 0;  IF([.L3]=&quot;no result&quot;; 0;  IF([.M3]=&quot;no result&quot;; 0;  IF([.N3]=&quot;no result&quot;; 0; 1)))))))))))" office:value-type="boolean" office:boolean-value="true" calcext:value-type="boolean">
            <text:p>WAHR</text:p>
          </table:table-cell>
          <table:table-cell table:style-name="ce4" table:formula="of:=SUM([.D3:.M3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2GramsTermFrequency</text:p>
          </table:table-cell>
          <table:table-cell table:style-name="ce3" table:formula="of:=IF([.D4]=&quot;no result&quot;; 0;  IF([.E4]=&quot;no result&quot;; 0;  IF([.F4]=&quot;no result&quot;; 0;  IF([.G4]=&quot;no result&quot;; 0;  IF([.H4]=&quot;no result&quot;; 0;  IF([.I4]=&quot;no result&quot;; 0;  IF([.J4]=&quot;no result&quot;; 0;  IF([.K4]=&quot;no result&quot;; 0;  IF([.L4]=&quot;no result&quot;; 0;  IF([.M4]=&quot;no result&quot;; 0;  IF([.N4]=&quot;no result&quot;; 0; 1)))))))))))" office:value-type="boolean" office:boolean-value="true" calcext:value-type="boolean">
            <text:p>WAHR</text:p>
          </table:table-cell>
          <table:table-cell table:style-name="ce4" table:formula="of:=SUM([.D4:.M4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Bool</text:p>
          </table:table-cell>
          <table:table-cell table:style-name="ce3" table:formula="of:=IF([.D5]=&quot;no result&quot;; 0;  IF([.E5]=&quot;no result&quot;; 0;  IF([.F5]=&quot;no result&quot;; 0;  IF([.G5]=&quot;no result&quot;; 0;  IF([.H5]=&quot;no result&quot;; 0;  IF([.I5]=&quot;no result&quot;; 0;  IF([.J5]=&quot;no result&quot;; 0;  IF([.K5]=&quot;no result&quot;; 0;  IF([.L5]=&quot;no result&quot;; 0;  IF([.M5]=&quot;no result&quot;; 0;  IF([.N5]=&quot;no result&quot;; 0; 1)))))))))))" office:value-type="boolean" office:boolean-value="true" calcext:value-type="boolean">
            <text:p>WAHR</text:p>
          </table:table-cell>
          <table:table-cell table:style-name="ce4" table:formula="of:=SUM([.D5:.M5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NormalizedTermFrequency</text:p>
          </table:table-cell>
          <table:table-cell table:style-name="ce3" table:formula="of:=IF([.D6]=&quot;no result&quot;; 0;  IF([.E6]=&quot;no result&quot;; 0;  IF([.F6]=&quot;no result&quot;; 0;  IF([.G6]=&quot;no result&quot;; 0;  IF([.H6]=&quot;no result&quot;; 0;  IF([.I6]=&quot;no result&quot;; 0;  IF([.J6]=&quot;no result&quot;; 0;  IF([.K6]=&quot;no result&quot;; 0;  IF([.L6]=&quot;no result&quot;; 0;  IF([.M6]=&quot;no result&quot;; 0;  IF([.N6]=&quot;no result&quot;; 0; 1)))))))))))" office:value-type="boolean" office:boolean-value="true" calcext:value-type="boolean">
            <text:p>WAHR</text:p>
          </table:table-cell>
          <table:table-cell table:style-name="ce4" table:formula="of:=SUM([.D6:.M6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TermFrequency</text:p>
          </table:table-cell>
          <table:table-cell table:style-name="ce3" table:formula="of:=IF([.D7]=&quot;no result&quot;; 0;  IF([.E7]=&quot;no result&quot;; 0;  IF([.F7]=&quot;no result&quot;; 0;  IF([.G7]=&quot;no result&quot;; 0;  IF([.H7]=&quot;no result&quot;; 0;  IF([.I7]=&quot;no result&quot;; 0;  IF([.J7]=&quot;no result&quot;; 0;  IF([.K7]=&quot;no result&quot;; 0;  IF([.L7]=&quot;no result&quot;; 0;  IF([.M7]=&quot;no result&quot;; 0;  IF([.N7]=&quot;no result&quot;; 0; 1)))))))))))" office:value-type="boolean" office:boolean-value="true" calcext:value-type="boolean">
            <text:p>WAHR</text:p>
          </table:table-cell>
          <table:table-cell table:style-name="ce4" table:formula="of:=SUM([.D7:.M7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Bool</text:p>
          </table:table-cell>
          <table:table-cell table:style-name="ce3" table:formula="of:=IF([.D8]=&quot;no result&quot;; 0;  IF([.E8]=&quot;no result&quot;; 0;  IF([.F8]=&quot;no result&quot;; 0;  IF([.G8]=&quot;no result&quot;; 0;  IF([.H8]=&quot;no result&quot;; 0;  IF([.I8]=&quot;no result&quot;; 0;  IF([.J8]=&quot;no result&quot;; 0;  IF([.K8]=&quot;no result&quot;; 0;  IF([.L8]=&quot;no result&quot;; 0;  IF([.M8]=&quot;no result&quot;; 0;  IF([.N8]=&quot;no result&quot;; 0; 1)))))))))))" office:value-type="boolean" office:boolean-value="true" calcext:value-type="boolean">
            <text:p>WAHR</text:p>
          </table:table-cell>
          <table:table-cell table:style-name="ce4" table:formula="of:=SUM([.D8:.M8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NormalizedTermFrequency</text:p>
          </table:table-cell>
          <table:table-cell table:style-name="ce3" table:formula="of:=IF([.D9]=&quot;no result&quot;; 0;  IF([.E9]=&quot;no result&quot;; 0;  IF([.F9]=&quot;no result&quot;; 0;  IF([.G9]=&quot;no result&quot;; 0;  IF([.H9]=&quot;no result&quot;; 0;  IF([.I9]=&quot;no result&quot;; 0;  IF([.J9]=&quot;no result&quot;; 0;  IF([.K9]=&quot;no result&quot;; 0;  IF([.L9]=&quot;no result&quot;; 0;  IF([.M9]=&quot;no result&quot;; 0;  IF([.N9]=&quot;no result&quot;; 0; 1)))))))))))" office:value-type="boolean" office:boolean-value="true" calcext:value-type="boolean">
            <text:p>WAHR</text:p>
          </table:table-cell>
          <table:table-cell table:style-name="ce4" table:formula="of:=SUM([.D9:.M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TermFrequency</text:p>
          </table:table-cell>
          <table:table-cell table:style-name="ce3" table:formula="of:=IF([.D10]=&quot;no result&quot;; 0;  IF([.E10]=&quot;no result&quot;; 0;  IF([.F10]=&quot;no result&quot;; 0;  IF([.G10]=&quot;no result&quot;; 0;  IF([.H10]=&quot;no result&quot;; 0;  IF([.I10]=&quot;no result&quot;; 0;  IF([.J10]=&quot;no result&quot;; 0;  IF([.K10]=&quot;no result&quot;; 0;  IF([.L10]=&quot;no result&quot;; 0;  IF([.M10]=&quot;no result&quot;; 0;  IF([.N10]=&quot;no result&quot;; 0; 1)))))))))))" office:value-type="boolean" office:boolean-value="true" calcext:value-type="boolean">
            <text:p>WAHR</text:p>
          </table:table-cell>
          <table:table-cell table:style-name="ce4" table:formula="of:=SUM([.D10:.M10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Bool</text:p>
          </table:table-cell>
          <table:table-cell table:style-name="ce3" table:formula="of:=IF([.D11]=&quot;no result&quot;; 0;  IF([.E11]=&quot;no result&quot;; 0;  IF([.F11]=&quot;no result&quot;; 0;  IF([.G11]=&quot;no result&quot;; 0;  IF([.H11]=&quot;no result&quot;; 0;  IF([.I11]=&quot;no result&quot;; 0;  IF([.J11]=&quot;no result&quot;; 0;  IF([.K11]=&quot;no result&quot;; 0;  IF([.L11]=&quot;no result&quot;; 0;  IF([.M11]=&quot;no result&quot;; 0;  IF([.N11]=&quot;no result&quot;; 0; 1)))))))))))" office:value-type="boolean" office:boolean-value="true" calcext:value-type="boolean">
            <text:p>WAHR</text:p>
          </table:table-cell>
          <table:table-cell table:style-name="ce4" table:formula="of:=SUM([.D11:.M1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NormalizedTermFrequency</text:p>
          </table:table-cell>
          <table:table-cell table:style-name="ce3" table:formula="of:=IF([.D12]=&quot;no result&quot;; 0;  IF([.E12]=&quot;no result&quot;; 0;  IF([.F12]=&quot;no result&quot;; 0;  IF([.G12]=&quot;no result&quot;; 0;  IF([.H12]=&quot;no result&quot;; 0;  IF([.I12]=&quot;no result&quot;; 0;  IF([.J12]=&quot;no result&quot;; 0;  IF([.K12]=&quot;no result&quot;; 0;  IF([.L12]=&quot;no result&quot;; 0;  IF([.M12]=&quot;no result&quot;; 0;  IF([.N12]=&quot;no result&quot;; 0; 1)))))))))))" office:value-type="boolean" office:boolean-value="true" calcext:value-type="boolean">
            <text:p>WAHR</text:p>
          </table:table-cell>
          <table:table-cell table:style-name="ce4" table:formula="of:=SUM([.D12:.M1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TermFrequency</text:p>
          </table:table-cell>
          <table:table-cell table:style-name="ce3" table:formula="of:=IF([.D13]=&quot;no result&quot;; 0;  IF([.E13]=&quot;no result&quot;; 0;  IF([.F13]=&quot;no result&quot;; 0;  IF([.G13]=&quot;no result&quot;; 0;  IF([.H13]=&quot;no result&quot;; 0;  IF([.I13]=&quot;no result&quot;; 0;  IF([.J13]=&quot;no result&quot;; 0;  IF([.K13]=&quot;no result&quot;; 0;  IF([.L13]=&quot;no result&quot;; 0;  IF([.M13]=&quot;no result&quot;; 0;  IF([.N13]=&quot;no result&quot;; 0; 1)))))))))))" office:value-type="boolean" office:boolean-value="true" calcext:value-type="boolean">
            <text:p>WAHR</text:p>
          </table:table-cell>
          <table:table-cell table:style-name="ce4" table:formula="of:=SUM([.D13:.M13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Bool</text:p>
          </table:table-cell>
          <table:table-cell table:style-name="ce3" table:formula="of:=IF([.D14]=&quot;no result&quot;; 0;  IF([.E14]=&quot;no result&quot;; 0;  IF([.F14]=&quot;no result&quot;; 0;  IF([.G14]=&quot;no result&quot;; 0;  IF([.H14]=&quot;no result&quot;; 0;  IF([.I14]=&quot;no result&quot;; 0;  IF([.J14]=&quot;no result&quot;; 0;  IF([.K14]=&quot;no result&quot;; 0;  IF([.L14]=&quot;no result&quot;; 0;  IF([.M14]=&quot;no result&quot;; 0;  IF([.N14]=&quot;no result&quot;; 0; 1)))))))))))" office:value-type="boolean" office:boolean-value="false" calcext:value-type="boolean">
            <text:p>FALSCH</text:p>
          </table:table-cell>
          <table:table-cell table:style-name="ce4" table:formula="of:=SUM([.D14:.M14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NormalizedTermFrequency</text:p>
          </table:table-cell>
          <table:table-cell table:style-name="ce3" table:formula="of:=IF([.D15]=&quot;no result&quot;; 0;  IF([.E15]=&quot;no result&quot;; 0;  IF([.F15]=&quot;no result&quot;; 0;  IF([.G15]=&quot;no result&quot;; 0;  IF([.H15]=&quot;no result&quot;; 0;  IF([.I15]=&quot;no result&quot;; 0;  IF([.J15]=&quot;no result&quot;; 0;  IF([.K15]=&quot;no result&quot;; 0;  IF([.L15]=&quot;no result&quot;; 0;  IF([.M15]=&quot;no result&quot;; 0;  IF([.N15]=&quot;no result&quot;; 0; 1)))))))))))" office:value-type="boolean" office:boolean-value="false" calcext:value-type="boolean">
            <text:p>FALSCH</text:p>
          </table:table-cell>
          <table:table-cell table:style-name="ce4" table:formula="of:=SUM([.D15:.M15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TermFrequency</text:p>
          </table:table-cell>
          <table:table-cell table:style-name="ce3" table:formula="of:=IF([.D16]=&quot;no result&quot;; 0;  IF([.E16]=&quot;no result&quot;; 0;  IF([.F16]=&quot;no result&quot;; 0;  IF([.G16]=&quot;no result&quot;; 0;  IF([.H16]=&quot;no result&quot;; 0;  IF([.I16]=&quot;no result&quot;; 0;  IF([.J16]=&quot;no result&quot;; 0;  IF([.K16]=&quot;no result&quot;; 0;  IF([.L16]=&quot;no result&quot;; 0;  IF([.M16]=&quot;no result&quot;; 0;  IF([.N16]=&quot;no result&quot;; 0; 1)))))))))))" office:value-type="boolean" office:boolean-value="false" calcext:value-type="boolean">
            <text:p>FALSCH</text:p>
          </table:table-cell>
          <table:table-cell table:style-name="ce4" table:formula="of:=SUM([.D16:.M1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3Bool</text:p>
          </table:table-cell>
          <table:table-cell table:style-name="ce3" table:formula="of:=IF([.D17]=&quot;no result&quot;; 0;  IF([.E17]=&quot;no result&quot;; 0;  IF([.F17]=&quot;no result&quot;; 0;  IF([.G17]=&quot;no result&quot;; 0;  IF([.H17]=&quot;no result&quot;; 0;  IF([.I17]=&quot;no result&quot;; 0;  IF([.J17]=&quot;no result&quot;; 0;  IF([.K17]=&quot;no result&quot;; 0;  IF([.L17]=&quot;no result&quot;; 0;  IF([.M17]=&quot;no result&quot;; 0;  IF([.N17]=&quot;no result&quot;; 0; 1)))))))))))" office:value-type="boolean" office:boolean-value="false" calcext:value-type="boolean">
            <text:p>FALSCH</text:p>
          </table:table-cell>
          <table:table-cell table:style-name="ce4" table:formula="of:=SUM([.D17:.M1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Shingle3NormalizedTermFrequency</text:p>
          </table:table-cell>
          <table:table-cell table:style-name="ce3" table:formula="of:=IF([.D18]=&quot;no result&quot;; 0;  IF([.E18]=&quot;no result&quot;; 0;  IF([.F18]=&quot;no result&quot;; 0;  IF([.G18]=&quot;no result&quot;; 0;  IF([.H18]=&quot;no result&quot;; 0;  IF([.I18]=&quot;no result&quot;; 0;  IF([.J18]=&quot;no result&quot;; 0;  IF([.K18]=&quot;no result&quot;; 0;  IF([.L18]=&quot;no result&quot;; 0;  IF([.M18]=&quot;no result&quot;; 0;  IF([.N18]=&quot;no result&quot;; 0; 1)))))))))))" office:value-type="boolean" office:boolean-value="false" calcext:value-type="boolean">
            <text:p>FALSCH</text:p>
          </table:table-cell>
          <table:table-cell table:style-name="ce4" table:formula="of:=SUM([.D18:.M18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Shingle3TermFrequency</text:p>
          </table:table-cell>
          <table:table-cell table:style-name="ce3" table:formula="of:=IF([.D19]=&quot;no result&quot;; 0;  IF([.E19]=&quot;no result&quot;; 0;  IF([.F19]=&quot;no result&quot;; 0;  IF([.G19]=&quot;no result&quot;; 0;  IF([.H19]=&quot;no result&quot;; 0;  IF([.I19]=&quot;no result&quot;; 0;  IF([.J19]=&quot;no result&quot;; 0;  IF([.K19]=&quot;no result&quot;; 0;  IF([.L19]=&quot;no result&quot;; 0;  IF([.M19]=&quot;no result&quot;; 0;  IF([.N19]=&quot;no result&quot;; 0; 1)))))))))))" office:value-type="boolean" office:boolean-value="false" calcext:value-type="boolean">
            <text:p>FALSCH</text:p>
          </table:table-cell>
          <table:table-cell table:style-name="ce4" table:formula="of:=SUM([.D19:.M19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TokensBool</text:p>
          </table:table-cell>
          <table:table-cell table:style-name="ce3" table:formula="of:=IF([.D20]=&quot;no result&quot;; 0;  IF([.E20]=&quot;no result&quot;; 0;  IF([.F20]=&quot;no result&quot;; 0;  IF([.G20]=&quot;no result&quot;; 0;  IF([.H20]=&quot;no result&quot;; 0;  IF([.I20]=&quot;no result&quot;; 0;  IF([.J20]=&quot;no result&quot;; 0;  IF([.K20]=&quot;no result&quot;; 0;  IF([.L20]=&quot;no result&quot;; 0;  IF([.M20]=&quot;no result&quot;; 0;  IF([.N20]=&quot;no result&quot;; 0; 1)))))))))))" office:value-type="boolean" office:boolean-value="true" calcext:value-type="boolean">
            <text:p>WAHR</text:p>
          </table:table-cell>
          <table:table-cell table:style-name="ce4" table:formula="of:=SUM([.D20:.M20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sineNormalizedTokensNormalizedTermFrequency</text:p>
          </table:table-cell>
          <table:table-cell table:style-name="ce3" table:formula="of:=IF([.D21]=&quot;no result&quot;; 0;  IF([.E21]=&quot;no result&quot;; 0;  IF([.F21]=&quot;no result&quot;; 0;  IF([.G21]=&quot;no result&quot;; 0;  IF([.H21]=&quot;no result&quot;; 0;  IF([.I21]=&quot;no result&quot;; 0;  IF([.J21]=&quot;no result&quot;; 0;  IF([.K21]=&quot;no result&quot;; 0;  IF([.L21]=&quot;no result&quot;; 0;  IF([.M21]=&quot;no result&quot;; 0;  IF([.N21]=&quot;no result&quot;; 0; 1)))))))))))" office:value-type="boolean" office:boolean-value="true" calcext:value-type="boolean">
            <text:p>WAHR</text:p>
          </table:table-cell>
          <table:table-cell table:style-name="ce4" table:formula="of:=SUM([.D21:.M21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sineNormalizedTokensTermFrequency</text:p>
          </table:table-cell>
          <table:table-cell table:style-name="ce3" table:formula="of:=IF([.D22]=&quot;no result&quot;; 0;  IF([.E22]=&quot;no result&quot;; 0;  IF([.F22]=&quot;no result&quot;; 0;  IF([.G22]=&quot;no result&quot;; 0;  IF([.H22]=&quot;no result&quot;; 0;  IF([.I22]=&quot;no result&quot;; 0;  IF([.J22]=&quot;no result&quot;; 0;  IF([.K22]=&quot;no result&quot;; 0;  IF([.L22]=&quot;no result&quot;; 0;  IF([.M22]=&quot;no result&quot;; 0;  IF([.N22]=&quot;no result&quot;; 0; 1)))))))))))" office:value-type="boolean" office:boolean-value="true" calcext:value-type="boolean">
            <text:p>WAHR</text:p>
          </table:table-cell>
          <table:table-cell table:style-name="ce4" table:formula="of:=SUM([.D22:.M2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merauLevenshteinNormalized</text:p>
          </table:table-cell>
          <table:table-cell table:style-name="ce3" table:formula="of:=IF([.D23]=&quot;no result&quot;; 0;  IF([.E23]=&quot;no result&quot;; 0;  IF([.F23]=&quot;no result&quot;; 0;  IF([.G23]=&quot;no result&quot;; 0;  IF([.H23]=&quot;no result&quot;; 0;  IF([.I23]=&quot;no result&quot;; 0;  IF([.J23]=&quot;no result&quot;; 0;  IF([.K23]=&quot;no result&quot;; 0;  IF([.L23]=&quot;no result&quot;; 0;  IF([.M23]=&quot;no result&quot;; 0;  IF([.N23]=&quot;no result&quot;; 0; 1)))))))))))" office:value-type="boolean" office:boolean-value="true" calcext:value-type="boolean">
            <text:p>WAHR</text:p>
          </table:table-cell>
          <table:table-cell table:style-name="ce4" table:formula="of:=SUM([.D23:.M23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erauLevenshteinStandard</text:p>
          </table:table-cell>
          <table:table-cell table:style-name="ce3" table:formula="of:=IF([.D24]=&quot;no result&quot;; 0;  IF([.E24]=&quot;no result&quot;; 0;  IF([.F24]=&quot;no result&quot;; 0;  IF([.G24]=&quot;no result&quot;; 0;  IF([.H24]=&quot;no result&quot;; 0;  IF([.I24]=&quot;no result&quot;; 0;  IF([.J24]=&quot;no result&quot;; 0;  IF([.K24]=&quot;no result&quot;; 0;  IF([.L24]=&quot;no result&quot;; 0;  IF([.M24]=&quot;no result&quot;; 0;  IF([.N24]=&quot;no result&quot;; 0; 1)))))))))))" office:value-type="boolean" office:boolean-value="true" calcext:value-type="boolean">
            <text:p>WAHR</text:p>
          </table:table-cell>
          <table:table-cell table:style-name="ce4" table:formula="of:=SUM([.D24:.M24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2Grams</text:p>
          </table:table-cell>
          <table:table-cell table:style-name="ce3" table:formula="of:=IF([.D25]=&quot;no result&quot;; 0;  IF([.E25]=&quot;no result&quot;; 0;  IF([.F25]=&quot;no result&quot;; 0;  IF([.G25]=&quot;no result&quot;; 0;  IF([.H25]=&quot;no result&quot;; 0;  IF([.I25]=&quot;no result&quot;; 0;  IF([.J25]=&quot;no result&quot;; 0;  IF([.K25]=&quot;no result&quot;; 0;  IF([.L25]=&quot;no result&quot;; 0;  IF([.M25]=&quot;no result&quot;; 0;  IF([.N25]=&quot;no result&quot;; 0; 1)))))))))))" office:value-type="boolean" office:boolean-value="true" calcext:value-type="boolean">
            <text:p>WAHR</text:p>
          </table:table-cell>
          <table:table-cell table:style-name="ce4" table:formula="of:=SUM([.D25:.M25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3Grams</text:p>
          </table:table-cell>
          <table:table-cell table:style-name="ce3" table:formula="of:=IF([.D26]=&quot;no result&quot;; 0;  IF([.E26]=&quot;no result&quot;; 0;  IF([.F26]=&quot;no result&quot;; 0;  IF([.G26]=&quot;no result&quot;; 0;  IF([.H26]=&quot;no result&quot;; 0;  IF([.I26]=&quot;no result&quot;; 0;  IF([.J26]=&quot;no result&quot;; 0;  IF([.K26]=&quot;no result&quot;; 0;  IF([.L26]=&quot;no result&quot;; 0;  IF([.M26]=&quot;no result&quot;; 0;  IF([.N26]=&quot;no result&quot;; 0; 1)))))))))))" office:value-type="boolean" office:boolean-value="true" calcext:value-type="boolean">
            <text:p>WAHR</text:p>
          </table:table-cell>
          <table:table-cell table:style-name="ce4" table:formula="of:=SUM([.D26:.M26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4Grams</text:p>
          </table:table-cell>
          <table:table-cell table:style-name="ce3" table:formula="of:=IF([.D27]=&quot;no result&quot;; 0;  IF([.E27]=&quot;no result&quot;; 0;  IF([.F27]=&quot;no result&quot;; 0;  IF([.G27]=&quot;no result&quot;; 0;  IF([.H27]=&quot;no result&quot;; 0;  IF([.I27]=&quot;no result&quot;; 0;  IF([.J27]=&quot;no result&quot;; 0;  IF([.K27]=&quot;no result&quot;; 0;  IF([.L27]=&quot;no result&quot;; 0;  IF([.M27]=&quot;no result&quot;; 0;  IF([.N27]=&quot;no result&quot;; 0; 1)))))))))))" office:value-type="boolean" office:boolean-value="true" calcext:value-type="boolean">
            <text:p>WAHR</text:p>
          </table:table-cell>
          <table:table-cell table:style-name="ce4" table:formula="of:=SUM([.D27:.M27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5Grams</text:p>
          </table:table-cell>
          <table:table-cell table:style-name="ce3" table:formula="of:=IF([.D28]=&quot;no result&quot;; 0;  IF([.E28]=&quot;no result&quot;; 0;  IF([.F28]=&quot;no result&quot;; 0;  IF([.G28]=&quot;no result&quot;; 0;  IF([.H28]=&quot;no result&quot;; 0;  IF([.I28]=&quot;no result&quot;; 0;  IF([.J28]=&quot;no result&quot;; 0;  IF([.K28]=&quot;no result&quot;; 0;  IF([.L28]=&quot;no result&quot;; 0;  IF([.M28]=&quot;no result&quot;; 0;  IF([.N28]=&quot;no result&quot;; 0; 1)))))))))))" office:value-type="boolean" office:boolean-value="true" calcext:value-type="boolean">
            <text:p>WAHR</text:p>
          </table:table-cell>
          <table:table-cell table:style-name="ce4" table:formula="of:=SUM([.D28:.M28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2Grams</text:p>
          </table:table-cell>
          <table:table-cell table:style-name="ce3" table:formula="of:=IF([.D29]=&quot;no result&quot;; 0;  IF([.E29]=&quot;no result&quot;; 0;  IF([.F29]=&quot;no result&quot;; 0;  IF([.G29]=&quot;no result&quot;; 0;  IF([.H29]=&quot;no result&quot;; 0;  IF([.I29]=&quot;no result&quot;; 0;  IF([.J29]=&quot;no result&quot;; 0;  IF([.K29]=&quot;no result&quot;; 0;  IF([.L29]=&quot;no result&quot;; 0;  IF([.M29]=&quot;no result&quot;; 0;  IF([.N29]=&quot;no result&quot;; 0; 1)))))))))))" office:value-type="boolean" office:boolean-value="true" calcext:value-type="boolean">
            <text:p>WAHR</text:p>
          </table:table-cell>
          <table:table-cell table:style-name="ce4" table:formula="of:=SUM([.D29:.M2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3Grams</text:p>
          </table:table-cell>
          <table:table-cell table:style-name="ce3" table:formula="of:=IF([.D30]=&quot;no result&quot;; 0;  IF([.E30]=&quot;no result&quot;; 0;  IF([.F30]=&quot;no result&quot;; 0;  IF([.G30]=&quot;no result&quot;; 0;  IF([.H30]=&quot;no result&quot;; 0;  IF([.I30]=&quot;no result&quot;; 0;  IF([.J30]=&quot;no result&quot;; 0;  IF([.K30]=&quot;no result&quot;; 0;  IF([.L30]=&quot;no result&quot;; 0;  IF([.M30]=&quot;no result&quot;; 0;  IF([.N30]=&quot;no result&quot;; 0; 1)))))))))))" office:value-type="boolean" office:boolean-value="true" calcext:value-type="boolean">
            <text:p>WAHR</text:p>
          </table:table-cell>
          <table:table-cell table:style-name="ce4" table:formula="of:=SUM([.D30:.M3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4Grams</text:p>
          </table:table-cell>
          <table:table-cell table:style-name="ce3" table:formula="of:=IF([.D31]=&quot;no result&quot;; 0;  IF([.E31]=&quot;no result&quot;; 0;  IF([.F31]=&quot;no result&quot;; 0;  IF([.G31]=&quot;no result&quot;; 0;  IF([.H31]=&quot;no result&quot;; 0;  IF([.I31]=&quot;no result&quot;; 0;  IF([.J31]=&quot;no result&quot;; 0;  IF([.K31]=&quot;no result&quot;; 0;  IF([.L31]=&quot;no result&quot;; 0;  IF([.M31]=&quot;no result&quot;; 0;  IF([.N31]=&quot;no result&quot;; 0; 1)))))))))))" office:value-type="boolean" office:boolean-value="true" calcext:value-type="boolean">
            <text:p>WAHR</text:p>
          </table:table-cell>
          <table:table-cell table:style-name="ce4" table:formula="of:=SUM([.D31:.M3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5Grams</text:p>
          </table:table-cell>
          <table:table-cell table:style-name="ce3" table:formula="of:=IF([.D32]=&quot;no result&quot;; 0;  IF([.E32]=&quot;no result&quot;; 0;  IF([.F32]=&quot;no result&quot;; 0;  IF([.G32]=&quot;no result&quot;; 0;  IF([.H32]=&quot;no result&quot;; 0;  IF([.I32]=&quot;no result&quot;; 0;  IF([.J32]=&quot;no result&quot;; 0;  IF([.K32]=&quot;no result&quot;; 0;  IF([.L32]=&quot;no result&quot;; 0;  IF([.M32]=&quot;no result&quot;; 0;  IF([.N32]=&quot;no result&quot;; 0; 1)))))))))))" office:value-type="boolean" office:boolean-value="true" calcext:value-type="boolean">
            <text:p>WAHR</text:p>
          </table:table-cell>
          <table:table-cell table:style-name="ce4" table:formula="of:=SUM([.D32:.M3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2grams</text:p>
          </table:table-cell>
          <table:table-cell table:style-name="ce3" table:formula="of:=IF([.D33]=&quot;no result&quot;; 0;  IF([.E33]=&quot;no result&quot;; 0;  IF([.F33]=&quot;no result&quot;; 0;  IF([.G33]=&quot;no result&quot;; 0;  IF([.H33]=&quot;no result&quot;; 0;  IF([.I33]=&quot;no result&quot;; 0;  IF([.J33]=&quot;no result&quot;; 0;  IF([.K33]=&quot;no result&quot;; 0;  IF([.L33]=&quot;no result&quot;; 0;  IF([.M33]=&quot;no result&quot;; 0;  IF([.N33]=&quot;no result&quot;; 0; 1)))))))))))" office:value-type="boolean" office:boolean-value="true" calcext:value-type="boolean">
            <text:p>WAHR</text:p>
          </table:table-cell>
          <table:table-cell table:style-name="ce4" table:formula="of:=SUM([.D33:.M33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3grams</text:p>
          </table:table-cell>
          <table:table-cell table:style-name="ce3" table:formula="of:=IF([.D34]=&quot;no result&quot;; 0;  IF([.E34]=&quot;no result&quot;; 0;  IF([.F34]=&quot;no result&quot;; 0;  IF([.G34]=&quot;no result&quot;; 0;  IF([.H34]=&quot;no result&quot;; 0;  IF([.I34]=&quot;no result&quot;; 0;  IF([.J34]=&quot;no result&quot;; 0;  IF([.K34]=&quot;no result&quot;; 0;  IF([.L34]=&quot;no result&quot;; 0;  IF([.M34]=&quot;no result&quot;; 0;  IF([.N34]=&quot;no result&quot;; 0; 1)))))))))))" office:value-type="boolean" office:boolean-value="true" calcext:value-type="boolean">
            <text:p>WAHR</text:p>
          </table:table-cell>
          <table:table-cell table:style-name="ce4" table:formula="of:=SUM([.D34:.M34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4grams</text:p>
          </table:table-cell>
          <table:table-cell table:style-name="ce3" table:formula="of:=IF([.D35]=&quot;no result&quot;; 0;  IF([.E35]=&quot;no result&quot;; 0;  IF([.F35]=&quot;no result&quot;; 0;  IF([.G35]=&quot;no result&quot;; 0;  IF([.H35]=&quot;no result&quot;; 0;  IF([.I35]=&quot;no result&quot;; 0;  IF([.J35]=&quot;no result&quot;; 0;  IF([.K35]=&quot;no result&quot;; 0;  IF([.L35]=&quot;no result&quot;; 0;  IF([.M35]=&quot;no result&quot;; 0;  IF([.N35]=&quot;no result&quot;; 0; 1)))))))))))" office:value-type="boolean" office:boolean-value="true" calcext:value-type="boolean">
            <text:p>WAHR</text:p>
          </table:table-cell>
          <table:table-cell table:style-name="ce4" table:formula="of:=SUM([.D35:.M35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5grams</text:p>
          </table:table-cell>
          <table:table-cell table:style-name="ce3" table:formula="of:=IF([.D36]=&quot;no result&quot;; 0;  IF([.E36]=&quot;no result&quot;; 0;  IF([.F36]=&quot;no result&quot;; 0;  IF([.G36]=&quot;no result&quot;; 0;  IF([.H36]=&quot;no result&quot;; 0;  IF([.I36]=&quot;no result&quot;; 0;  IF([.J36]=&quot;no result&quot;; 0;  IF([.K36]=&quot;no result&quot;; 0;  IF([.L36]=&quot;no result&quot;; 0;  IF([.M36]=&quot;no result&quot;; 0;  IF([.N36]=&quot;no result&quot;; 0; 1)))))))))))" office:value-type="boolean" office:boolean-value="true" calcext:value-type="boolean">
            <text:p>WAHR</text:p>
          </table:table-cell>
          <table:table-cell table:style-name="ce4" table:formula="of:=SUM([.D36:.M36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Shingles2</text:p>
          </table:table-cell>
          <table:table-cell table:style-name="ce3" table:formula="of:=IF([.D37]=&quot;no result&quot;; 0;  IF([.E37]=&quot;no result&quot;; 0;  IF([.F37]=&quot;no result&quot;; 0;  IF([.G37]=&quot;no result&quot;; 0;  IF([.H37]=&quot;no result&quot;; 0;  IF([.I37]=&quot;no result&quot;; 0;  IF([.J37]=&quot;no result&quot;; 0;  IF([.K37]=&quot;no result&quot;; 0;  IF([.L37]=&quot;no result&quot;; 0;  IF([.M37]=&quot;no result&quot;; 0;  IF([.N37]=&quot;no result&quot;; 0; 1)))))))))))" office:value-type="boolean" office:boolean-value="false" calcext:value-type="boolean">
            <text:p>FALSCH</text:p>
          </table:table-cell>
          <table:table-cell table:style-name="ce4" table:formula="of:=SUM([.D37:.M3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Shingles3</text:p>
          </table:table-cell>
          <table:table-cell table:style-name="ce3" table:formula="of:=IF([.D38]=&quot;no result&quot;; 0;  IF([.E38]=&quot;no result&quot;; 0;  IF([.F38]=&quot;no result&quot;; 0;  IF([.G38]=&quot;no result&quot;; 0;  IF([.H38]=&quot;no result&quot;; 0;  IF([.I38]=&quot;no result&quot;; 0;  IF([.J38]=&quot;no result&quot;; 0;  IF([.K38]=&quot;no result&quot;; 0;  IF([.L38]=&quot;no result&quot;; 0;  IF([.M38]=&quot;no result&quot;; 0;  IF([.N38]=&quot;no result&quot;; 0; 1)))))))))))" office:value-type="boolean" office:boolean-value="false" calcext:value-type="boolean">
            <text:p>FALSCH</text:p>
          </table:table-cell>
          <table:table-cell table:style-name="ce4" table:formula="of:=SUM([.D38:.M38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NormalizedTokens</text:p>
          </table:table-cell>
          <table:table-cell table:style-name="ce3" table:formula="of:=IF([.D39]=&quot;no result&quot;; 0;  IF([.E39]=&quot;no result&quot;; 0;  IF([.F39]=&quot;no result&quot;; 0;  IF([.G39]=&quot;no result&quot;; 0;  IF([.H39]=&quot;no result&quot;; 0;  IF([.I39]=&quot;no result&quot;; 0;  IF([.J39]=&quot;no result&quot;; 0;  IF([.K39]=&quot;no result&quot;; 0;  IF([.L39]=&quot;no result&quot;; 0;  IF([.M39]=&quot;no result&quot;; 0;  IF([.N39]=&quot;no result&quot;; 0; 1)))))))))))" office:value-type="boolean" office:boolean-value="true" calcext:value-type="boolean">
            <text:p>WAHR</text:p>
          </table:table-cell>
          <table:table-cell table:style-name="ce4" table:formula="of:=SUM([.D39:.M3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eShingles2</text:p>
          </table:table-cell>
          <table:table-cell table:style-name="ce3" table:formula="of:=IF([.D40]=&quot;no result&quot;; 0;  IF([.E40]=&quot;no result&quot;; 0;  IF([.F40]=&quot;no result&quot;; 0;  IF([.G40]=&quot;no result&quot;; 0;  IF([.H40]=&quot;no result&quot;; 0;  IF([.I40]=&quot;no result&quot;; 0;  IF([.J40]=&quot;no result&quot;; 0;  IF([.K40]=&quot;no result&quot;; 0;  IF([.L40]=&quot;no result&quot;; 0;  IF([.M40]=&quot;no result&quot;; 0;  IF([.N40]=&quot;no result&quot;; 0; 1)))))))))))" office:value-type="boolean" office:boolean-value="false" calcext:value-type="boolean">
            <text:p>FALSCH</text:p>
          </table:table-cell>
          <table:table-cell table:style-name="ce4" table:formula="of:=SUM([.D40:.M40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eShingles3</text:p>
          </table:table-cell>
          <table:table-cell table:style-name="ce3" table:formula="of:=IF([.D41]=&quot;no result&quot;; 0;  IF([.E41]=&quot;no result&quot;; 0;  IF([.F41]=&quot;no result&quot;; 0;  IF([.G41]=&quot;no result&quot;; 0;  IF([.H41]=&quot;no result&quot;; 0;  IF([.I41]=&quot;no result&quot;; 0;  IF([.J41]=&quot;no result&quot;; 0;  IF([.K41]=&quot;no result&quot;; 0;  IF([.L41]=&quot;no result&quot;; 0;  IF([.M41]=&quot;no result&quot;; 0;  IF([.N41]=&quot;no result&quot;; 0; 1)))))))))))" office:value-type="boolean" office:boolean-value="false" calcext:value-type="boolean">
            <text:p>FALSCH</text:p>
          </table:table-cell>
          <table:table-cell table:style-name="ce4" table:formula="of:=SUM([.D41:.M4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Tokens</text:p>
          </table:table-cell>
          <table:table-cell table:style-name="ce3" table:formula="of:=IF([.D42]=&quot;no result&quot;; 0;  IF([.E42]=&quot;no result&quot;; 0;  IF([.F42]=&quot;no result&quot;; 0;  IF([.G42]=&quot;no result&quot;; 0;  IF([.H42]=&quot;no result&quot;; 0;  IF([.I42]=&quot;no result&quot;; 0;  IF([.J42]=&quot;no result&quot;; 0;  IF([.K42]=&quot;no result&quot;; 0;  IF([.L42]=&quot;no result&quot;; 0;  IF([.M42]=&quot;no result&quot;; 0;  IF([.N42]=&quot;no result&quot;; 0; 1)))))))))))" office:value-type="boolean" office:boolean-value="true" calcext:value-type="boolean">
            <text:p>WAHR</text:p>
          </table:table-cell>
          <table:table-cell table:style-name="ce4" table:formula="of:=SUM([.D42:.M42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eVariant2Grams</text:p>
          </table:table-cell>
          <table:table-cell table:style-name="ce3" table:formula="of:=IF([.D43]=&quot;no result&quot;; 0;  IF([.E43]=&quot;no result&quot;; 0;  IF([.F43]=&quot;no result&quot;; 0;  IF([.G43]=&quot;no result&quot;; 0;  IF([.H43]=&quot;no result&quot;; 0;  IF([.I43]=&quot;no result&quot;; 0;  IF([.J43]=&quot;no result&quot;; 0;  IF([.K43]=&quot;no result&quot;; 0;  IF([.L43]=&quot;no result&quot;; 0;  IF([.M43]=&quot;no result&quot;; 0;  IF([.N43]=&quot;no result&quot;; 0; 1)))))))))))" office:value-type="boolean" office:boolean-value="true" calcext:value-type="boolean">
            <text:p>WAHR</text:p>
          </table:table-cell>
          <table:table-cell table:style-name="ce4" table:formula="of:=SUM([.D43:.M4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3Grams</text:p>
          </table:table-cell>
          <table:table-cell table:style-name="ce3" table:formula="of:=IF([.D44]=&quot;no result&quot;; 0;  IF([.E44]=&quot;no result&quot;; 0;  IF([.F44]=&quot;no result&quot;; 0;  IF([.G44]=&quot;no result&quot;; 0;  IF([.H44]=&quot;no result&quot;; 0;  IF([.I44]=&quot;no result&quot;; 0;  IF([.J44]=&quot;no result&quot;; 0;  IF([.K44]=&quot;no result&quot;; 0;  IF([.L44]=&quot;no result&quot;; 0;  IF([.M44]=&quot;no result&quot;; 0;  IF([.N44]=&quot;no result&quot;; 0; 1)))))))))))" office:value-type="boolean" office:boolean-value="true" calcext:value-type="boolean">
            <text:p>WAHR</text:p>
          </table:table-cell>
          <table:table-cell table:style-name="ce4" table:formula="of:=SUM([.D44:.M4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4Grams</text:p>
          </table:table-cell>
          <table:table-cell table:style-name="ce3" table:formula="of:=IF([.D45]=&quot;no result&quot;; 0;  IF([.E45]=&quot;no result&quot;; 0;  IF([.F45]=&quot;no result&quot;; 0;  IF([.G45]=&quot;no result&quot;; 0;  IF([.H45]=&quot;no result&quot;; 0;  IF([.I45]=&quot;no result&quot;; 0;  IF([.J45]=&quot;no result&quot;; 0;  IF([.K45]=&quot;no result&quot;; 0;  IF([.L45]=&quot;no result&quot;; 0;  IF([.M45]=&quot;no result&quot;; 0;  IF([.N45]=&quot;no result&quot;; 0; 1)))))))))))" office:value-type="boolean" office:boolean-value="true" calcext:value-type="boolean">
            <text:p>WAHR</text:p>
          </table:table-cell>
          <table:table-cell table:style-name="ce4" table:formula="of:=SUM([.D45:.M4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5Grams</text:p>
          </table:table-cell>
          <table:table-cell table:style-name="ce3" table:formula="of:=IF([.D46]=&quot;no result&quot;; 0;  IF([.E46]=&quot;no result&quot;; 0;  IF([.F46]=&quot;no result&quot;; 0;  IF([.G46]=&quot;no result&quot;; 0;  IF([.H46]=&quot;no result&quot;; 0;  IF([.I46]=&quot;no result&quot;; 0;  IF([.J46]=&quot;no result&quot;; 0;  IF([.K46]=&quot;no result&quot;; 0;  IF([.L46]=&quot;no result&quot;; 0;  IF([.M46]=&quot;no result&quot;; 0;  IF([.N46]=&quot;no result&quot;; 0; 1)))))))))))" office:value-type="boolean" office:boolean-value="true" calcext:value-type="boolean">
            <text:p>WAHR</text:p>
          </table:table-cell>
          <table:table-cell table:style-name="ce4" table:formula="of:=SUM([.D46:.M4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2Grams</text:p>
          </table:table-cell>
          <table:table-cell table:style-name="ce3" table:formula="of:=IF([.D47]=&quot;no result&quot;; 0;  IF([.E47]=&quot;no result&quot;; 0;  IF([.F47]=&quot;no result&quot;; 0;  IF([.G47]=&quot;no result&quot;; 0;  IF([.H47]=&quot;no result&quot;; 0;  IF([.I47]=&quot;no result&quot;; 0;  IF([.J47]=&quot;no result&quot;; 0;  IF([.K47]=&quot;no result&quot;; 0;  IF([.L47]=&quot;no result&quot;; 0;  IF([.M47]=&quot;no result&quot;; 0;  IF([.N47]=&quot;no result&quot;; 0; 1)))))))))))" office:value-type="boolean" office:boolean-value="true" calcext:value-type="boolean">
            <text:p>WAHR</text:p>
          </table:table-cell>
          <table:table-cell table:style-name="ce4" table:formula="of:=SUM([.D47:.M4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3Grams</text:p>
          </table:table-cell>
          <table:table-cell table:style-name="ce3" table:formula="of:=IF([.D48]=&quot;no result&quot;; 0;  IF([.E48]=&quot;no result&quot;; 0;  IF([.F48]=&quot;no result&quot;; 0;  IF([.G48]=&quot;no result&quot;; 0;  IF([.H48]=&quot;no result&quot;; 0;  IF([.I48]=&quot;no result&quot;; 0;  IF([.J48]=&quot;no result&quot;; 0;  IF([.K48]=&quot;no result&quot;; 0;  IF([.L48]=&quot;no result&quot;; 0;  IF([.M48]=&quot;no result&quot;; 0;  IF([.N48]=&quot;no result&quot;; 0; 1)))))))))))" office:value-type="boolean" office:boolean-value="true" calcext:value-type="boolean">
            <text:p>WAHR</text:p>
          </table:table-cell>
          <table:table-cell table:style-name="ce4" table:formula="of:=SUM([.D48:.M4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4Grams</text:p>
          </table:table-cell>
          <table:table-cell table:style-name="ce3" table:formula="of:=IF([.D49]=&quot;no result&quot;; 0;  IF([.E49]=&quot;no result&quot;; 0;  IF([.F49]=&quot;no result&quot;; 0;  IF([.G49]=&quot;no result&quot;; 0;  IF([.H49]=&quot;no result&quot;; 0;  IF([.I49]=&quot;no result&quot;; 0;  IF([.J49]=&quot;no result&quot;; 0;  IF([.K49]=&quot;no result&quot;; 0;  IF([.L49]=&quot;no result&quot;; 0;  IF([.M49]=&quot;no result&quot;; 0;  IF([.N49]=&quot;no result&quot;; 0; 1)))))))))))" office:value-type="boolean" office:boolean-value="true" calcext:value-type="boolean">
            <text:p>WAHR</text:p>
          </table:table-cell>
          <table:table-cell table:style-name="ce4" table:formula="of:=SUM([.D49:.M4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5Grams</text:p>
          </table:table-cell>
          <table:table-cell table:style-name="ce3" table:formula="of:=IF([.D50]=&quot;no result&quot;; 0;  IF([.E50]=&quot;no result&quot;; 0;  IF([.F50]=&quot;no result&quot;; 0;  IF([.G50]=&quot;no result&quot;; 0;  IF([.H50]=&quot;no result&quot;; 0;  IF([.I50]=&quot;no result&quot;; 0;  IF([.J50]=&quot;no result&quot;; 0;  IF([.K50]=&quot;no result&quot;; 0;  IF([.L50]=&quot;no result&quot;; 0;  IF([.M50]=&quot;no result&quot;; 0;  IF([.N50]=&quot;no result&quot;; 0; 1)))))))))))" office:value-type="boolean" office:boolean-value="true" calcext:value-type="boolean">
            <text:p>WAHR</text:p>
          </table:table-cell>
          <table:table-cell table:style-name="ce4" table:formula="of:=SUM([.D50:.M5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2grams</text:p>
          </table:table-cell>
          <table:table-cell table:style-name="ce3" table:formula="of:=IF([.D51]=&quot;no result&quot;; 0;  IF([.E51]=&quot;no result&quot;; 0;  IF([.F51]=&quot;no result&quot;; 0;  IF([.G51]=&quot;no result&quot;; 0;  IF([.H51]=&quot;no result&quot;; 0;  IF([.I51]=&quot;no result&quot;; 0;  IF([.J51]=&quot;no result&quot;; 0;  IF([.K51]=&quot;no result&quot;; 0;  IF([.L51]=&quot;no result&quot;; 0;  IF([.M51]=&quot;no result&quot;; 0;  IF([.N51]=&quot;no result&quot;; 0; 1)))))))))))" office:value-type="boolean" office:boolean-value="true" calcext:value-type="boolean">
            <text:p>WAHR</text:p>
          </table:table-cell>
          <table:table-cell table:style-name="ce4" table:formula="of:=SUM([.D51:.M5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3grams</text:p>
          </table:table-cell>
          <table:table-cell table:style-name="ce3" table:formula="of:=IF([.D52]=&quot;no result&quot;; 0;  IF([.E52]=&quot;no result&quot;; 0;  IF([.F52]=&quot;no result&quot;; 0;  IF([.G52]=&quot;no result&quot;; 0;  IF([.H52]=&quot;no result&quot;; 0;  IF([.I52]=&quot;no result&quot;; 0;  IF([.J52]=&quot;no result&quot;; 0;  IF([.K52]=&quot;no result&quot;; 0;  IF([.L52]=&quot;no result&quot;; 0;  IF([.M52]=&quot;no result&quot;; 0;  IF([.N52]=&quot;no result&quot;; 0; 1)))))))))))" office:value-type="boolean" office:boolean-value="true" calcext:value-type="boolean">
            <text:p>WAHR</text:p>
          </table:table-cell>
          <table:table-cell table:style-name="ce4" table:formula="of:=SUM([.D52:.M5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4grams</text:p>
          </table:table-cell>
          <table:table-cell table:style-name="ce3" table:formula="of:=IF([.D53]=&quot;no result&quot;; 0;  IF([.E53]=&quot;no result&quot;; 0;  IF([.F53]=&quot;no result&quot;; 0;  IF([.G53]=&quot;no result&quot;; 0;  IF([.H53]=&quot;no result&quot;; 0;  IF([.I53]=&quot;no result&quot;; 0;  IF([.J53]=&quot;no result&quot;; 0;  IF([.K53]=&quot;no result&quot;; 0;  IF([.L53]=&quot;no result&quot;; 0;  IF([.M53]=&quot;no result&quot;; 0;  IF([.N53]=&quot;no result&quot;; 0; 1)))))))))))" office:value-type="boolean" office:boolean-value="true" calcext:value-type="boolean">
            <text:p>WAHR</text:p>
          </table:table-cell>
          <table:table-cell table:style-name="ce4" table:formula="of:=SUM([.D53:.M5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5grams</text:p>
          </table:table-cell>
          <table:table-cell table:style-name="ce3" table:formula="of:=IF([.D54]=&quot;no result&quot;; 0;  IF([.E54]=&quot;no result&quot;; 0;  IF([.F54]=&quot;no result&quot;; 0;  IF([.G54]=&quot;no result&quot;; 0;  IF([.H54]=&quot;no result&quot;; 0;  IF([.I54]=&quot;no result&quot;; 0;  IF([.J54]=&quot;no result&quot;; 0;  IF([.K54]=&quot;no result&quot;; 0;  IF([.L54]=&quot;no result&quot;; 0;  IF([.M54]=&quot;no result&quot;; 0;  IF([.N54]=&quot;no result&quot;; 0; 1)))))))))))" office:value-type="boolean" office:boolean-value="true" calcext:value-type="boolean">
            <text:p>WAHR</text:p>
          </table:table-cell>
          <table:table-cell table:style-name="ce4" table:formula="of:=SUM([.D54:.M5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Shingles2</text:p>
          </table:table-cell>
          <table:table-cell table:style-name="ce3" table:formula="of:=IF([.D55]=&quot;no result&quot;; 0;  IF([.E55]=&quot;no result&quot;; 0;  IF([.F55]=&quot;no result&quot;; 0;  IF([.G55]=&quot;no result&quot;; 0;  IF([.H55]=&quot;no result&quot;; 0;  IF([.I55]=&quot;no result&quot;; 0;  IF([.J55]=&quot;no result&quot;; 0;  IF([.K55]=&quot;no result&quot;; 0;  IF([.L55]=&quot;no result&quot;; 0;  IF([.M55]=&quot;no result&quot;; 0;  IF([.N55]=&quot;no result&quot;; 0; 1)))))))))))" office:value-type="boolean" office:boolean-value="false" calcext:value-type="boolean">
            <text:p>FALSCH</text:p>
          </table:table-cell>
          <table:table-cell table:style-name="ce4" table:formula="of:=SUM([.D55:.M5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Shingles3</text:p>
          </table:table-cell>
          <table:table-cell table:style-name="ce3" table:formula="of:=IF([.D56]=&quot;no result&quot;; 0;  IF([.E56]=&quot;no result&quot;; 0;  IF([.F56]=&quot;no result&quot;; 0;  IF([.G56]=&quot;no result&quot;; 0;  IF([.H56]=&quot;no result&quot;; 0;  IF([.I56]=&quot;no result&quot;; 0;  IF([.J56]=&quot;no result&quot;; 0;  IF([.K56]=&quot;no result&quot;; 0;  IF([.L56]=&quot;no result&quot;; 0;  IF([.M56]=&quot;no result&quot;; 0;  IF([.N56]=&quot;no result&quot;; 0; 1)))))))))))" office:value-type="boolean" office:boolean-value="false" calcext:value-type="boolean">
            <text:p>FALSCH</text:p>
          </table:table-cell>
          <table:table-cell table:style-name="ce4" table:formula="of:=SUM([.D56:.M5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VariantNormalizedTokens</text:p>
          </table:table-cell>
          <table:table-cell table:style-name="ce3" table:formula="of:=IF([.D57]=&quot;no result&quot;; 0;  IF([.E57]=&quot;no result&quot;; 0;  IF([.F57]=&quot;no result&quot;; 0;  IF([.G57]=&quot;no result&quot;; 0;  IF([.H57]=&quot;no result&quot;; 0;  IF([.I57]=&quot;no result&quot;; 0;  IF([.J57]=&quot;no result&quot;; 0;  IF([.K57]=&quot;no result&quot;; 0;  IF([.L57]=&quot;no result&quot;; 0;  IF([.M57]=&quot;no result&quot;; 0;  IF([.N57]=&quot;no result&quot;; 0; 1)))))))))))" office:value-type="boolean" office:boolean-value="true" calcext:value-type="boolean">
            <text:p>WAHR</text:p>
          </table:table-cell>
          <table:table-cell table:style-name="ce4" table:formula="of:=SUM([.D57:.M5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Shingles2</text:p>
          </table:table-cell>
          <table:table-cell table:style-name="ce3" table:formula="of:=IF([.D58]=&quot;no result&quot;; 0;  IF([.E58]=&quot;no result&quot;; 0;  IF([.F58]=&quot;no result&quot;; 0;  IF([.G58]=&quot;no result&quot;; 0;  IF([.H58]=&quot;no result&quot;; 0;  IF([.I58]=&quot;no result&quot;; 0;  IF([.J58]=&quot;no result&quot;; 0;  IF([.K58]=&quot;no result&quot;; 0;  IF([.L58]=&quot;no result&quot;; 0;  IF([.M58]=&quot;no result&quot;; 0;  IF([.N58]=&quot;no result&quot;; 0; 1)))))))))))" office:value-type="boolean" office:boolean-value="false" calcext:value-type="boolean">
            <text:p>FALSCH</text:p>
          </table:table-cell>
          <table:table-cell table:style-name="ce4" table:formula="of:=SUM([.D58:.M58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eVariantShingles3</text:p>
          </table:table-cell>
          <table:table-cell table:style-name="ce3" table:formula="of:=IF([.D59]=&quot;no result&quot;; 0;  IF([.E59]=&quot;no result&quot;; 0;  IF([.F59]=&quot;no result&quot;; 0;  IF([.G59]=&quot;no result&quot;; 0;  IF([.H59]=&quot;no result&quot;; 0;  IF([.I59]=&quot;no result&quot;; 0;  IF([.J59]=&quot;no result&quot;; 0;  IF([.K59]=&quot;no result&quot;; 0;  IF([.L59]=&quot;no result&quot;; 0;  IF([.M59]=&quot;no result&quot;; 0;  IF([.N59]=&quot;no result&quot;; 0; 1)))))))))))" office:value-type="boolean" office:boolean-value="false" calcext:value-type="boolean">
            <text:p>FALSCH</text:p>
          </table:table-cell>
          <table:table-cell table:style-name="ce4" table:formula="of:=SUM([.D59:.M5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VariantTokens</text:p>
          </table:table-cell>
          <table:table-cell table:style-name="ce3" table:formula="of:=IF([.D60]=&quot;no result&quot;; 0;  IF([.E60]=&quot;no result&quot;; 0;  IF([.F60]=&quot;no result&quot;; 0;  IF([.G60]=&quot;no result&quot;; 0;  IF([.H60]=&quot;no result&quot;; 0;  IF([.I60]=&quot;no result&quot;; 0;  IF([.J60]=&quot;no result&quot;; 0;  IF([.K60]=&quot;no result&quot;; 0;  IF([.L60]=&quot;no result&quot;; 0;  IF([.M60]=&quot;no result&quot;; 0;  IF([.N60]=&quot;no result&quot;; 0; 1)))))))))))" office:value-type="boolean" office:boolean-value="true" calcext:value-type="boolean">
            <text:p>WAHR</text:p>
          </table:table-cell>
          <table:table-cell table:style-name="ce4" table:formula="of:=SUM([.D60:.M6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2Grams</text:p>
          </table:table-cell>
          <table:table-cell table:style-name="ce3" table:formula="of:=IF([.D61]=&quot;no result&quot;; 0;  IF([.E61]=&quot;no result&quot;; 0;  IF([.F61]=&quot;no result&quot;; 0;  IF([.G61]=&quot;no result&quot;; 0;  IF([.H61]=&quot;no result&quot;; 0;  IF([.I61]=&quot;no result&quot;; 0;  IF([.J61]=&quot;no result&quot;; 0;  IF([.K61]=&quot;no result&quot;; 0;  IF([.L61]=&quot;no result&quot;; 0;  IF([.M61]=&quot;no result&quot;; 0;  IF([.N61]=&quot;no result&quot;; 0; 1)))))))))))" office:value-type="boolean" office:boolean-value="true" calcext:value-type="boolean">
            <text:p>WAHR</text:p>
          </table:table-cell>
          <table:table-cell table:style-name="ce4" table:formula="of:=SUM([.D61:.M61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3Grams</text:p>
          </table:table-cell>
          <table:table-cell table:style-name="ce3" table:formula="of:=IF([.D62]=&quot;no result&quot;; 0;  IF([.E62]=&quot;no result&quot;; 0;  IF([.F62]=&quot;no result&quot;; 0;  IF([.G62]=&quot;no result&quot;; 0;  IF([.H62]=&quot;no result&quot;; 0;  IF([.I62]=&quot;no result&quot;; 0;  IF([.J62]=&quot;no result&quot;; 0;  IF([.K62]=&quot;no result&quot;; 0;  IF([.L62]=&quot;no result&quot;; 0;  IF([.M62]=&quot;no result&quot;; 0;  IF([.N62]=&quot;no result&quot;; 0; 1)))))))))))" office:value-type="boolean" office:boolean-value="true" calcext:value-type="boolean">
            <text:p>WAHR</text:p>
          </table:table-cell>
          <table:table-cell table:style-name="ce4" table:formula="of:=SUM([.D62:.M6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4Grams</text:p>
          </table:table-cell>
          <table:table-cell table:style-name="ce3" table:formula="of:=IF([.D63]=&quot;no result&quot;; 0;  IF([.E63]=&quot;no result&quot;; 0;  IF([.F63]=&quot;no result&quot;; 0;  IF([.G63]=&quot;no result&quot;; 0;  IF([.H63]=&quot;no result&quot;; 0;  IF([.I63]=&quot;no result&quot;; 0;  IF([.J63]=&quot;no result&quot;; 0;  IF([.K63]=&quot;no result&quot;; 0;  IF([.L63]=&quot;no result&quot;; 0;  IF([.M63]=&quot;no result&quot;; 0;  IF([.N63]=&quot;no result&quot;; 0; 1)))))))))))" office:value-type="boolean" office:boolean-value="true" calcext:value-type="boolean">
            <text:p>WAHR</text:p>
          </table:table-cell>
          <table:table-cell table:style-name="ce4" table:formula="of:=SUM([.D63:.M63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5Grams</text:p>
          </table:table-cell>
          <table:table-cell table:style-name="ce3" table:formula="of:=IF([.D64]=&quot;no result&quot;; 0;  IF([.E64]=&quot;no result&quot;; 0;  IF([.F64]=&quot;no result&quot;; 0;  IF([.G64]=&quot;no result&quot;; 0;  IF([.H64]=&quot;no result&quot;; 0;  IF([.I64]=&quot;no result&quot;; 0;  IF([.J64]=&quot;no result&quot;; 0;  IF([.K64]=&quot;no result&quot;; 0;  IF([.L64]=&quot;no result&quot;; 0;  IF([.M64]=&quot;no result&quot;; 0;  IF([.N64]=&quot;no result&quot;; 0; 1)))))))))))" office:value-type="boolean" office:boolean-value="true" calcext:value-type="boolean">
            <text:p>WAHR</text:p>
          </table:table-cell>
          <table:table-cell table:style-name="ce4" table:formula="of:=SUM([.D64:.M64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2Grams</text:p>
          </table:table-cell>
          <table:table-cell table:style-name="ce3" table:formula="of:=IF([.D65]=&quot;no result&quot;; 0;  IF([.E65]=&quot;no result&quot;; 0;  IF([.F65]=&quot;no result&quot;; 0;  IF([.G65]=&quot;no result&quot;; 0;  IF([.H65]=&quot;no result&quot;; 0;  IF([.I65]=&quot;no result&quot;; 0;  IF([.J65]=&quot;no result&quot;; 0;  IF([.K65]=&quot;no result&quot;; 0;  IF([.L65]=&quot;no result&quot;; 0;  IF([.M65]=&quot;no result&quot;; 0;  IF([.N65]=&quot;no result&quot;; 0; 1)))))))))))" office:value-type="boolean" office:boolean-value="true" calcext:value-type="boolean">
            <text:p>WAHR</text:p>
          </table:table-cell>
          <table:table-cell table:style-name="ce4" table:formula="of:=SUM([.D65:.M65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3Grams</text:p>
          </table:table-cell>
          <table:table-cell table:style-name="ce3" table:formula="of:=IF([.D66]=&quot;no result&quot;; 0;  IF([.E66]=&quot;no result&quot;; 0;  IF([.F66]=&quot;no result&quot;; 0;  IF([.G66]=&quot;no result&quot;; 0;  IF([.H66]=&quot;no result&quot;; 0;  IF([.I66]=&quot;no result&quot;; 0;  IF([.J66]=&quot;no result&quot;; 0;  IF([.K66]=&quot;no result&quot;; 0;  IF([.L66]=&quot;no result&quot;; 0;  IF([.M66]=&quot;no result&quot;; 0;  IF([.N66]=&quot;no result&quot;; 0; 1)))))))))))" office:value-type="boolean" office:boolean-value="true" calcext:value-type="boolean">
            <text:p>WAHR</text:p>
          </table:table-cell>
          <table:table-cell table:style-name="ce4" table:formula="of:=SUM([.D66:.M66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4Grams</text:p>
          </table:table-cell>
          <table:table-cell table:style-name="ce3" table:formula="of:=IF([.D67]=&quot;no result&quot;; 0;  IF([.E67]=&quot;no result&quot;; 0;  IF([.F67]=&quot;no result&quot;; 0;  IF([.G67]=&quot;no result&quot;; 0;  IF([.H67]=&quot;no result&quot;; 0;  IF([.I67]=&quot;no result&quot;; 0;  IF([.J67]=&quot;no result&quot;; 0;  IF([.K67]=&quot;no result&quot;; 0;  IF([.L67]=&quot;no result&quot;; 0;  IF([.M67]=&quot;no result&quot;; 0;  IF([.N67]=&quot;no result&quot;; 0; 1)))))))))))" office:value-type="boolean" office:boolean-value="true" calcext:value-type="boolean">
            <text:p>WAHR</text:p>
          </table:table-cell>
          <table:table-cell table:style-name="ce4" table:formula="of:=SUM([.D67:.M67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5Grams</text:p>
          </table:table-cell>
          <table:table-cell table:style-name="ce3" table:formula="of:=IF([.D68]=&quot;no result&quot;; 0;  IF([.E68]=&quot;no result&quot;; 0;  IF([.F68]=&quot;no result&quot;; 0;  IF([.G68]=&quot;no result&quot;; 0;  IF([.H68]=&quot;no result&quot;; 0;  IF([.I68]=&quot;no result&quot;; 0;  IF([.J68]=&quot;no result&quot;; 0;  IF([.K68]=&quot;no result&quot;; 0;  IF([.L68]=&quot;no result&quot;; 0;  IF([.M68]=&quot;no result&quot;; 0;  IF([.N68]=&quot;no result&quot;; 0; 1)))))))))))" office:value-type="boolean" office:boolean-value="true" calcext:value-type="boolean">
            <text:p>WAHR</text:p>
          </table:table-cell>
          <table:table-cell table:style-name="ce4" table:formula="of:=SUM([.D68:.M68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2grams</text:p>
          </table:table-cell>
          <table:table-cell table:style-name="ce3" table:formula="of:=IF([.D69]=&quot;no result&quot;; 0;  IF([.E69]=&quot;no result&quot;; 0;  IF([.F69]=&quot;no result&quot;; 0;  IF([.G69]=&quot;no result&quot;; 0;  IF([.H69]=&quot;no result&quot;; 0;  IF([.I69]=&quot;no result&quot;; 0;  IF([.J69]=&quot;no result&quot;; 0;  IF([.K69]=&quot;no result&quot;; 0;  IF([.L69]=&quot;no result&quot;; 0;  IF([.M69]=&quot;no result&quot;; 0;  IF([.N69]=&quot;no result&quot;; 0; 1)))))))))))" office:value-type="boolean" office:boolean-value="true" calcext:value-type="boolean">
            <text:p>WAHR</text:p>
          </table:table-cell>
          <table:table-cell table:style-name="ce4" table:formula="of:=SUM([.D69:.M69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3grams</text:p>
          </table:table-cell>
          <table:table-cell table:style-name="ce3" table:formula="of:=IF([.D70]=&quot;no result&quot;; 0;  IF([.E70]=&quot;no result&quot;; 0;  IF([.F70]=&quot;no result&quot;; 0;  IF([.G70]=&quot;no result&quot;; 0;  IF([.H70]=&quot;no result&quot;; 0;  IF([.I70]=&quot;no result&quot;; 0;  IF([.J70]=&quot;no result&quot;; 0;  IF([.K70]=&quot;no result&quot;; 0;  IF([.L70]=&quot;no result&quot;; 0;  IF([.M70]=&quot;no result&quot;; 0;  IF([.N70]=&quot;no result&quot;; 0; 1)))))))))))" office:value-type="boolean" office:boolean-value="true" calcext:value-type="boolean">
            <text:p>WAHR</text:p>
          </table:table-cell>
          <table:table-cell table:style-name="ce4" table:formula="of:=SUM([.D70:.M70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4grams</text:p>
          </table:table-cell>
          <table:table-cell table:style-name="ce3" table:formula="of:=IF([.D71]=&quot;no result&quot;; 0;  IF([.E71]=&quot;no result&quot;; 0;  IF([.F71]=&quot;no result&quot;; 0;  IF([.G71]=&quot;no result&quot;; 0;  IF([.H71]=&quot;no result&quot;; 0;  IF([.I71]=&quot;no result&quot;; 0;  IF([.J71]=&quot;no result&quot;; 0;  IF([.K71]=&quot;no result&quot;; 0;  IF([.L71]=&quot;no result&quot;; 0;  IF([.M71]=&quot;no result&quot;; 0;  IF([.N71]=&quot;no result&quot;; 0; 1)))))))))))" office:value-type="boolean" office:boolean-value="true" calcext:value-type="boolean">
            <text:p>WAHR</text:p>
          </table:table-cell>
          <table:table-cell table:style-name="ce4" table:formula="of:=SUM([.D71:.M71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5grams</text:p>
          </table:table-cell>
          <table:table-cell table:style-name="ce3" table:formula="of:=IF([.D72]=&quot;no result&quot;; 0;  IF([.E72]=&quot;no result&quot;; 0;  IF([.F72]=&quot;no result&quot;; 0;  IF([.G72]=&quot;no result&quot;; 0;  IF([.H72]=&quot;no result&quot;; 0;  IF([.I72]=&quot;no result&quot;; 0;  IF([.J72]=&quot;no result&quot;; 0;  IF([.K72]=&quot;no result&quot;; 0;  IF([.L72]=&quot;no result&quot;; 0;  IF([.M72]=&quot;no result&quot;; 0;  IF([.N72]=&quot;no result&quot;; 0; 1)))))))))))" office:value-type="boolean" office:boolean-value="true" calcext:value-type="boolean">
            <text:p>WAHR</text:p>
          </table:table-cell>
          <table:table-cell table:style-name="ce4" table:formula="of:=SUM([.D72:.M72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Shingles2</text:p>
          </table:table-cell>
          <table:table-cell table:style-name="ce3" table:formula="of:=IF([.D73]=&quot;no result&quot;; 0;  IF([.E73]=&quot;no result&quot;; 0;  IF([.F73]=&quot;no result&quot;; 0;  IF([.G73]=&quot;no result&quot;; 0;  IF([.H73]=&quot;no result&quot;; 0;  IF([.I73]=&quot;no result&quot;; 0;  IF([.J73]=&quot;no result&quot;; 0;  IF([.K73]=&quot;no result&quot;; 0;  IF([.L73]=&quot;no result&quot;; 0;  IF([.M73]=&quot;no result&quot;; 0;  IF([.N73]=&quot;no result&quot;; 0; 1)))))))))))" office:value-type="boolean" office:boolean-value="false" calcext:value-type="boolean">
            <text:p>FALSCH</text:p>
          </table:table-cell>
          <table:table-cell table:style-name="ce4" table:formula="of:=SUM([.D73:.M73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Shingles3</text:p>
          </table:table-cell>
          <table:table-cell table:style-name="ce3" table:formula="of:=IF([.D74]=&quot;no result&quot;; 0;  IF([.E74]=&quot;no result&quot;; 0;  IF([.F74]=&quot;no result&quot;; 0;  IF([.G74]=&quot;no result&quot;; 0;  IF([.H74]=&quot;no result&quot;; 0;  IF([.I74]=&quot;no result&quot;; 0;  IF([.J74]=&quot;no result&quot;; 0;  IF([.K74]=&quot;no result&quot;; 0;  IF([.L74]=&quot;no result&quot;; 0;  IF([.M74]=&quot;no result&quot;; 0;  IF([.N74]=&quot;no result&quot;; 0; 1)))))))))))" office:value-type="boolean" office:boolean-value="false" calcext:value-type="boolean">
            <text:p>FALSCH</text:p>
          </table:table-cell>
          <table:table-cell table:style-name="ce4" table:formula="of:=SUM([.D74:.M74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jaccardNormalizedTokens</text:p>
          </table:table-cell>
          <table:table-cell table:style-name="ce3" table:formula="of:=IF([.D75]=&quot;no result&quot;; 0;  IF([.E75]=&quot;no result&quot;; 0;  IF([.F75]=&quot;no result&quot;; 0;  IF([.G75]=&quot;no result&quot;; 0;  IF([.H75]=&quot;no result&quot;; 0;  IF([.I75]=&quot;no result&quot;; 0;  IF([.J75]=&quot;no result&quot;; 0;  IF([.K75]=&quot;no result&quot;; 0;  IF([.L75]=&quot;no result&quot;; 0;  IF([.M75]=&quot;no result&quot;; 0;  IF([.N75]=&quot;no result&quot;; 0; 1)))))))))))" office:value-type="boolean" office:boolean-value="true" calcext:value-type="boolean">
            <text:p>WAHR</text:p>
          </table:table-cell>
          <table:table-cell table:style-name="ce4" table:formula="of:=SUM([.D75:.M75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Shingles2</text:p>
          </table:table-cell>
          <table:table-cell table:style-name="ce3" table:formula="of:=IF([.D76]=&quot;no result&quot;; 0;  IF([.E76]=&quot;no result&quot;; 0;  IF([.F76]=&quot;no result&quot;; 0;  IF([.G76]=&quot;no result&quot;; 0;  IF([.H76]=&quot;no result&quot;; 0;  IF([.I76]=&quot;no result&quot;; 0;  IF([.J76]=&quot;no result&quot;; 0;  IF([.K76]=&quot;no result&quot;; 0;  IF([.L76]=&quot;no result&quot;; 0;  IF([.M76]=&quot;no result&quot;; 0;  IF([.N76]=&quot;no result&quot;; 0; 1)))))))))))" office:value-type="boolean" office:boolean-value="false" calcext:value-type="boolean">
            <text:p>FALSCH</text:p>
          </table:table-cell>
          <table:table-cell table:style-name="ce4" table:formula="of:=SUM([.D76:.M76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ccardShingles3</text:p>
          </table:table-cell>
          <table:table-cell table:style-name="ce3" table:formula="of:=IF([.D77]=&quot;no result&quot;; 0;  IF([.E77]=&quot;no result&quot;; 0;  IF([.F77]=&quot;no result&quot;; 0;  IF([.G77]=&quot;no result&quot;; 0;  IF([.H77]=&quot;no result&quot;; 0;  IF([.I77]=&quot;no result&quot;; 0;  IF([.J77]=&quot;no result&quot;; 0;  IF([.K77]=&quot;no result&quot;; 0;  IF([.L77]=&quot;no result&quot;; 0;  IF([.M77]=&quot;no result&quot;; 0;  IF([.N77]=&quot;no result&quot;; 0; 1)))))))))))" office:value-type="boolean" office:boolean-value="false" calcext:value-type="boolean">
            <text:p>FALSCH</text:p>
          </table:table-cell>
          <table:table-cell table:style-name="ce4" table:formula="of:=SUM([.D77:.M77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jaccardTokens</text:p>
          </table:table-cell>
          <table:table-cell table:style-name="ce3" table:formula="of:=IF([.D78]=&quot;no result&quot;; 0;  IF([.E78]=&quot;no result&quot;; 0;  IF([.F78]=&quot;no result&quot;; 0;  IF([.G78]=&quot;no result&quot;; 0;  IF([.H78]=&quot;no result&quot;; 0;  IF([.I78]=&quot;no result&quot;; 0;  IF([.J78]=&quot;no result&quot;; 0;  IF([.K78]=&quot;no result&quot;; 0;  IF([.L78]=&quot;no result&quot;; 0;  IF([.M78]=&quot;no result&quot;; 0;  IF([.N78]=&quot;no result&quot;; 0; 1)))))))))))" office:value-type="boolean" office:boolean-value="true" calcext:value-type="boolean">
            <text:p>WAHR</text:p>
          </table:table-cell>
          <table:table-cell table:style-name="ce4" table:formula="of:=SUM([.D78:.M78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venshteinNormalized</text:p>
          </table:table-cell>
          <table:table-cell table:style-name="ce3" table:formula="of:=IF([.D79]=&quot;no result&quot;; 0;  IF([.E79]=&quot;no result&quot;; 0;  IF([.F79]=&quot;no result&quot;; 0;  IF([.G79]=&quot;no result&quot;; 0;  IF([.H79]=&quot;no result&quot;; 0;  IF([.I79]=&quot;no result&quot;; 0;  IF([.J79]=&quot;no result&quot;; 0;  IF([.K79]=&quot;no result&quot;; 0;  IF([.L79]=&quot;no result&quot;; 0;  IF([.M79]=&quot;no result&quot;; 0;  IF([.N79]=&quot;no result&quot;; 0; 1)))))))))))" office:value-type="boolean" office:boolean-value="true" calcext:value-type="boolean">
            <text:p>WAHR</text:p>
          </table:table-cell>
          <table:table-cell table:style-name="ce4" table:formula="of:=SUM([.D79:.M7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enshteinStandard</text:p>
          </table:table-cell>
          <table:table-cell table:style-name="ce3" table:formula="of:=IF([.D80]=&quot;no result&quot;; 0;  IF([.E80]=&quot;no result&quot;; 0;  IF([.F80]=&quot;no result&quot;; 0;  IF([.G80]=&quot;no result&quot;; 0;  IF([.H80]=&quot;no result&quot;; 0;  IF([.I80]=&quot;no result&quot;; 0;  IF([.J80]=&quot;no result&quot;; 0;  IF([.K80]=&quot;no result&quot;; 0;  IF([.L80]=&quot;no result&quot;; 0;  IF([.M80]=&quot;no result&quot;; 0;  IF([.N80]=&quot;no result&quot;; 0; 1)))))))))))" office:value-type="boolean" office:boolean-value="true" calcext:value-type="boolean">
            <text:p>WAHR</text:p>
          </table:table-cell>
          <table:table-cell table:style-name="ce4" table:formula="of:=SUM([.D80:.M80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2GramFingerprint</text:p>
          </table:table-cell>
          <table:table-cell table:style-name="ce3" table:formula="of:=IF([.D81]=&quot;no result&quot;; 0;  IF([.E81]=&quot;no result&quot;; 0;  IF([.F81]=&quot;no result&quot;; 0;  IF([.G81]=&quot;no result&quot;; 0;  IF([.H81]=&quot;no result&quot;; 0;  IF([.I81]=&quot;no result&quot;; 0;  IF([.J81]=&quot;no result&quot;; 0;  IF([.K81]=&quot;no result&quot;; 0;  IF([.L81]=&quot;no result&quot;; 0;  IF([.M81]=&quot;no result&quot;; 0;  IF([.N81]=&quot;no result&quot;; 0; 1)))))))))))" office:value-type="boolean" office:boolean-value="true" calcext:value-type="boolean">
            <text:p>WAHR</text:p>
          </table:table-cell>
          <table:table-cell table:style-name="ce4" table:formula="of:=SUM([.D81:.M8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estCommonSubsequence2GramFingerprintNormalized</text:p>
          </table:table-cell>
          <table:table-cell table:style-name="ce3" table:formula="of:=IF([.D82]=&quot;no result&quot;; 0;  IF([.E82]=&quot;no result&quot;; 0;  IF([.F82]=&quot;no result&quot;; 0;  IF([.G82]=&quot;no result&quot;; 0;  IF([.H82]=&quot;no result&quot;; 0;  IF([.I82]=&quot;no result&quot;; 0;  IF([.J82]=&quot;no result&quot;; 0;  IF([.K82]=&quot;no result&quot;; 0;  IF([.L82]=&quot;no result&quot;; 0;  IF([.M82]=&quot;no result&quot;; 0;  IF([.N82]=&quot;no result&quot;; 0; 1)))))))))))" office:value-type="boolean" office:boolean-value="true" calcext:value-type="boolean">
            <text:p>WAHR</text:p>
          </table:table-cell>
          <table:table-cell table:style-name="ce4" table:formula="of:=SUM([.D82:.M82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3GramFingerprint</text:p>
          </table:table-cell>
          <table:table-cell table:style-name="ce3" table:formula="of:=IF([.D83]=&quot;no result&quot;; 0;  IF([.E83]=&quot;no result&quot;; 0;  IF([.F83]=&quot;no result&quot;; 0;  IF([.G83]=&quot;no result&quot;; 0;  IF([.H83]=&quot;no result&quot;; 0;  IF([.I83]=&quot;no result&quot;; 0;  IF([.J83]=&quot;no result&quot;; 0;  IF([.K83]=&quot;no result&quot;; 0;  IF([.L83]=&quot;no result&quot;; 0;  IF([.M83]=&quot;no result&quot;; 0;  IF([.N83]=&quot;no result&quot;; 0; 1)))))))))))" office:value-type="boolean" office:boolean-value="true" calcext:value-type="boolean">
            <text:p>WAHR</text:p>
          </table:table-cell>
          <table:table-cell table:style-name="ce4" table:formula="of:=SUM([.D83:.M83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estCommonSubsequence3GramFingerprintNormalized</text:p>
          </table:table-cell>
          <table:table-cell table:style-name="ce3" table:formula="of:=IF([.D84]=&quot;no result&quot;; 0;  IF([.E84]=&quot;no result&quot;; 0;  IF([.F84]=&quot;no result&quot;; 0;  IF([.G84]=&quot;no result&quot;; 0;  IF([.H84]=&quot;no result&quot;; 0;  IF([.I84]=&quot;no result&quot;; 0;  IF([.J84]=&quot;no result&quot;; 0;  IF([.K84]=&quot;no result&quot;; 0;  IF([.L84]=&quot;no result&quot;; 0;  IF([.M84]=&quot;no result&quot;; 0;  IF([.N84]=&quot;no result&quot;; 0; 1)))))))))))" office:value-type="boolean" office:boolean-value="true" calcext:value-type="boolean">
            <text:p>WAHR</text:p>
          </table:table-cell>
          <table:table-cell table:style-name="ce4" table:formula="of:=SUM([.D84:.M84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4GramFingerprint</text:p>
          </table:table-cell>
          <table:table-cell table:style-name="ce3" table:formula="of:=IF([.D85]=&quot;no result&quot;; 0;  IF([.E85]=&quot;no result&quot;; 0;  IF([.F85]=&quot;no result&quot;; 0;  IF([.G85]=&quot;no result&quot;; 0;  IF([.H85]=&quot;no result&quot;; 0;  IF([.I85]=&quot;no result&quot;; 0;  IF([.J85]=&quot;no result&quot;; 0;  IF([.K85]=&quot;no result&quot;; 0;  IF([.L85]=&quot;no result&quot;; 0;  IF([.M85]=&quot;no result&quot;; 0;  IF([.N85]=&quot;no result&quot;; 0; 1)))))))))))" office:value-type="boolean" office:boolean-value="true" calcext:value-type="boolean">
            <text:p>WAHR</text:p>
          </table:table-cell>
          <table:table-cell table:style-name="ce4" table:formula="of:=SUM([.D85:.M85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estCommonSubsequence4GramFingerprintNormalized</text:p>
          </table:table-cell>
          <table:table-cell table:style-name="ce3" table:formula="of:=IF([.D86]=&quot;no result&quot;; 0;  IF([.E86]=&quot;no result&quot;; 0;  IF([.F86]=&quot;no result&quot;; 0;  IF([.G86]=&quot;no result&quot;; 0;  IF([.H86]=&quot;no result&quot;; 0;  IF([.I86]=&quot;no result&quot;; 0;  IF([.J86]=&quot;no result&quot;; 0;  IF([.K86]=&quot;no result&quot;; 0;  IF([.L86]=&quot;no result&quot;; 0;  IF([.M86]=&quot;no result&quot;; 0;  IF([.N86]=&quot;no result&quot;; 0; 1)))))))))))" office:value-type="boolean" office:boolean-value="true" calcext:value-type="boolean">
            <text:p>WAHR</text:p>
          </table:table-cell>
          <table:table-cell table:style-name="ce4" table:formula="of:=SUM([.D86:.M86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5GramFingerprint</text:p>
          </table:table-cell>
          <table:table-cell table:style-name="ce3" table:formula="of:=IF([.D87]=&quot;no result&quot;; 0;  IF([.E87]=&quot;no result&quot;; 0;  IF([.F87]=&quot;no result&quot;; 0;  IF([.G87]=&quot;no result&quot;; 0;  IF([.H87]=&quot;no result&quot;; 0;  IF([.I87]=&quot;no result&quot;; 0;  IF([.J87]=&quot;no result&quot;; 0;  IF([.K87]=&quot;no result&quot;; 0;  IF([.L87]=&quot;no result&quot;; 0;  IF([.M87]=&quot;no result&quot;; 0;  IF([.N87]=&quot;no result&quot;; 0; 1)))))))))))" office:value-type="boolean" office:boolean-value="true" calcext:value-type="boolean">
            <text:p>WAHR</text:p>
          </table:table-cell>
          <table:table-cell table:style-name="ce4" table:formula="of:=SUM([.D87:.M87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estCommonSubsequence5GramFingerprintNormalized</text:p>
          </table:table-cell>
          <table:table-cell table:style-name="ce3" table:formula="of:=IF([.D88]=&quot;no result&quot;; 0;  IF([.E88]=&quot;no result&quot;; 0;  IF([.F88]=&quot;no result&quot;; 0;  IF([.G88]=&quot;no result&quot;; 0;  IF([.H88]=&quot;no result&quot;; 0;  IF([.I88]=&quot;no result&quot;; 0;  IF([.J88]=&quot;no result&quot;; 0;  IF([.K88]=&quot;no result&quot;; 0;  IF([.L88]=&quot;no result&quot;; 0;  IF([.M88]=&quot;no result&quot;; 0;  IF([.N88]=&quot;no result&quot;; 0; 1)))))))))))" office:value-type="boolean" office:boolean-value="true" calcext:value-type="boolean">
            <text:p>WAHR</text:p>
          </table:table-cell>
          <table:table-cell table:style-name="ce4" table:formula="of:=SUM([.D88:.M88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Normalized</text:p>
          </table:table-cell>
          <table:table-cell table:style-name="ce3" table:formula="of:=IF([.D89]=&quot;no result&quot;; 0;  IF([.E89]=&quot;no result&quot;; 0;  IF([.F89]=&quot;no result&quot;; 0;  IF([.G89]=&quot;no result&quot;; 0;  IF([.H89]=&quot;no result&quot;; 0;  IF([.I89]=&quot;no result&quot;; 0;  IF([.J89]=&quot;no result&quot;; 0;  IF([.K89]=&quot;no result&quot;; 0;  IF([.L89]=&quot;no result&quot;; 0;  IF([.M89]=&quot;no result&quot;; 0;  IF([.N89]=&quot;no result&quot;; 0; 1)))))))))))" office:value-type="boolean" office:boolean-value="true" calcext:value-type="boolean">
            <text:p>WAHR</text:p>
          </table:table-cell>
          <table:table-cell table:style-name="ce4" table:formula="of:=SUM([.D89:.M8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2Fingerprint</text:p>
          </table:table-cell>
          <table:table-cell table:style-name="ce3" table:formula="of:=IF([.D90]=&quot;no result&quot;; 0;  IF([.E90]=&quot;no result&quot;; 0;  IF([.F90]=&quot;no result&quot;; 0;  IF([.G90]=&quot;no result&quot;; 0;  IF([.H90]=&quot;no result&quot;; 0;  IF([.I90]=&quot;no result&quot;; 0;  IF([.J90]=&quot;no result&quot;; 0;  IF([.K90]=&quot;no result&quot;; 0;  IF([.L90]=&quot;no result&quot;; 0;  IF([.M90]=&quot;no result&quot;; 0;  IF([.N90]=&quot;no result&quot;; 0; 1)))))))))))" office:value-type="boolean" office:boolean-value="false" calcext:value-type="boolean">
            <text:p>FALSCH</text:p>
          </table:table-cell>
          <table:table-cell table:style-name="ce4" table:formula="of:=SUM([.D90:.M90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estCommonSubsequenceShingle2FingerprintNormalized</text:p>
          </table:table-cell>
          <table:table-cell table:style-name="ce3" table:formula="of:=IF([.D91]=&quot;no result&quot;; 0;  IF([.E91]=&quot;no result&quot;; 0;  IF([.F91]=&quot;no result&quot;; 0;  IF([.G91]=&quot;no result&quot;; 0;  IF([.H91]=&quot;no result&quot;; 0;  IF([.I91]=&quot;no result&quot;; 0;  IF([.J91]=&quot;no result&quot;; 0;  IF([.K91]=&quot;no result&quot;; 0;  IF([.L91]=&quot;no result&quot;; 0;  IF([.M91]=&quot;no result&quot;; 0;  IF([.N91]=&quot;no result&quot;; 0; 1)))))))))))" office:value-type="boolean" office:boolean-value="false" calcext:value-type="boolean">
            <text:p>FALSCH</text:p>
          </table:table-cell>
          <table:table-cell table:style-name="ce4" table:formula="of:=SUM([.D91:.M91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3Fingerprint</text:p>
          </table:table-cell>
          <table:table-cell table:style-name="ce3" table:formula="of:=IF([.D92]=&quot;no result&quot;; 0;  IF([.E92]=&quot;no result&quot;; 0;  IF([.F92]=&quot;no result&quot;; 0;  IF([.G92]=&quot;no result&quot;; 0;  IF([.H92]=&quot;no result&quot;; 0;  IF([.I92]=&quot;no result&quot;; 0;  IF([.J92]=&quot;no result&quot;; 0;  IF([.K92]=&quot;no result&quot;; 0;  IF([.L92]=&quot;no result&quot;; 0;  IF([.M92]=&quot;no result&quot;; 0;  IF([.N92]=&quot;no result&quot;; 0; 1)))))))))))" office:value-type="boolean" office:boolean-value="false" calcext:value-type="boolean">
            <text:p>FALSCH</text:p>
          </table:table-cell>
          <table:table-cell table:style-name="ce4" table:formula="of:=SUM([.D92:.M9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longestCommonSubsequenceShingle3FingerprintNormalized</text:p>
          </table:table-cell>
          <table:table-cell table:style-name="ce3" table:formula="of:=IF([.D93]=&quot;no result&quot;; 0;  IF([.E93]=&quot;no result&quot;; 0;  IF([.F93]=&quot;no result&quot;; 0;  IF([.G93]=&quot;no result&quot;; 0;  IF([.H93]=&quot;no result&quot;; 0;  IF([.I93]=&quot;no result&quot;; 0;  IF([.J93]=&quot;no result&quot;; 0;  IF([.K93]=&quot;no result&quot;; 0;  IF([.L93]=&quot;no result&quot;; 0;  IF([.M93]=&quot;no result&quot;; 0;  IF([.N93]=&quot;no result&quot;; 0; 1)))))))))))" office:value-type="boolean" office:boolean-value="false" calcext:value-type="boolean">
            <text:p>FALSCH</text:p>
          </table:table-cell>
          <table:table-cell table:style-name="ce4" table:formula="of:=SUM([.D93:.M93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longestCommonSubsequenceStandard</text:p>
          </table:table-cell>
          <table:table-cell table:style-name="ce3" table:formula="of:=IF([.D94]=&quot;no result&quot;; 0;  IF([.E94]=&quot;no result&quot;; 0;  IF([.F94]=&quot;no result&quot;; 0;  IF([.G94]=&quot;no result&quot;; 0;  IF([.H94]=&quot;no result&quot;; 0;  IF([.I94]=&quot;no result&quot;; 0;  IF([.J94]=&quot;no result&quot;; 0;  IF([.K94]=&quot;no result&quot;; 0;  IF([.L94]=&quot;no result&quot;; 0;  IF([.M94]=&quot;no result&quot;; 0;  IF([.N94]=&quot;no result&quot;; 0; 1)))))))))))" office:value-type="boolean" office:boolean-value="true" calcext:value-type="boolean">
            <text:p>WAHR</text:p>
          </table:table-cell>
          <table:table-cell table:style-name="ce4" table:formula="of:=SUM([.D94:.M94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2Grams</text:p>
          </table:table-cell>
          <table:table-cell table:style-name="ce3" table:formula="of:=IF([.D95]=&quot;no result&quot;; 0;  IF([.E95]=&quot;no result&quot;; 0;  IF([.F95]=&quot;no result&quot;; 0;  IF([.G95]=&quot;no result&quot;; 0;  IF([.H95]=&quot;no result&quot;; 0;  IF([.I95]=&quot;no result&quot;; 0;  IF([.J95]=&quot;no result&quot;; 0;  IF([.K95]=&quot;no result&quot;; 0;  IF([.L95]=&quot;no result&quot;; 0;  IF([.M95]=&quot;no result&quot;; 0;  IF([.N95]=&quot;no result&quot;; 0; 1)))))))))))" office:value-type="boolean" office:boolean-value="true" calcext:value-type="boolean">
            <text:p>WAHR</text:p>
          </table:table-cell>
          <table:table-cell table:style-name="ce4" table:formula="of:=SUM([.D95:.M95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3Grams</text:p>
          </table:table-cell>
          <table:table-cell table:style-name="ce3" table:formula="of:=IF([.D96]=&quot;no result&quot;; 0;  IF([.E96]=&quot;no result&quot;; 0;  IF([.F96]=&quot;no result&quot;; 0;  IF([.G96]=&quot;no result&quot;; 0;  IF([.H96]=&quot;no result&quot;; 0;  IF([.I96]=&quot;no result&quot;; 0;  IF([.J96]=&quot;no result&quot;; 0;  IF([.K96]=&quot;no result&quot;; 0;  IF([.L96]=&quot;no result&quot;; 0;  IF([.M96]=&quot;no result&quot;; 0;  IF([.N96]=&quot;no result&quot;; 0; 1)))))))))))" office:value-type="boolean" office:boolean-value="true" calcext:value-type="boolean">
            <text:p>WAHR</text:p>
          </table:table-cell>
          <table:table-cell table:style-name="ce4" table:formula="of:=SUM([.D96:.M96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4Grams</text:p>
          </table:table-cell>
          <table:table-cell table:style-name="ce3" table:formula="of:=IF([.D97]=&quot;no result&quot;; 0;  IF([.E97]=&quot;no result&quot;; 0;  IF([.F97]=&quot;no result&quot;; 0;  IF([.G97]=&quot;no result&quot;; 0;  IF([.H97]=&quot;no result&quot;; 0;  IF([.I97]=&quot;no result&quot;; 0;  IF([.J97]=&quot;no result&quot;; 0;  IF([.K97]=&quot;no result&quot;; 0;  IF([.L97]=&quot;no result&quot;; 0;  IF([.M97]=&quot;no result&quot;; 0;  IF([.N97]=&quot;no result&quot;; 0; 1)))))))))))" office:value-type="boolean" office:boolean-value="true" calcext:value-type="boolean">
            <text:p>WAHR</text:p>
          </table:table-cell>
          <table:table-cell table:style-name="ce4" table:formula="of:=SUM([.D97:.M97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5Grams</text:p>
          </table:table-cell>
          <table:table-cell table:style-name="ce3" table:formula="of:=IF([.D98]=&quot;no result&quot;; 0;  IF([.E98]=&quot;no result&quot;; 0;  IF([.F98]=&quot;no result&quot;; 0;  IF([.G98]=&quot;no result&quot;; 0;  IF([.H98]=&quot;no result&quot;; 0;  IF([.I98]=&quot;no result&quot;; 0;  IF([.J98]=&quot;no result&quot;; 0;  IF([.K98]=&quot;no result&quot;; 0;  IF([.L98]=&quot;no result&quot;; 0;  IF([.M98]=&quot;no result&quot;; 0;  IF([.N98]=&quot;no result&quot;; 0; 1)))))))))))" office:value-type="boolean" office:boolean-value="true" calcext:value-type="boolean">
            <text:p>WAHR</text:p>
          </table:table-cell>
          <table:table-cell table:style-name="ce4" table:formula="of:=SUM([.D98:.M98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Shingles2</text:p>
          </table:table-cell>
          <table:table-cell table:style-name="ce3" table:formula="of:=IF([.D99]=&quot;no result&quot;; 0;  IF([.E99]=&quot;no result&quot;; 0;  IF([.F99]=&quot;no result&quot;; 0;  IF([.G99]=&quot;no result&quot;; 0;  IF([.H99]=&quot;no result&quot;; 0;  IF([.I99]=&quot;no result&quot;; 0;  IF([.J99]=&quot;no result&quot;; 0;  IF([.K99]=&quot;no result&quot;; 0;  IF([.L99]=&quot;no result&quot;; 0;  IF([.M99]=&quot;no result&quot;; 0;  IF([.N99]=&quot;no result&quot;; 0; 1)))))))))))" office:value-type="boolean" office:boolean-value="false" calcext:value-type="boolean">
            <text:p>FALSCH</text:p>
          </table:table-cell>
          <table:table-cell table:style-name="ce4" table:formula="of:=SUM([.D99:.M99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Shingles3</text:p>
          </table:table-cell>
          <table:table-cell table:style-name="ce3" table:formula="of:=IF([.D100]=&quot;no result&quot;; 0;  IF([.E100]=&quot;no result&quot;; 0;  IF([.F100]=&quot;no result&quot;; 0;  IF([.G100]=&quot;no result&quot;; 0;  IF([.H100]=&quot;no result&quot;; 0;  IF([.I100]=&quot;no result&quot;; 0;  IF([.J100]=&quot;no result&quot;; 0;  IF([.K100]=&quot;no result&quot;; 0;  IF([.L100]=&quot;no result&quot;; 0;  IF([.M100]=&quot;no result&quot;; 0;  IF([.N100]=&quot;no result&quot;; 0; 1)))))))))))" office:value-type="boolean" office:boolean-value="false" calcext:value-type="boolean">
            <text:p>FALSCH</text:p>
          </table:table-cell>
          <table:table-cell table:style-name="ce4" table:formula="of:=SUM([.D100:.M100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manhattanNormalizedTokens</text:p>
          </table:table-cell>
          <table:table-cell table:style-name="ce3" table:formula="of:=IF([.D101]=&quot;no result&quot;; 0;  IF([.E101]=&quot;no result&quot;; 0;  IF([.F101]=&quot;no result&quot;; 0;  IF([.G101]=&quot;no result&quot;; 0;  IF([.H101]=&quot;no result&quot;; 0;  IF([.I101]=&quot;no result&quot;; 0;  IF([.J101]=&quot;no result&quot;; 0;  IF([.K101]=&quot;no result&quot;; 0;  IF([.L101]=&quot;no result&quot;; 0;  IF([.M101]=&quot;no result&quot;; 0;  IF([.N101]=&quot;no result&quot;; 0; 1)))))))))))" office:value-type="boolean" office:boolean-value="true" calcext:value-type="boolean">
            <text:p>WAHR</text:p>
          </table:table-cell>
          <table:table-cell table:style-name="ce4" table:formula="of:=SUM([.D101:.M101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imalAlignment2GramFingerprint</text:p>
          </table:table-cell>
          <table:table-cell table:style-name="ce3" table:formula="of:=IF([.D102]=&quot;no result&quot;; 0;  IF([.E102]=&quot;no result&quot;; 0;  IF([.F102]=&quot;no result&quot;; 0;  IF([.G102]=&quot;no result&quot;; 0;  IF([.H102]=&quot;no result&quot;; 0;  IF([.I102]=&quot;no result&quot;; 0;  IF([.J102]=&quot;no result&quot;; 0;  IF([.K102]=&quot;no result&quot;; 0;  IF([.L102]=&quot;no result&quot;; 0;  IF([.M102]=&quot;no result&quot;; 0;  IF([.N102]=&quot;no result&quot;; 0; 1)))))))))))" office:value-type="boolean" office:boolean-value="true" calcext:value-type="boolean">
            <text:p>WAHR</text:p>
          </table:table-cell>
          <table:table-cell table:style-name="ce4" table:formula="of:=SUM([.D102:.M102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2GramFingerprintNormalized</text:p>
          </table:table-cell>
          <table:table-cell table:style-name="ce3" table:formula="of:=IF([.D103]=&quot;no result&quot;; 0;  IF([.E103]=&quot;no result&quot;; 0;  IF([.F103]=&quot;no result&quot;; 0;  IF([.G103]=&quot;no result&quot;; 0;  IF([.H103]=&quot;no result&quot;; 0;  IF([.I103]=&quot;no result&quot;; 0;  IF([.J103]=&quot;no result&quot;; 0;  IF([.K103]=&quot;no result&quot;; 0;  IF([.L103]=&quot;no result&quot;; 0;  IF([.M103]=&quot;no result&quot;; 0;  IF([.N103]=&quot;no result&quot;; 0; 1)))))))))))" office:value-type="boolean" office:boolean-value="true" calcext:value-type="boolean">
            <text:p>WAHR</text:p>
          </table:table-cell>
          <table:table-cell table:style-name="ce4" table:formula="of:=SUM([.D103:.M103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3GramFingerprint</text:p>
          </table:table-cell>
          <table:table-cell table:style-name="ce3" table:formula="of:=IF([.D104]=&quot;no result&quot;; 0;  IF([.E104]=&quot;no result&quot;; 0;  IF([.F104]=&quot;no result&quot;; 0;  IF([.G104]=&quot;no result&quot;; 0;  IF([.H104]=&quot;no result&quot;; 0;  IF([.I104]=&quot;no result&quot;; 0;  IF([.J104]=&quot;no result&quot;; 0;  IF([.K104]=&quot;no result&quot;; 0;  IF([.L104]=&quot;no result&quot;; 0;  IF([.M104]=&quot;no result&quot;; 0;  IF([.N104]=&quot;no result&quot;; 0; 1)))))))))))" office:value-type="boolean" office:boolean-value="true" calcext:value-type="boolean">
            <text:p>WAHR</text:p>
          </table:table-cell>
          <table:table-cell table:style-name="ce4" table:formula="of:=SUM([.D104:.M104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3GramFingerprintNormalized</text:p>
          </table:table-cell>
          <table:table-cell table:style-name="ce3" table:formula="of:=IF([.D105]=&quot;no result&quot;; 0;  IF([.E105]=&quot;no result&quot;; 0;  IF([.F105]=&quot;no result&quot;; 0;  IF([.G105]=&quot;no result&quot;; 0;  IF([.H105]=&quot;no result&quot;; 0;  IF([.I105]=&quot;no result&quot;; 0;  IF([.J105]=&quot;no result&quot;; 0;  IF([.K105]=&quot;no result&quot;; 0;  IF([.L105]=&quot;no result&quot;; 0;  IF([.M105]=&quot;no result&quot;; 0;  IF([.N105]=&quot;no result&quot;; 0; 1)))))))))))" office:value-type="boolean" office:boolean-value="true" calcext:value-type="boolean">
            <text:p>WAHR</text:p>
          </table:table-cell>
          <table:table-cell table:style-name="ce4" table:formula="of:=SUM([.D105:.M105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4GramFingerprint</text:p>
          </table:table-cell>
          <table:table-cell table:style-name="ce3" table:formula="of:=IF([.D106]=&quot;no result&quot;; 0;  IF([.E106]=&quot;no result&quot;; 0;  IF([.F106]=&quot;no result&quot;; 0;  IF([.G106]=&quot;no result&quot;; 0;  IF([.H106]=&quot;no result&quot;; 0;  IF([.I106]=&quot;no result&quot;; 0;  IF([.J106]=&quot;no result&quot;; 0;  IF([.K106]=&quot;no result&quot;; 0;  IF([.L106]=&quot;no result&quot;; 0;  IF([.M106]=&quot;no result&quot;; 0;  IF([.N106]=&quot;no result&quot;; 0; 1)))))))))))" office:value-type="boolean" office:boolean-value="true" calcext:value-type="boolean">
            <text:p>WAHR</text:p>
          </table:table-cell>
          <table:table-cell table:style-name="ce4" table:formula="of:=SUM([.D106:.M106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4GramFingerprintNormalized</text:p>
          </table:table-cell>
          <table:table-cell table:style-name="ce3" table:formula="of:=IF([.D107]=&quot;no result&quot;; 0;  IF([.E107]=&quot;no result&quot;; 0;  IF([.F107]=&quot;no result&quot;; 0;  IF([.G107]=&quot;no result&quot;; 0;  IF([.H107]=&quot;no result&quot;; 0;  IF([.I107]=&quot;no result&quot;; 0;  IF([.J107]=&quot;no result&quot;; 0;  IF([.K107]=&quot;no result&quot;; 0;  IF([.L107]=&quot;no result&quot;; 0;  IF([.M107]=&quot;no result&quot;; 0;  IF([.N107]=&quot;no result&quot;; 0; 1)))))))))))" office:value-type="boolean" office:boolean-value="true" calcext:value-type="boolean">
            <text:p>WAHR</text:p>
          </table:table-cell>
          <table:table-cell table:style-name="ce4" table:formula="of:=SUM([.D107:.M107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5GramFingerprint</text:p>
          </table:table-cell>
          <table:table-cell table:style-name="ce3" table:formula="of:=IF([.D108]=&quot;no result&quot;; 0;  IF([.E108]=&quot;no result&quot;; 0;  IF([.F108]=&quot;no result&quot;; 0;  IF([.G108]=&quot;no result&quot;; 0;  IF([.H108]=&quot;no result&quot;; 0;  IF([.I108]=&quot;no result&quot;; 0;  IF([.J108]=&quot;no result&quot;; 0;  IF([.K108]=&quot;no result&quot;; 0;  IF([.L108]=&quot;no result&quot;; 0;  IF([.M108]=&quot;no result&quot;; 0;  IF([.N108]=&quot;no result&quot;; 0; 1)))))))))))" office:value-type="boolean" office:boolean-value="true" calcext:value-type="boolean">
            <text:p>WAHR</text:p>
          </table:table-cell>
          <table:table-cell table:style-name="ce4" table:formula="of:=SUM([.D108:.M108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5GramFingerprintNormalized</text:p>
          </table:table-cell>
          <table:table-cell table:style-name="ce3" table:formula="of:=IF([.D109]=&quot;no result&quot;; 0;  IF([.E109]=&quot;no result&quot;; 0;  IF([.F109]=&quot;no result&quot;; 0;  IF([.G109]=&quot;no result&quot;; 0;  IF([.H109]=&quot;no result&quot;; 0;  IF([.I109]=&quot;no result&quot;; 0;  IF([.J109]=&quot;no result&quot;; 0;  IF([.K109]=&quot;no result&quot;; 0;  IF([.L109]=&quot;no result&quot;; 0;  IF([.M109]=&quot;no result&quot;; 0;  IF([.N109]=&quot;no result&quot;; 0; 1)))))))))))" office:value-type="boolean" office:boolean-value="true" calcext:value-type="boolean">
            <text:p>WAHR</text:p>
          </table:table-cell>
          <table:table-cell table:style-name="ce4" table:formula="of:=SUM([.D109:.M10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Normalized</text:p>
          </table:table-cell>
          <table:table-cell table:style-name="ce3" table:formula="of:=IF([.D110]=&quot;no result&quot;; 0;  IF([.E110]=&quot;no result&quot;; 0;  IF([.F110]=&quot;no result&quot;; 0;  IF([.G110]=&quot;no result&quot;; 0;  IF([.H110]=&quot;no result&quot;; 0;  IF([.I110]=&quot;no result&quot;; 0;  IF([.J110]=&quot;no result&quot;; 0;  IF([.K110]=&quot;no result&quot;; 0;  IF([.L110]=&quot;no result&quot;; 0;  IF([.M110]=&quot;no result&quot;; 0;  IF([.N110]=&quot;no result&quot;; 0; 1)))))))))))" office:value-type="boolean" office:boolean-value="true" calcext:value-type="boolean">
            <text:p>WAHR</text:p>
          </table:table-cell>
          <table:table-cell table:style-name="ce4" table:formula="of:=SUM([.D110:.M110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2Fingerprint</text:p>
          </table:table-cell>
          <table:table-cell table:style-name="ce3" table:formula="of:=IF([.D111]=&quot;no result&quot;; 0;  IF([.E111]=&quot;no result&quot;; 0;  IF([.F111]=&quot;no result&quot;; 0;  IF([.G111]=&quot;no result&quot;; 0;  IF([.H111]=&quot;no result&quot;; 0;  IF([.I111]=&quot;no result&quot;; 0;  IF([.J111]=&quot;no result&quot;; 0;  IF([.K111]=&quot;no result&quot;; 0;  IF([.L111]=&quot;no result&quot;; 0;  IF([.M111]=&quot;no result&quot;; 0;  IF([.N111]=&quot;no result&quot;; 0; 1)))))))))))" office:value-type="boolean" office:boolean-value="false" calcext:value-type="boolean">
            <text:p>FALSCH</text:p>
          </table:table-cell>
          <table:table-cell table:style-name="ce4" table:formula="of:=SUM([.D111:.M111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imalAlignmentShingle2FingerprintNormalized</text:p>
          </table:table-cell>
          <table:table-cell table:style-name="ce3" table:formula="of:=IF([.D112]=&quot;no result&quot;; 0;  IF([.E112]=&quot;no result&quot;; 0;  IF([.F112]=&quot;no result&quot;; 0;  IF([.G112]=&quot;no result&quot;; 0;  IF([.H112]=&quot;no result&quot;; 0;  IF([.I112]=&quot;no result&quot;; 0;  IF([.J112]=&quot;no result&quot;; 0;  IF([.K112]=&quot;no result&quot;; 0;  IF([.L112]=&quot;no result&quot;; 0;  IF([.M112]=&quot;no result&quot;; 0;  IF([.N112]=&quot;no result&quot;; 0; 1)))))))))))" office:value-type="boolean" office:boolean-value="false" calcext:value-type="boolean">
            <text:p>FALSCH</text:p>
          </table:table-cell>
          <table:table-cell table:style-name="ce4" table:formula="of:=SUM([.D112:.M11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3Fingerprint</text:p>
          </table:table-cell>
          <table:table-cell table:style-name="ce3" table:formula="of:=IF([.D113]=&quot;no result&quot;; 0;  IF([.E113]=&quot;no result&quot;; 0;  IF([.F113]=&quot;no result&quot;; 0;  IF([.G113]=&quot;no result&quot;; 0;  IF([.H113]=&quot;no result&quot;; 0;  IF([.I113]=&quot;no result&quot;; 0;  IF([.J113]=&quot;no result&quot;; 0;  IF([.K113]=&quot;no result&quot;; 0;  IF([.L113]=&quot;no result&quot;; 0;  IF([.M113]=&quot;no result&quot;; 0;  IF([.N113]=&quot;no result&quot;; 0; 1)))))))))))" office:value-type="boolean" office:boolean-value="false" calcext:value-type="boolean">
            <text:p>FALSCH</text:p>
          </table:table-cell>
          <table:table-cell table:style-name="ce4" table:formula="of:=SUM([.D113:.M113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ptimalAlignmentShingle3FingerprintNormalized</text:p>
          </table:table-cell>
          <table:table-cell table:style-name="ce3" table:formula="of:=IF([.D114]=&quot;no result&quot;; 0;  IF([.E114]=&quot;no result&quot;; 0;  IF([.F114]=&quot;no result&quot;; 0;  IF([.G114]=&quot;no result&quot;; 0;  IF([.H114]=&quot;no result&quot;; 0;  IF([.I114]=&quot;no result&quot;; 0;  IF([.J114]=&quot;no result&quot;; 0;  IF([.K114]=&quot;no result&quot;; 0;  IF([.L114]=&quot;no result&quot;; 0;  IF([.M114]=&quot;no result&quot;; 0;  IF([.N114]=&quot;no result&quot;; 0; 1)))))))))))" office:value-type="boolean" office:boolean-value="false" calcext:value-type="boolean">
            <text:p>FALSCH</text:p>
          </table:table-cell>
          <table:table-cell table:style-name="ce4" table:formula="of:=SUM([.D114:.M114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ptimalAlignmentStandard</text:p>
          </table:table-cell>
          <table:table-cell table:style-name="ce3" table:formula="of:=IF([.D115]=&quot;no result&quot;; 0;  IF([.E115]=&quot;no result&quot;; 0;  IF([.F115]=&quot;no result&quot;; 0;  IF([.G115]=&quot;no result&quot;; 0;  IF([.H115]=&quot;no result&quot;; 0;  IF([.I115]=&quot;no result&quot;; 0;  IF([.J115]=&quot;no result&quot;; 0;  IF([.K115]=&quot;no result&quot;; 0;  IF([.L115]=&quot;no result&quot;; 0;  IF([.M115]=&quot;no result&quot;; 0;  IF([.N115]=&quot;no result&quot;; 0; 1)))))))))))" office:value-type="boolean" office:boolean-value="true" calcext:value-type="boolean">
            <text:p>WAHR</text:p>
          </table:table-cell>
          <table:table-cell table:style-name="ce4" table:formula="of:=SUM([.D115:.M115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2Grams</text:p>
          </table:table-cell>
          <table:table-cell table:style-name="ce3" table:formula="of:=IF([.D116]=&quot;no result&quot;; 0;  IF([.E116]=&quot;no result&quot;; 0;  IF([.F116]=&quot;no result&quot;; 0;  IF([.G116]=&quot;no result&quot;; 0;  IF([.H116]=&quot;no result&quot;; 0;  IF([.I116]=&quot;no result&quot;; 0;  IF([.J116]=&quot;no result&quot;; 0;  IF([.K116]=&quot;no result&quot;; 0;  IF([.L116]=&quot;no result&quot;; 0;  IF([.M116]=&quot;no result&quot;; 0;  IF([.N116]=&quot;no result&quot;; 0; 1)))))))))))" office:value-type="boolean" office:boolean-value="true" calcext:value-type="boolean">
            <text:p>WAHR</text:p>
          </table:table-cell>
          <table:table-cell table:style-name="ce4" table:formula="of:=SUM([.D116:.M11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3Grams</text:p>
          </table:table-cell>
          <table:table-cell table:style-name="ce3" table:formula="of:=IF([.D117]=&quot;no result&quot;; 0;  IF([.E117]=&quot;no result&quot;; 0;  IF([.F117]=&quot;no result&quot;; 0;  IF([.G117]=&quot;no result&quot;; 0;  IF([.H117]=&quot;no result&quot;; 0;  IF([.I117]=&quot;no result&quot;; 0;  IF([.J117]=&quot;no result&quot;; 0;  IF([.K117]=&quot;no result&quot;; 0;  IF([.L117]=&quot;no result&quot;; 0;  IF([.M117]=&quot;no result&quot;; 0;  IF([.N117]=&quot;no result&quot;; 0; 1)))))))))))" office:value-type="boolean" office:boolean-value="true" calcext:value-type="boolean">
            <text:p>WAHR</text:p>
          </table:table-cell>
          <table:table-cell table:style-name="ce4" table:formula="of:=SUM([.D117:.M11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4Grams</text:p>
          </table:table-cell>
          <table:table-cell table:style-name="ce3" table:formula="of:=IF([.D118]=&quot;no result&quot;; 0;  IF([.E118]=&quot;no result&quot;; 0;  IF([.F118]=&quot;no result&quot;; 0;  IF([.G118]=&quot;no result&quot;; 0;  IF([.H118]=&quot;no result&quot;; 0;  IF([.I118]=&quot;no result&quot;; 0;  IF([.J118]=&quot;no result&quot;; 0;  IF([.K118]=&quot;no result&quot;; 0;  IF([.L118]=&quot;no result&quot;; 0;  IF([.M118]=&quot;no result&quot;; 0;  IF([.N118]=&quot;no result&quot;; 0; 1)))))))))))" office:value-type="boolean" office:boolean-value="true" calcext:value-type="boolean">
            <text:p>WAHR</text:p>
          </table:table-cell>
          <table:table-cell table:style-name="ce4" table:formula="of:=SUM([.D118:.M11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5Grams</text:p>
          </table:table-cell>
          <table:table-cell table:style-name="ce3" table:formula="of:=IF([.D119]=&quot;no result&quot;; 0;  IF([.E119]=&quot;no result&quot;; 0;  IF([.F119]=&quot;no result&quot;; 0;  IF([.G119]=&quot;no result&quot;; 0;  IF([.H119]=&quot;no result&quot;; 0;  IF([.I119]=&quot;no result&quot;; 0;  IF([.J119]=&quot;no result&quot;; 0;  IF([.K119]=&quot;no result&quot;; 0;  IF([.L119]=&quot;no result&quot;; 0;  IF([.M119]=&quot;no result&quot;; 0;  IF([.N119]=&quot;no result&quot;; 0; 1)))))))))))" office:value-type="boolean" office:boolean-value="true" calcext:value-type="boolean">
            <text:p>WAHR</text:p>
          </table:table-cell>
          <table:table-cell table:style-name="ce4" table:formula="of:=SUM([.D119:.M11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2Grams</text:p>
          </table:table-cell>
          <table:table-cell table:style-name="ce3" table:formula="of:=IF([.D120]=&quot;no result&quot;; 0;  IF([.E120]=&quot;no result&quot;; 0;  IF([.F120]=&quot;no result&quot;; 0;  IF([.G120]=&quot;no result&quot;; 0;  IF([.H120]=&quot;no result&quot;; 0;  IF([.I120]=&quot;no result&quot;; 0;  IF([.J120]=&quot;no result&quot;; 0;  IF([.K120]=&quot;no result&quot;; 0;  IF([.L120]=&quot;no result&quot;; 0;  IF([.M120]=&quot;no result&quot;; 0;  IF([.N120]=&quot;no result&quot;; 0; 1)))))))))))" office:value-type="boolean" office:boolean-value="true" calcext:value-type="boolean">
            <text:p>WAHR</text:p>
          </table:table-cell>
          <table:table-cell table:style-name="ce4" table:formula="of:=SUM([.D120:.M12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3Grams</text:p>
          </table:table-cell>
          <table:table-cell table:style-name="ce3" table:formula="of:=IF([.D121]=&quot;no result&quot;; 0;  IF([.E121]=&quot;no result&quot;; 0;  IF([.F121]=&quot;no result&quot;; 0;  IF([.G121]=&quot;no result&quot;; 0;  IF([.H121]=&quot;no result&quot;; 0;  IF([.I121]=&quot;no result&quot;; 0;  IF([.J121]=&quot;no result&quot;; 0;  IF([.K121]=&quot;no result&quot;; 0;  IF([.L121]=&quot;no result&quot;; 0;  IF([.M121]=&quot;no result&quot;; 0;  IF([.N121]=&quot;no result&quot;; 0; 1)))))))))))" office:value-type="boolean" office:boolean-value="true" calcext:value-type="boolean">
            <text:p>WAHR</text:p>
          </table:table-cell>
          <table:table-cell table:style-name="ce4" table:formula="of:=SUM([.D121:.M12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4Grams</text:p>
          </table:table-cell>
          <table:table-cell table:style-name="ce3" table:formula="of:=IF([.D122]=&quot;no result&quot;; 0;  IF([.E122]=&quot;no result&quot;; 0;  IF([.F122]=&quot;no result&quot;; 0;  IF([.G122]=&quot;no result&quot;; 0;  IF([.H122]=&quot;no result&quot;; 0;  IF([.I122]=&quot;no result&quot;; 0;  IF([.J122]=&quot;no result&quot;; 0;  IF([.K122]=&quot;no result&quot;; 0;  IF([.L122]=&quot;no result&quot;; 0;  IF([.M122]=&quot;no result&quot;; 0;  IF([.N122]=&quot;no result&quot;; 0; 1)))))))))))" office:value-type="boolean" office:boolean-value="true" calcext:value-type="boolean">
            <text:p>WAHR</text:p>
          </table:table-cell>
          <table:table-cell table:style-name="ce4" table:formula="of:=SUM([.D122:.M12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5Grams</text:p>
          </table:table-cell>
          <table:table-cell table:style-name="ce3" table:formula="of:=IF([.D123]=&quot;no result&quot;; 0;  IF([.E123]=&quot;no result&quot;; 0;  IF([.F123]=&quot;no result&quot;; 0;  IF([.G123]=&quot;no result&quot;; 0;  IF([.H123]=&quot;no result&quot;; 0;  IF([.I123]=&quot;no result&quot;; 0;  IF([.J123]=&quot;no result&quot;; 0;  IF([.K123]=&quot;no result&quot;; 0;  IF([.L123]=&quot;no result&quot;; 0;  IF([.M123]=&quot;no result&quot;; 0;  IF([.N123]=&quot;no result&quot;; 0; 1)))))))))))" office:value-type="boolean" office:boolean-value="true" calcext:value-type="boolean">
            <text:p>WAHR</text:p>
          </table:table-cell>
          <table:table-cell table:style-name="ce4" table:formula="of:=SUM([.D123:.M12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2grams</text:p>
          </table:table-cell>
          <table:table-cell table:style-name="ce3" table:formula="of:=IF([.D124]=&quot;no result&quot;; 0;  IF([.E124]=&quot;no result&quot;; 0;  IF([.F124]=&quot;no result&quot;; 0;  IF([.G124]=&quot;no result&quot;; 0;  IF([.H124]=&quot;no result&quot;; 0;  IF([.I124]=&quot;no result&quot;; 0;  IF([.J124]=&quot;no result&quot;; 0;  IF([.K124]=&quot;no result&quot;; 0;  IF([.L124]=&quot;no result&quot;; 0;  IF([.M124]=&quot;no result&quot;; 0;  IF([.N124]=&quot;no result&quot;; 0; 1)))))))))))" office:value-type="boolean" office:boolean-value="true" calcext:value-type="boolean">
            <text:p>WAHR</text:p>
          </table:table-cell>
          <table:table-cell table:style-name="ce4" table:formula="of:=SUM([.D124:.M12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3grams</text:p>
          </table:table-cell>
          <table:table-cell table:style-name="ce3" table:formula="of:=IF([.D125]=&quot;no result&quot;; 0;  IF([.E125]=&quot;no result&quot;; 0;  IF([.F125]=&quot;no result&quot;; 0;  IF([.G125]=&quot;no result&quot;; 0;  IF([.H125]=&quot;no result&quot;; 0;  IF([.I125]=&quot;no result&quot;; 0;  IF([.J125]=&quot;no result&quot;; 0;  IF([.K125]=&quot;no result&quot;; 0;  IF([.L125]=&quot;no result&quot;; 0;  IF([.M125]=&quot;no result&quot;; 0;  IF([.N125]=&quot;no result&quot;; 0; 1)))))))))))" office:value-type="boolean" office:boolean-value="true" calcext:value-type="boolean">
            <text:p>WAHR</text:p>
          </table:table-cell>
          <table:table-cell table:style-name="ce4" table:formula="of:=SUM([.D125:.M12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4grams</text:p>
          </table:table-cell>
          <table:table-cell table:style-name="ce3" table:formula="of:=IF([.D126]=&quot;no result&quot;; 0;  IF([.E126]=&quot;no result&quot;; 0;  IF([.F126]=&quot;no result&quot;; 0;  IF([.G126]=&quot;no result&quot;; 0;  IF([.H126]=&quot;no result&quot;; 0;  IF([.I126]=&quot;no result&quot;; 0;  IF([.J126]=&quot;no result&quot;; 0;  IF([.K126]=&quot;no result&quot;; 0;  IF([.L126]=&quot;no result&quot;; 0;  IF([.M126]=&quot;no result&quot;; 0;  IF([.N126]=&quot;no result&quot;; 0; 1)))))))))))" office:value-type="boolean" office:boolean-value="true" calcext:value-type="boolean">
            <text:p>WAHR</text:p>
          </table:table-cell>
          <table:table-cell table:style-name="ce4" table:formula="of:=SUM([.D126:.M12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5grams</text:p>
          </table:table-cell>
          <table:table-cell table:style-name="ce3" table:formula="of:=IF([.D127]=&quot;no result&quot;; 0;  IF([.E127]=&quot;no result&quot;; 0;  IF([.F127]=&quot;no result&quot;; 0;  IF([.G127]=&quot;no result&quot;; 0;  IF([.H127]=&quot;no result&quot;; 0;  IF([.I127]=&quot;no result&quot;; 0;  IF([.J127]=&quot;no result&quot;; 0;  IF([.K127]=&quot;no result&quot;; 0;  IF([.L127]=&quot;no result&quot;; 0;  IF([.M127]=&quot;no result&quot;; 0;  IF([.N127]=&quot;no result&quot;; 0; 1)))))))))))" office:value-type="boolean" office:boolean-value="true" calcext:value-type="boolean">
            <text:p>WAHR</text:p>
          </table:table-cell>
          <table:table-cell table:style-name="ce4" table:formula="of:=SUM([.D127:.M12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Shingles2</text:p>
          </table:table-cell>
          <table:table-cell table:style-name="ce3" table:formula="of:=IF([.D128]=&quot;no result&quot;; 0;  IF([.E128]=&quot;no result&quot;; 0;  IF([.F128]=&quot;no result&quot;; 0;  IF([.G128]=&quot;no result&quot;; 0;  IF([.H128]=&quot;no result&quot;; 0;  IF([.I128]=&quot;no result&quot;; 0;  IF([.J128]=&quot;no result&quot;; 0;  IF([.K128]=&quot;no result&quot;; 0;  IF([.L128]=&quot;no result&quot;; 0;  IF([.M128]=&quot;no result&quot;; 0;  IF([.N128]=&quot;no result&quot;; 0; 1)))))))))))" office:value-type="boolean" office:boolean-value="false" calcext:value-type="boolean">
            <text:p>FALSCH</text:p>
          </table:table-cell>
          <table:table-cell table:style-name="ce4" table:formula="of:=SUM([.D128:.M12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Shingles3</text:p>
          </table:table-cell>
          <table:table-cell table:style-name="ce3" table:formula="of:=IF([.D129]=&quot;no result&quot;; 0;  IF([.E129]=&quot;no result&quot;; 0;  IF([.F129]=&quot;no result&quot;; 0;  IF([.G129]=&quot;no result&quot;; 0;  IF([.H129]=&quot;no result&quot;; 0;  IF([.I129]=&quot;no result&quot;; 0;  IF([.J129]=&quot;no result&quot;; 0;  IF([.K129]=&quot;no result&quot;; 0;  IF([.L129]=&quot;no result&quot;; 0;  IF([.M129]=&quot;no result&quot;; 0;  IF([.N129]=&quot;no result&quot;; 0; 1)))))))))))" office:value-type="boolean" office:boolean-value="false" calcext:value-type="boolean">
            <text:p>FALSCH</text:p>
          </table:table-cell>
          <table:table-cell table:style-name="ce4" table:formula="of:=SUM([.D129:.M12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verlapNormalizedTokens</text:p>
          </table:table-cell>
          <table:table-cell table:style-name="ce3" table:formula="of:=IF([.D130]=&quot;no result&quot;; 0;  IF([.E130]=&quot;no result&quot;; 0;  IF([.F130]=&quot;no result&quot;; 0;  IF([.G130]=&quot;no result&quot;; 0;  IF([.H130]=&quot;no result&quot;; 0;  IF([.I130]=&quot;no result&quot;; 0;  IF([.J130]=&quot;no result&quot;; 0;  IF([.K130]=&quot;no result&quot;; 0;  IF([.L130]=&quot;no result&quot;; 0;  IF([.M130]=&quot;no result&quot;; 0;  IF([.N130]=&quot;no result&quot;; 0; 1)))))))))))" office:value-type="boolean" office:boolean-value="true" calcext:value-type="boolean">
            <text:p>WAHR</text:p>
          </table:table-cell>
          <table:table-cell table:style-name="ce4" table:formula="of:=SUM([.D130:.M13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Shingles2</text:p>
          </table:table-cell>
          <table:table-cell table:style-name="ce3" table:formula="of:=IF([.D131]=&quot;no result&quot;; 0;  IF([.E131]=&quot;no result&quot;; 0;  IF([.F131]=&quot;no result&quot;; 0;  IF([.G131]=&quot;no result&quot;; 0;  IF([.H131]=&quot;no result&quot;; 0;  IF([.I131]=&quot;no result&quot;; 0;  IF([.J131]=&quot;no result&quot;; 0;  IF([.K131]=&quot;no result&quot;; 0;  IF([.L131]=&quot;no result&quot;; 0;  IF([.M131]=&quot;no result&quot;; 0;  IF([.N131]=&quot;no result&quot;; 0; 1)))))))))))" office:value-type="boolean" office:boolean-value="false" calcext:value-type="boolean">
            <text:p>FALSCH</text:p>
          </table:table-cell>
          <table:table-cell table:style-name="ce4" table:formula="of:=SUM([.D131:.M13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lapShingles3</text:p>
          </table:table-cell>
          <table:table-cell table:style-name="ce3" table:formula="of:=IF([.D132]=&quot;no result&quot;; 0;  IF([.E132]=&quot;no result&quot;; 0;  IF([.F132]=&quot;no result&quot;; 0;  IF([.G132]=&quot;no result&quot;; 0;  IF([.H132]=&quot;no result&quot;; 0;  IF([.I132]=&quot;no result&quot;; 0;  IF([.J132]=&quot;no result&quot;; 0;  IF([.K132]=&quot;no result&quot;; 0;  IF([.L132]=&quot;no result&quot;; 0;  IF([.M132]=&quot;no result&quot;; 0;  IF([.N132]=&quot;no result&quot;; 0; 1)))))))))))" office:value-type="boolean" office:boolean-value="false" calcext:value-type="boolean">
            <text:p>FALSCH</text:p>
          </table:table-cell>
          <table:table-cell table:style-name="ce4" table:formula="of:=SUM([.D132:.M13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verlapTokens</text:p>
          </table:table-cell>
          <table:table-cell table:style-name="ce3" table:formula="of:=IF([.D133]=&quot;no result&quot;; 0;  IF([.E133]=&quot;no result&quot;; 0;  IF([.F133]=&quot;no result&quot;; 0;  IF([.G133]=&quot;no result&quot;; 0;  IF([.H133]=&quot;no result&quot;; 0;  IF([.I133]=&quot;no result&quot;; 0;  IF([.J133]=&quot;no result&quot;; 0;  IF([.K133]=&quot;no result&quot;; 0;  IF([.L133]=&quot;no result&quot;; 0;  IF([.M133]=&quot;no result&quot;; 0;  IF([.N133]=&quot;no result&quot;; 0; 1)))))))))))" office:value-type="boolean" office:boolean-value="true" calcext:value-type="boolean">
            <text:p>WAHR</text:p>
          </table:table-cell>
          <table:table-cell table:style-name="ce4" table:formula="of:=SUM([.D133:.M133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2GramDiceMinMatchLength1</text:p>
          </table:table-cell>
          <table:table-cell table:style-name="ce3" table:formula="of:=IF([.D134]=&quot;no result&quot;; 0;  IF([.E134]=&quot;no result&quot;; 0;  IF([.F134]=&quot;no result&quot;; 0;  IF([.G134]=&quot;no result&quot;; 0;  IF([.H134]=&quot;no result&quot;; 0;  IF([.I134]=&quot;no result&quot;; 0;  IF([.J134]=&quot;no result&quot;; 0;  IF([.K134]=&quot;no result&quot;; 0;  IF([.L134]=&quot;no result&quot;; 0;  IF([.M134]=&quot;no result&quot;; 0;  IF([.N134]=&quot;no result&quot;; 0; 1)))))))))))" office:value-type="boolean" office:boolean-value="true" calcext:value-type="boolean">
            <text:p>WAHR</text:p>
          </table:table-cell>
          <table:table-cell table:style-name="ce4" table:formula="of:=SUM([.D134:.M134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MinMatchLength2</text:p>
          </table:table-cell>
          <table:table-cell table:style-name="ce3" table:formula="of:=IF([.D135]=&quot;no result&quot;; 0;  IF([.E135]=&quot;no result&quot;; 0;  IF([.F135]=&quot;no result&quot;; 0;  IF([.G135]=&quot;no result&quot;; 0;  IF([.H135]=&quot;no result&quot;; 0;  IF([.I135]=&quot;no result&quot;; 0;  IF([.J135]=&quot;no result&quot;; 0;  IF([.K135]=&quot;no result&quot;; 0;  IF([.L135]=&quot;no result&quot;; 0;  IF([.M135]=&quot;no result&quot;; 0;  IF([.N135]=&quot;no result&quot;; 0; 1)))))))))))" office:value-type="boolean" office:boolean-value="true" calcext:value-type="boolean">
            <text:p>WAHR</text:p>
          </table:table-cell>
          <table:table-cell table:style-name="ce4" table:formula="of:=SUM([.D135:.M135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MinMatchLength3</text:p>
          </table:table-cell>
          <table:table-cell table:style-name="ce3" table:formula="of:=IF([.D136]=&quot;no result&quot;; 0;  IF([.E136]=&quot;no result&quot;; 0;  IF([.F136]=&quot;no result&quot;; 0;  IF([.G136]=&quot;no result&quot;; 0;  IF([.H136]=&quot;no result&quot;; 0;  IF([.I136]=&quot;no result&quot;; 0;  IF([.J136]=&quot;no result&quot;; 0;  IF([.K136]=&quot;no result&quot;; 0;  IF([.L136]=&quot;no result&quot;; 0;  IF([.M136]=&quot;no result&quot;; 0;  IF([.N136]=&quot;no result&quot;; 0; 1)))))))))))" office:value-type="boolean" office:boolean-value="true" calcext:value-type="boolean">
            <text:p>WAHR</text:p>
          </table:table-cell>
          <table:table-cell table:style-name="ce4" table:formula="of:=SUM([.D136:.M136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VariantMinMatchLength1</text:p>
          </table:table-cell>
          <table:table-cell table:style-name="ce3" table:formula="of:=IF([.D137]=&quot;no result&quot;; 0;  IF([.E137]=&quot;no result&quot;; 0;  IF([.F137]=&quot;no result&quot;; 0;  IF([.G137]=&quot;no result&quot;; 0;  IF([.H137]=&quot;no result&quot;; 0;  IF([.I137]=&quot;no result&quot;; 0;  IF([.J137]=&quot;no result&quot;; 0;  IF([.K137]=&quot;no result&quot;; 0;  IF([.L137]=&quot;no result&quot;; 0;  IF([.M137]=&quot;no result&quot;; 0;  IF([.N137]=&quot;no result&quot;; 0; 1)))))))))))" office:value-type="boolean" office:boolean-value="true" calcext:value-type="boolean">
            <text:p>WAHR</text:p>
          </table:table-cell>
          <table:table-cell table:style-name="ce4" table:formula="of:=SUM([.D137:.M137]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DiceVariantMinMatchLength2</text:p>
          </table:table-cell>
          <table:table-cell table:style-name="ce3" table:formula="of:=IF([.D138]=&quot;no result&quot;; 0;  IF([.E138]=&quot;no result&quot;; 0;  IF([.F138]=&quot;no result&quot;; 0;  IF([.G138]=&quot;no result&quot;; 0;  IF([.H138]=&quot;no result&quot;; 0;  IF([.I138]=&quot;no result&quot;; 0;  IF([.J138]=&quot;no result&quot;; 0;  IF([.K138]=&quot;no result&quot;; 0;  IF([.L138]=&quot;no result&quot;; 0;  IF([.M138]=&quot;no result&quot;; 0;  IF([.N138]=&quot;no result&quot;; 0; 1)))))))))))" office:value-type="boolean" office:boolean-value="true" calcext:value-type="boolean">
            <text:p>WAHR</text:p>
          </table:table-cell>
          <table:table-cell table:style-name="ce4" table:formula="of:=SUM([.D138:.M138]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DiceVariantMinMatchLength3</text:p>
          </table:table-cell>
          <table:table-cell table:style-name="ce3" table:formula="of:=IF([.D139]=&quot;no result&quot;; 0;  IF([.E139]=&quot;no result&quot;; 0;  IF([.F139]=&quot;no result&quot;; 0;  IF([.G139]=&quot;no result&quot;; 0;  IF([.H139]=&quot;no result&quot;; 0;  IF([.I139]=&quot;no result&quot;; 0;  IF([.J139]=&quot;no result&quot;; 0;  IF([.K139]=&quot;no result&quot;; 0;  IF([.L139]=&quot;no result&quot;; 0;  IF([.M139]=&quot;no result&quot;; 0;  IF([.N139]=&quot;no result&quot;; 0; 1)))))))))))" office:value-type="boolean" office:boolean-value="true" calcext:value-type="boolean">
            <text:p>WAHR</text:p>
          </table:table-cell>
          <table:table-cell table:style-name="ce4" table:formula="of:=SUM([.D139:.M139])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2GramJaccardMinMatchLength1</text:p>
          </table:table-cell>
          <table:table-cell table:style-name="ce3" table:formula="of:=IF([.D140]=&quot;no result&quot;; 0;  IF([.E140]=&quot;no result&quot;; 0;  IF([.F140]=&quot;no result&quot;; 0;  IF([.G140]=&quot;no result&quot;; 0;  IF([.H140]=&quot;no result&quot;; 0;  IF([.I140]=&quot;no result&quot;; 0;  IF([.J140]=&quot;no result&quot;; 0;  IF([.K140]=&quot;no result&quot;; 0;  IF([.L140]=&quot;no result&quot;; 0;  IF([.M140]=&quot;no result&quot;; 0;  IF([.N140]=&quot;no result&quot;; 0; 1)))))))))))" office:value-type="boolean" office:boolean-value="true" calcext:value-type="boolean">
            <text:p>WAHR</text:p>
          </table:table-cell>
          <table:table-cell table:style-name="ce4" table:formula="of:=SUM([.D140:.M140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JaccardMinMatchLength2</text:p>
          </table:table-cell>
          <table:table-cell table:style-name="ce3" table:formula="of:=IF([.D141]=&quot;no result&quot;; 0;  IF([.E141]=&quot;no result&quot;; 0;  IF([.F141]=&quot;no result&quot;; 0;  IF([.G141]=&quot;no result&quot;; 0;  IF([.H141]=&quot;no result&quot;; 0;  IF([.I141]=&quot;no result&quot;; 0;  IF([.J141]=&quot;no result&quot;; 0;  IF([.K141]=&quot;no result&quot;; 0;  IF([.L141]=&quot;no result&quot;; 0;  IF([.M141]=&quot;no result&quot;; 0;  IF([.N141]=&quot;no result&quot;; 0; 1)))))))))))" office:value-type="boolean" office:boolean-value="true" calcext:value-type="boolean">
            <text:p>WAHR</text:p>
          </table:table-cell>
          <table:table-cell table:style-name="ce4" table:formula="of:=SUM([.D141:.M14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JaccardMinMatchLength3</text:p>
          </table:table-cell>
          <table:table-cell table:style-name="ce3" table:formula="of:=IF([.D142]=&quot;no result&quot;; 0;  IF([.E142]=&quot;no result&quot;; 0;  IF([.F142]=&quot;no result&quot;; 0;  IF([.G142]=&quot;no result&quot;; 0;  IF([.H142]=&quot;no result&quot;; 0;  IF([.I142]=&quot;no result&quot;; 0;  IF([.J142]=&quot;no result&quot;; 0;  IF([.K142]=&quot;no result&quot;; 0;  IF([.L142]=&quot;no result&quot;; 0;  IF([.M142]=&quot;no result&quot;; 0;  IF([.N142]=&quot;no result&quot;; 0; 1)))))))))))" office:value-type="boolean" office:boolean-value="true" calcext:value-type="boolean">
            <text:p>WAHR</text:p>
          </table:table-cell>
          <table:table-cell table:style-name="ce4" table:formula="of:=SUM([.D142:.M142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OverlapMinMatchLength1</text:p>
          </table:table-cell>
          <table:table-cell table:style-name="ce3" table:formula="of:=IF([.D143]=&quot;no result&quot;; 0;  IF([.E143]=&quot;no result&quot;; 0;  IF([.F143]=&quot;no result&quot;; 0;  IF([.G143]=&quot;no result&quot;; 0;  IF([.H143]=&quot;no result&quot;; 0;  IF([.I143]=&quot;no result&quot;; 0;  IF([.J143]=&quot;no result&quot;; 0;  IF([.K143]=&quot;no result&quot;; 0;  IF([.L143]=&quot;no result&quot;; 0;  IF([.M143]=&quot;no result&quot;; 0;  IF([.N143]=&quot;no result&quot;; 0; 1)))))))))))" office:value-type="boolean" office:boolean-value="true" calcext:value-type="boolean">
            <text:p>WAHR</text:p>
          </table:table-cell>
          <table:table-cell table:style-name="ce4" table:formula="of:=SUM([.D143:.M143])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OverlapMinMatchLength2</text:p>
          </table:table-cell>
          <table:table-cell table:style-name="ce3" table:formula="of:=IF([.D144]=&quot;no result&quot;; 0;  IF([.E144]=&quot;no result&quot;; 0;  IF([.F144]=&quot;no result&quot;; 0;  IF([.G144]=&quot;no result&quot;; 0;  IF([.H144]=&quot;no result&quot;; 0;  IF([.I144]=&quot;no result&quot;; 0;  IF([.J144]=&quot;no result&quot;; 0;  IF([.K144]=&quot;no result&quot;; 0;  IF([.L144]=&quot;no result&quot;; 0;  IF([.M144]=&quot;no result&quot;; 0;  IF([.N144]=&quot;no result&quot;; 0; 1)))))))))))" office:value-type="boolean" office:boolean-value="true" calcext:value-type="boolean">
            <text:p>WAHR</text:p>
          </table:table-cell>
          <table:table-cell table:style-name="ce4" table:formula="of:=SUM([.D144:.M144]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OverlapMinMatchLength3</text:p>
          </table:table-cell>
          <table:table-cell table:style-name="ce3" table:formula="of:=IF([.D145]=&quot;no result&quot;; 0;  IF([.E145]=&quot;no result&quot;; 0;  IF([.F145]=&quot;no result&quot;; 0;  IF([.G145]=&quot;no result&quot;; 0;  IF([.H145]=&quot;no result&quot;; 0;  IF([.I145]=&quot;no result&quot;; 0;  IF([.J145]=&quot;no result&quot;; 0;  IF([.K145]=&quot;no result&quot;; 0;  IF([.L145]=&quot;no result&quot;; 0;  IF([.M145]=&quot;no result&quot;; 0;  IF([.N145]=&quot;no result&quot;; 0; 1)))))))))))" office:value-type="boolean" office:boolean-value="true" calcext:value-type="boolean">
            <text:p>WAHR</text:p>
          </table:table-cell>
          <table:table-cell table:style-name="ce4" table:formula="of:=SUM([.D145:.M145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MinMatchLength1</text:p>
          </table:table-cell>
          <table:table-cell table:style-name="ce3" table:formula="of:=IF([.D146]=&quot;no result&quot;; 0;  IF([.E146]=&quot;no result&quot;; 0;  IF([.F146]=&quot;no result&quot;; 0;  IF([.G146]=&quot;no result&quot;; 0;  IF([.H146]=&quot;no result&quot;; 0;  IF([.I146]=&quot;no result&quot;; 0;  IF([.J146]=&quot;no result&quot;; 0;  IF([.K146]=&quot;no result&quot;; 0;  IF([.L146]=&quot;no result&quot;; 0;  IF([.M146]=&quot;no result&quot;; 0;  IF([.N146]=&quot;no result&quot;; 0; 1)))))))))))" office:value-type="boolean" office:boolean-value="true" calcext:value-type="boolean">
            <text:p>WAHR</text:p>
          </table:table-cell>
          <table:table-cell table:style-name="ce4" table:formula="of:=SUM([.D146:.M146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MinMatchLength2</text:p>
          </table:table-cell>
          <table:table-cell table:style-name="ce3" table:formula="of:=IF([.D147]=&quot;no result&quot;; 0;  IF([.E147]=&quot;no result&quot;; 0;  IF([.F147]=&quot;no result&quot;; 0;  IF([.G147]=&quot;no result&quot;; 0;  IF([.H147]=&quot;no result&quot;; 0;  IF([.I147]=&quot;no result&quot;; 0;  IF([.J147]=&quot;no result&quot;; 0;  IF([.K147]=&quot;no result&quot;; 0;  IF([.L147]=&quot;no result&quot;; 0;  IF([.M147]=&quot;no result&quot;; 0;  IF([.N147]=&quot;no result&quot;; 0; 1)))))))))))" office:value-type="boolean" office:boolean-value="true" calcext:value-type="boolean">
            <text:p>WAHR</text:p>
          </table:table-cell>
          <table:table-cell table:style-name="ce4" table:formula="of:=SUM([.D147:.M147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MinMatchLength3</text:p>
          </table:table-cell>
          <table:table-cell table:style-name="ce3" table:formula="of:=IF([.D148]=&quot;no result&quot;; 0;  IF([.E148]=&quot;no result&quot;; 0;  IF([.F148]=&quot;no result&quot;; 0;  IF([.G148]=&quot;no result&quot;; 0;  IF([.H148]=&quot;no result&quot;; 0;  IF([.I148]=&quot;no result&quot;; 0;  IF([.J148]=&quot;no result&quot;; 0;  IF([.K148]=&quot;no result&quot;; 0;  IF([.L148]=&quot;no result&quot;; 0;  IF([.M148]=&quot;no result&quot;; 0;  IF([.N148]=&quot;no result&quot;; 0; 1)))))))))))" office:value-type="boolean" office:boolean-value="true" calcext:value-type="boolean">
            <text:p>WAHR</text:p>
          </table:table-cell>
          <table:table-cell table:style-name="ce4" table:formula="of:=SUM([.D148:.M148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VariantMinMatchLength1</text:p>
          </table:table-cell>
          <table:table-cell table:style-name="ce3" table:formula="of:=IF([.D149]=&quot;no result&quot;; 0;  IF([.E149]=&quot;no result&quot;; 0;  IF([.F149]=&quot;no result&quot;; 0;  IF([.G149]=&quot;no result&quot;; 0;  IF([.H149]=&quot;no result&quot;; 0;  IF([.I149]=&quot;no result&quot;; 0;  IF([.J149]=&quot;no result&quot;; 0;  IF([.K149]=&quot;no result&quot;; 0;  IF([.L149]=&quot;no result&quot;; 0;  IF([.M149]=&quot;no result&quot;; 0;  IF([.N149]=&quot;no result&quot;; 0; 1)))))))))))" office:value-type="boolean" office:boolean-value="true" calcext:value-type="boolean">
            <text:p>WAHR</text:p>
          </table:table-cell>
          <table:table-cell table:style-name="ce4" table:formula="of:=SUM([.D149:.M149]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DiceVariantMinMatchLength2</text:p>
          </table:table-cell>
          <table:table-cell table:style-name="ce3" table:formula="of:=IF([.D150]=&quot;no result&quot;; 0;  IF([.E150]=&quot;no result&quot;; 0;  IF([.F150]=&quot;no result&quot;; 0;  IF([.G150]=&quot;no result&quot;; 0;  IF([.H150]=&quot;no result&quot;; 0;  IF([.I150]=&quot;no result&quot;; 0;  IF([.J150]=&quot;no result&quot;; 0;  IF([.K150]=&quot;no result&quot;; 0;  IF([.L150]=&quot;no result&quot;; 0;  IF([.M150]=&quot;no result&quot;; 0;  IF([.N150]=&quot;no result&quot;; 0; 1)))))))))))" office:value-type="boolean" office:boolean-value="true" calcext:value-type="boolean">
            <text:p>WAHR</text:p>
          </table:table-cell>
          <table:table-cell table:style-name="ce4" table:formula="of:=SUM([.D150:.M150])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DiceVariantMinMatchLength3</text:p>
          </table:table-cell>
          <table:table-cell table:style-name="ce3" table:formula="of:=IF([.D151]=&quot;no result&quot;; 0;  IF([.E151]=&quot;no result&quot;; 0;  IF([.F151]=&quot;no result&quot;; 0;  IF([.G151]=&quot;no result&quot;; 0;  IF([.H151]=&quot;no result&quot;; 0;  IF([.I151]=&quot;no result&quot;; 0;  IF([.J151]=&quot;no result&quot;; 0;  IF([.K151]=&quot;no result&quot;; 0;  IF([.L151]=&quot;no result&quot;; 0;  IF([.M151]=&quot;no result&quot;; 0;  IF([.N151]=&quot;no result&quot;; 0; 1)))))))))))" office:value-type="boolean" office:boolean-value="true" calcext:value-type="boolean">
            <text:p>WAHR</text:p>
          </table:table-cell>
          <table:table-cell table:style-name="ce4" table:formula="of:=SUM([.D151:.M151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3GramJaccardMinMatchLength1</text:p>
          </table:table-cell>
          <table:table-cell table:style-name="ce3" table:formula="of:=IF([.D152]=&quot;no result&quot;; 0;  IF([.E152]=&quot;no result&quot;; 0;  IF([.F152]=&quot;no result&quot;; 0;  IF([.G152]=&quot;no result&quot;; 0;  IF([.H152]=&quot;no result&quot;; 0;  IF([.I152]=&quot;no result&quot;; 0;  IF([.J152]=&quot;no result&quot;; 0;  IF([.K152]=&quot;no result&quot;; 0;  IF([.L152]=&quot;no result&quot;; 0;  IF([.M152]=&quot;no result&quot;; 0;  IF([.N152]=&quot;no result&quot;; 0; 1)))))))))))" office:value-type="boolean" office:boolean-value="true" calcext:value-type="boolean">
            <text:p>WAHR</text:p>
          </table:table-cell>
          <table:table-cell table:style-name="ce4" table:formula="of:=SUM([.D152:.M152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JaccardMinMatchLength2</text:p>
          </table:table-cell>
          <table:table-cell table:style-name="ce3" table:formula="of:=IF([.D153]=&quot;no result&quot;; 0;  IF([.E153]=&quot;no result&quot;; 0;  IF([.F153]=&quot;no result&quot;; 0;  IF([.G153]=&quot;no result&quot;; 0;  IF([.H153]=&quot;no result&quot;; 0;  IF([.I153]=&quot;no result&quot;; 0;  IF([.J153]=&quot;no result&quot;; 0;  IF([.K153]=&quot;no result&quot;; 0;  IF([.L153]=&quot;no result&quot;; 0;  IF([.M153]=&quot;no result&quot;; 0;  IF([.N153]=&quot;no result&quot;; 0; 1)))))))))))" office:value-type="boolean" office:boolean-value="true" calcext:value-type="boolean">
            <text:p>WAHR</text:p>
          </table:table-cell>
          <table:table-cell table:style-name="ce4" table:formula="of:=SUM([.D153:.M153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JaccardMinMatchLength3</text:p>
          </table:table-cell>
          <table:table-cell table:style-name="ce3" table:formula="of:=IF([.D154]=&quot;no result&quot;; 0;  IF([.E154]=&quot;no result&quot;; 0;  IF([.F154]=&quot;no result&quot;; 0;  IF([.G154]=&quot;no result&quot;; 0;  IF([.H154]=&quot;no result&quot;; 0;  IF([.I154]=&quot;no result&quot;; 0;  IF([.J154]=&quot;no result&quot;; 0;  IF([.K154]=&quot;no result&quot;; 0;  IF([.L154]=&quot;no result&quot;; 0;  IF([.M154]=&quot;no result&quot;; 0;  IF([.N154]=&quot;no result&quot;; 0; 1)))))))))))" office:value-type="boolean" office:boolean-value="true" calcext:value-type="boolean">
            <text:p>WAHR</text:p>
          </table:table-cell>
          <table:table-cell table:style-name="ce4" table:formula="of:=SUM([.D154:.M154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OverlapMinMatchLength1</text:p>
          </table:table-cell>
          <table:table-cell table:style-name="ce3" table:formula="of:=IF([.D155]=&quot;no result&quot;; 0;  IF([.E155]=&quot;no result&quot;; 0;  IF([.F155]=&quot;no result&quot;; 0;  IF([.G155]=&quot;no result&quot;; 0;  IF([.H155]=&quot;no result&quot;; 0;  IF([.I155]=&quot;no result&quot;; 0;  IF([.J155]=&quot;no result&quot;; 0;  IF([.K155]=&quot;no result&quot;; 0;  IF([.L155]=&quot;no result&quot;; 0;  IF([.M155]=&quot;no result&quot;; 0;  IF([.N155]=&quot;no result&quot;; 0; 1)))))))))))" office:value-type="boolean" office:boolean-value="true" calcext:value-type="boolean">
            <text:p>WAHR</text:p>
          </table:table-cell>
          <table:table-cell table:style-name="ce4" table:formula="of:=SUM([.D155:.M155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OverlapMinMatchLength2</text:p>
          </table:table-cell>
          <table:table-cell table:style-name="ce3" table:formula="of:=IF([.D156]=&quot;no result&quot;; 0;  IF([.E156]=&quot;no result&quot;; 0;  IF([.F156]=&quot;no result&quot;; 0;  IF([.G156]=&quot;no result&quot;; 0;  IF([.H156]=&quot;no result&quot;; 0;  IF([.I156]=&quot;no result&quot;; 0;  IF([.J156]=&quot;no result&quot;; 0;  IF([.K156]=&quot;no result&quot;; 0;  IF([.L156]=&quot;no result&quot;; 0;  IF([.M156]=&quot;no result&quot;; 0;  IF([.N156]=&quot;no result&quot;; 0; 1)))))))))))" office:value-type="boolean" office:boolean-value="true" calcext:value-type="boolean">
            <text:p>WAHR</text:p>
          </table:table-cell>
          <table:table-cell table:style-name="ce4" table:formula="of:=SUM([.D156:.M156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OverlapMinMatchLength3</text:p>
          </table:table-cell>
          <table:table-cell table:style-name="ce3" table:formula="of:=IF([.D157]=&quot;no result&quot;; 0;  IF([.E157]=&quot;no result&quot;; 0;  IF([.F157]=&quot;no result&quot;; 0;  IF([.G157]=&quot;no result&quot;; 0;  IF([.H157]=&quot;no result&quot;; 0;  IF([.I157]=&quot;no result&quot;; 0;  IF([.J157]=&quot;no result&quot;; 0;  IF([.K157]=&quot;no result&quot;; 0;  IF([.L157]=&quot;no result&quot;; 0;  IF([.M157]=&quot;no result&quot;; 0;  IF([.N157]=&quot;no result&quot;; 0; 1)))))))))))" office:value-type="boolean" office:boolean-value="true" calcext:value-type="boolean">
            <text:p>WAHR</text:p>
          </table:table-cell>
          <table:table-cell table:style-name="ce4" table:formula="of:=SUM([.D157:.M157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MinMatchLength1</text:p>
          </table:table-cell>
          <table:table-cell table:style-name="ce3" table:formula="of:=IF([.D158]=&quot;no result&quot;; 0;  IF([.E158]=&quot;no result&quot;; 0;  IF([.F158]=&quot;no result&quot;; 0;  IF([.G158]=&quot;no result&quot;; 0;  IF([.H158]=&quot;no result&quot;; 0;  IF([.I158]=&quot;no result&quot;; 0;  IF([.J158]=&quot;no result&quot;; 0;  IF([.K158]=&quot;no result&quot;; 0;  IF([.L158]=&quot;no result&quot;; 0;  IF([.M158]=&quot;no result&quot;; 0;  IF([.N158]=&quot;no result&quot;; 0; 1)))))))))))" office:value-type="boolean" office:boolean-value="true" calcext:value-type="boolean">
            <text:p>WAHR</text:p>
          </table:table-cell>
          <table:table-cell table:style-name="ce4" table:formula="of:=SUM([.D158:.M158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MinMatchLength2</text:p>
          </table:table-cell>
          <table:table-cell table:style-name="ce3" table:formula="of:=IF([.D159]=&quot;no result&quot;; 0;  IF([.E159]=&quot;no result&quot;; 0;  IF([.F159]=&quot;no result&quot;; 0;  IF([.G159]=&quot;no result&quot;; 0;  IF([.H159]=&quot;no result&quot;; 0;  IF([.I159]=&quot;no result&quot;; 0;  IF([.J159]=&quot;no result&quot;; 0;  IF([.K159]=&quot;no result&quot;; 0;  IF([.L159]=&quot;no result&quot;; 0;  IF([.M159]=&quot;no result&quot;; 0;  IF([.N159]=&quot;no result&quot;; 0; 1)))))))))))" office:value-type="boolean" office:boolean-value="true" calcext:value-type="boolean">
            <text:p>WAHR</text:p>
          </table:table-cell>
          <table:table-cell table:style-name="ce4" table:formula="of:=SUM([.D159:.M159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MinMatchLength3</text:p>
          </table:table-cell>
          <table:table-cell table:style-name="ce3" table:formula="of:=IF([.D160]=&quot;no result&quot;; 0;  IF([.E160]=&quot;no result&quot;; 0;  IF([.F160]=&quot;no result&quot;; 0;  IF([.G160]=&quot;no result&quot;; 0;  IF([.H160]=&quot;no result&quot;; 0;  IF([.I160]=&quot;no result&quot;; 0;  IF([.J160]=&quot;no result&quot;; 0;  IF([.K160]=&quot;no result&quot;; 0;  IF([.L160]=&quot;no result&quot;; 0;  IF([.M160]=&quot;no result&quot;; 0;  IF([.N160]=&quot;no result&quot;; 0; 1)))))))))))" office:value-type="boolean" office:boolean-value="true" calcext:value-type="boolean">
            <text:p>WAHR</text:p>
          </table:table-cell>
          <table:table-cell table:style-name="ce4" table:formula="of:=SUM([.D160:.M160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VariantMinMatchLength1</text:p>
          </table:table-cell>
          <table:table-cell table:style-name="ce3" table:formula="of:=IF([.D161]=&quot;no result&quot;; 0;  IF([.E161]=&quot;no result&quot;; 0;  IF([.F161]=&quot;no result&quot;; 0;  IF([.G161]=&quot;no result&quot;; 0;  IF([.H161]=&quot;no result&quot;; 0;  IF([.I161]=&quot;no result&quot;; 0;  IF([.J161]=&quot;no result&quot;; 0;  IF([.K161]=&quot;no result&quot;; 0;  IF([.L161]=&quot;no result&quot;; 0;  IF([.M161]=&quot;no result&quot;; 0;  IF([.N161]=&quot;no result&quot;; 0; 1)))))))))))" office:value-type="boolean" office:boolean-value="true" calcext:value-type="boolean">
            <text:p>WAHR</text:p>
          </table:table-cell>
          <table:table-cell table:style-name="ce4" table:formula="of:=SUM([.D161:.M161])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4GramDiceVariantMinMatchLength2</text:p>
          </table:table-cell>
          <table:table-cell table:style-name="ce3" table:formula="of:=IF([.D162]=&quot;no result&quot;; 0;  IF([.E162]=&quot;no result&quot;; 0;  IF([.F162]=&quot;no result&quot;; 0;  IF([.G162]=&quot;no result&quot;; 0;  IF([.H162]=&quot;no result&quot;; 0;  IF([.I162]=&quot;no result&quot;; 0;  IF([.J162]=&quot;no result&quot;; 0;  IF([.K162]=&quot;no result&quot;; 0;  IF([.L162]=&quot;no result&quot;; 0;  IF([.M162]=&quot;no result&quot;; 0;  IF([.N162]=&quot;no result&quot;; 0; 1)))))))))))" office:value-type="boolean" office:boolean-value="true" calcext:value-type="boolean">
            <text:p>WAHR</text:p>
          </table:table-cell>
          <table:table-cell table:style-name="ce4" table:formula="of:=SUM([.D162:.M162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4GramDiceVariantMinMatchLength3</text:p>
          </table:table-cell>
          <table:table-cell table:style-name="ce3" table:formula="of:=IF([.D163]=&quot;no result&quot;; 0;  IF([.E163]=&quot;no result&quot;; 0;  IF([.F163]=&quot;no result&quot;; 0;  IF([.G163]=&quot;no result&quot;; 0;  IF([.H163]=&quot;no result&quot;; 0;  IF([.I163]=&quot;no result&quot;; 0;  IF([.J163]=&quot;no result&quot;; 0;  IF([.K163]=&quot;no result&quot;; 0;  IF([.L163]=&quot;no result&quot;; 0;  IF([.M163]=&quot;no result&quot;; 0;  IF([.N163]=&quot;no result&quot;; 0; 1)))))))))))" office:value-type="boolean" office:boolean-value="true" calcext:value-type="boolean">
            <text:p>WAHR</text:p>
          </table:table-cell>
          <table:table-cell table:style-name="ce4" table:formula="of:=SUM([.D163:.M163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4GramJaccardMinMatchLength1</text:p>
          </table:table-cell>
          <table:table-cell table:style-name="ce3" table:formula="of:=IF([.D164]=&quot;no result&quot;; 0;  IF([.E164]=&quot;no result&quot;; 0;  IF([.F164]=&quot;no result&quot;; 0;  IF([.G164]=&quot;no result&quot;; 0;  IF([.H164]=&quot;no result&quot;; 0;  IF([.I164]=&quot;no result&quot;; 0;  IF([.J164]=&quot;no result&quot;; 0;  IF([.K164]=&quot;no result&quot;; 0;  IF([.L164]=&quot;no result&quot;; 0;  IF([.M164]=&quot;no result&quot;; 0;  IF([.N164]=&quot;no result&quot;; 0; 1)))))))))))" office:value-type="boolean" office:boolean-value="true" calcext:value-type="boolean">
            <text:p>WAHR</text:p>
          </table:table-cell>
          <table:table-cell table:style-name="ce4" table:formula="of:=SUM([.D164:.M164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JaccardMinMatchLength2</text:p>
          </table:table-cell>
          <table:table-cell table:style-name="ce3" table:formula="of:=IF([.D165]=&quot;no result&quot;; 0;  IF([.E165]=&quot;no result&quot;; 0;  IF([.F165]=&quot;no result&quot;; 0;  IF([.G165]=&quot;no result&quot;; 0;  IF([.H165]=&quot;no result&quot;; 0;  IF([.I165]=&quot;no result&quot;; 0;  IF([.J165]=&quot;no result&quot;; 0;  IF([.K165]=&quot;no result&quot;; 0;  IF([.L165]=&quot;no result&quot;; 0;  IF([.M165]=&quot;no result&quot;; 0;  IF([.N165]=&quot;no result&quot;; 0; 1)))))))))))" office:value-type="boolean" office:boolean-value="true" calcext:value-type="boolean">
            <text:p>WAHR</text:p>
          </table:table-cell>
          <table:table-cell table:style-name="ce4" table:formula="of:=SUM([.D165:.M165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JaccardMinMatchLength3</text:p>
          </table:table-cell>
          <table:table-cell table:style-name="ce3" table:formula="of:=IF([.D166]=&quot;no result&quot;; 0;  IF([.E166]=&quot;no result&quot;; 0;  IF([.F166]=&quot;no result&quot;; 0;  IF([.G166]=&quot;no result&quot;; 0;  IF([.H166]=&quot;no result&quot;; 0;  IF([.I166]=&quot;no result&quot;; 0;  IF([.J166]=&quot;no result&quot;; 0;  IF([.K166]=&quot;no result&quot;; 0;  IF([.L166]=&quot;no result&quot;; 0;  IF([.M166]=&quot;no result&quot;; 0;  IF([.N166]=&quot;no result&quot;; 0; 1)))))))))))" office:value-type="boolean" office:boolean-value="true" calcext:value-type="boolean">
            <text:p>WAHR</text:p>
          </table:table-cell>
          <table:table-cell table:style-name="ce4" table:formula="of:=SUM([.D166:.M166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OverlapMinMatchLength1</text:p>
          </table:table-cell>
          <table:table-cell table:style-name="ce3" table:formula="of:=IF([.D167]=&quot;no result&quot;; 0;  IF([.E167]=&quot;no result&quot;; 0;  IF([.F167]=&quot;no result&quot;; 0;  IF([.G167]=&quot;no result&quot;; 0;  IF([.H167]=&quot;no result&quot;; 0;  IF([.I167]=&quot;no result&quot;; 0;  IF([.J167]=&quot;no result&quot;; 0;  IF([.K167]=&quot;no result&quot;; 0;  IF([.L167]=&quot;no result&quot;; 0;  IF([.M167]=&quot;no result&quot;; 0;  IF([.N167]=&quot;no result&quot;; 0; 1)))))))))))" office:value-type="boolean" office:boolean-value="true" calcext:value-type="boolean">
            <text:p>WAHR</text:p>
          </table:table-cell>
          <table:table-cell table:style-name="ce4" table:formula="of:=SUM([.D167:.M167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OverlapMinMatchLength2</text:p>
          </table:table-cell>
          <table:table-cell table:style-name="ce3" table:formula="of:=IF([.D168]=&quot;no result&quot;; 0;  IF([.E168]=&quot;no result&quot;; 0;  IF([.F168]=&quot;no result&quot;; 0;  IF([.G168]=&quot;no result&quot;; 0;  IF([.H168]=&quot;no result&quot;; 0;  IF([.I168]=&quot;no result&quot;; 0;  IF([.J168]=&quot;no result&quot;; 0;  IF([.K168]=&quot;no result&quot;; 0;  IF([.L168]=&quot;no result&quot;; 0;  IF([.M168]=&quot;no result&quot;; 0;  IF([.N168]=&quot;no result&quot;; 0; 1)))))))))))" office:value-type="boolean" office:boolean-value="true" calcext:value-type="boolean">
            <text:p>WAHR</text:p>
          </table:table-cell>
          <table:table-cell table:style-name="ce4" table:formula="of:=SUM([.D168:.M168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OverlapMinMatchLength3</text:p>
          </table:table-cell>
          <table:table-cell table:style-name="ce3" table:formula="of:=IF([.D169]=&quot;no result&quot;; 0;  IF([.E169]=&quot;no result&quot;; 0;  IF([.F169]=&quot;no result&quot;; 0;  IF([.G169]=&quot;no result&quot;; 0;  IF([.H169]=&quot;no result&quot;; 0;  IF([.I169]=&quot;no result&quot;; 0;  IF([.J169]=&quot;no result&quot;; 0;  IF([.K169]=&quot;no result&quot;; 0;  IF([.L169]=&quot;no result&quot;; 0;  IF([.M169]=&quot;no result&quot;; 0;  IF([.N169]=&quot;no result&quot;; 0; 1)))))))))))" office:value-type="boolean" office:boolean-value="true" calcext:value-type="boolean">
            <text:p>WAHR</text:p>
          </table:table-cell>
          <table:table-cell table:style-name="ce4" table:formula="of:=SUM([.D169:.M169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MinMatchLength1</text:p>
          </table:table-cell>
          <table:table-cell table:style-name="ce3" table:formula="of:=IF([.D170]=&quot;no result&quot;; 0;  IF([.E170]=&quot;no result&quot;; 0;  IF([.F170]=&quot;no result&quot;; 0;  IF([.G170]=&quot;no result&quot;; 0;  IF([.H170]=&quot;no result&quot;; 0;  IF([.I170]=&quot;no result&quot;; 0;  IF([.J170]=&quot;no result&quot;; 0;  IF([.K170]=&quot;no result&quot;; 0;  IF([.L170]=&quot;no result&quot;; 0;  IF([.M170]=&quot;no result&quot;; 0;  IF([.N170]=&quot;no result&quot;; 0; 1)))))))))))" office:value-type="boolean" office:boolean-value="true" calcext:value-type="boolean">
            <text:p>WAHR</text:p>
          </table:table-cell>
          <table:table-cell table:style-name="ce4" table:formula="of:=SUM([.D170:.M170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MinMatchLength2</text:p>
          </table:table-cell>
          <table:table-cell table:style-name="ce3" table:formula="of:=IF([.D171]=&quot;no result&quot;; 0;  IF([.E171]=&quot;no result&quot;; 0;  IF([.F171]=&quot;no result&quot;; 0;  IF([.G171]=&quot;no result&quot;; 0;  IF([.H171]=&quot;no result&quot;; 0;  IF([.I171]=&quot;no result&quot;; 0;  IF([.J171]=&quot;no result&quot;; 0;  IF([.K171]=&quot;no result&quot;; 0;  IF([.L171]=&quot;no result&quot;; 0;  IF([.M171]=&quot;no result&quot;; 0;  IF([.N171]=&quot;no result&quot;; 0; 1)))))))))))" office:value-type="boolean" office:boolean-value="true" calcext:value-type="boolean">
            <text:p>WAHR</text:p>
          </table:table-cell>
          <table:table-cell table:style-name="ce4" table:formula="of:=SUM([.D171:.M171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MinMatchLength3</text:p>
          </table:table-cell>
          <table:table-cell table:style-name="ce3" table:formula="of:=IF([.D172]=&quot;no result&quot;; 0;  IF([.E172]=&quot;no result&quot;; 0;  IF([.F172]=&quot;no result&quot;; 0;  IF([.G172]=&quot;no result&quot;; 0;  IF([.H172]=&quot;no result&quot;; 0;  IF([.I172]=&quot;no result&quot;; 0;  IF([.J172]=&quot;no result&quot;; 0;  IF([.K172]=&quot;no result&quot;; 0;  IF([.L172]=&quot;no result&quot;; 0;  IF([.M172]=&quot;no result&quot;; 0;  IF([.N172]=&quot;no result&quot;; 0; 1)))))))))))" office:value-type="boolean" office:boolean-value="true" calcext:value-type="boolean">
            <text:p>WAHR</text:p>
          </table:table-cell>
          <table:table-cell table:style-name="ce4" table:formula="of:=SUM([.D172:.M17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VariantMinMatchLength1</text:p>
          </table:table-cell>
          <table:table-cell table:style-name="ce3" table:formula="of:=IF([.D173]=&quot;no result&quot;; 0;  IF([.E173]=&quot;no result&quot;; 0;  IF([.F173]=&quot;no result&quot;; 0;  IF([.G173]=&quot;no result&quot;; 0;  IF([.H173]=&quot;no result&quot;; 0;  IF([.I173]=&quot;no result&quot;; 0;  IF([.J173]=&quot;no result&quot;; 0;  IF([.K173]=&quot;no result&quot;; 0;  IF([.L173]=&quot;no result&quot;; 0;  IF([.M173]=&quot;no result&quot;; 0;  IF([.N173]=&quot;no result&quot;; 0; 1)))))))))))" office:value-type="boolean" office:boolean-value="true" calcext:value-type="boolean">
            <text:p>WAHR</text:p>
          </table:table-cell>
          <table:table-cell table:style-name="ce4" table:formula="of:=SUM([.D173:.M173])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krGst5GramDiceVariantMinMatchLength2</text:p>
          </table:table-cell>
          <table:table-cell table:style-name="ce3" table:formula="of:=IF([.D174]=&quot;no result&quot;; 0;  IF([.E174]=&quot;no result&quot;; 0;  IF([.F174]=&quot;no result&quot;; 0;  IF([.G174]=&quot;no result&quot;; 0;  IF([.H174]=&quot;no result&quot;; 0;  IF([.I174]=&quot;no result&quot;; 0;  IF([.J174]=&quot;no result&quot;; 0;  IF([.K174]=&quot;no result&quot;; 0;  IF([.L174]=&quot;no result&quot;; 0;  IF([.M174]=&quot;no result&quot;; 0;  IF([.N174]=&quot;no result&quot;; 0; 1)))))))))))" office:value-type="boolean" office:boolean-value="true" calcext:value-type="boolean">
            <text:p>WAHR</text:p>
          </table:table-cell>
          <table:table-cell table:style-name="ce4" table:formula="of:=SUM([.D174:.M174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krGst5GramDiceVariantMinMatchLength3</text:p>
          </table:table-cell>
          <table:table-cell table:style-name="ce3" table:formula="of:=IF([.D175]=&quot;no result&quot;; 0;  IF([.E175]=&quot;no result&quot;; 0;  IF([.F175]=&quot;no result&quot;; 0;  IF([.G175]=&quot;no result&quot;; 0;  IF([.H175]=&quot;no result&quot;; 0;  IF([.I175]=&quot;no result&quot;; 0;  IF([.J175]=&quot;no result&quot;; 0;  IF([.K175]=&quot;no result&quot;; 0;  IF([.L175]=&quot;no result&quot;; 0;  IF([.M175]=&quot;no result&quot;; 0;  IF([.N175]=&quot;no result&quot;; 0; 1)))))))))))" office:value-type="boolean" office:boolean-value="true" calcext:value-type="boolean">
            <text:p>WAHR</text:p>
          </table:table-cell>
          <table:table-cell table:style-name="ce4" table:formula="of:=SUM([.D175:.M175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krGst5GramJaccardMinMatchLength1</text:p>
          </table:table-cell>
          <table:table-cell table:style-name="ce3" table:formula="of:=IF([.D176]=&quot;no result&quot;; 0;  IF([.E176]=&quot;no result&quot;; 0;  IF([.F176]=&quot;no result&quot;; 0;  IF([.G176]=&quot;no result&quot;; 0;  IF([.H176]=&quot;no result&quot;; 0;  IF([.I176]=&quot;no result&quot;; 0;  IF([.J176]=&quot;no result&quot;; 0;  IF([.K176]=&quot;no result&quot;; 0;  IF([.L176]=&quot;no result&quot;; 0;  IF([.M176]=&quot;no result&quot;; 0;  IF([.N176]=&quot;no result&quot;; 0; 1)))))))))))" office:value-type="boolean" office:boolean-value="true" calcext:value-type="boolean">
            <text:p>WAHR</text:p>
          </table:table-cell>
          <table:table-cell table:style-name="ce4" table:formula="of:=SUM([.D176:.M176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JaccardMinMatchLength2</text:p>
          </table:table-cell>
          <table:table-cell table:style-name="ce3" table:formula="of:=IF([.D177]=&quot;no result&quot;; 0;  IF([.E177]=&quot;no result&quot;; 0;  IF([.F177]=&quot;no result&quot;; 0;  IF([.G177]=&quot;no result&quot;; 0;  IF([.H177]=&quot;no result&quot;; 0;  IF([.I177]=&quot;no result&quot;; 0;  IF([.J177]=&quot;no result&quot;; 0;  IF([.K177]=&quot;no result&quot;; 0;  IF([.L177]=&quot;no result&quot;; 0;  IF([.M177]=&quot;no result&quot;; 0;  IF([.N177]=&quot;no result&quot;; 0; 1)))))))))))" office:value-type="boolean" office:boolean-value="true" calcext:value-type="boolean">
            <text:p>WAHR</text:p>
          </table:table-cell>
          <table:table-cell table:style-name="ce4" table:formula="of:=SUM([.D177:.M177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JaccardMinMatchLength3</text:p>
          </table:table-cell>
          <table:table-cell table:style-name="ce3" table:formula="of:=IF([.D178]=&quot;no result&quot;; 0;  IF([.E178]=&quot;no result&quot;; 0;  IF([.F178]=&quot;no result&quot;; 0;  IF([.G178]=&quot;no result&quot;; 0;  IF([.H178]=&quot;no result&quot;; 0;  IF([.I178]=&quot;no result&quot;; 0;  IF([.J178]=&quot;no result&quot;; 0;  IF([.K178]=&quot;no result&quot;; 0;  IF([.L178]=&quot;no result&quot;; 0;  IF([.M178]=&quot;no result&quot;; 0;  IF([.N178]=&quot;no result&quot;; 0; 1)))))))))))" office:value-type="boolean" office:boolean-value="true" calcext:value-type="boolean">
            <text:p>WAHR</text:p>
          </table:table-cell>
          <table:table-cell table:style-name="ce4" table:formula="of:=SUM([.D178:.M178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OverlapMinMatchLength1</text:p>
          </table:table-cell>
          <table:table-cell table:style-name="ce3" table:formula="of:=IF([.D179]=&quot;no result&quot;; 0;  IF([.E179]=&quot;no result&quot;; 0;  IF([.F179]=&quot;no result&quot;; 0;  IF([.G179]=&quot;no result&quot;; 0;  IF([.H179]=&quot;no result&quot;; 0;  IF([.I179]=&quot;no result&quot;; 0;  IF([.J179]=&quot;no result&quot;; 0;  IF([.K179]=&quot;no result&quot;; 0;  IF([.L179]=&quot;no result&quot;; 0;  IF([.M179]=&quot;no result&quot;; 0;  IF([.N179]=&quot;no result&quot;; 0; 1)))))))))))" office:value-type="boolean" office:boolean-value="true" calcext:value-type="boolean">
            <text:p>WAHR</text:p>
          </table:table-cell>
          <table:table-cell table:style-name="ce4" table:formula="of:=SUM([.D179:.M179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OverlapMinMatchLength2</text:p>
          </table:table-cell>
          <table:table-cell table:style-name="ce3" table:formula="of:=IF([.D180]=&quot;no result&quot;; 0;  IF([.E180]=&quot;no result&quot;; 0;  IF([.F180]=&quot;no result&quot;; 0;  IF([.G180]=&quot;no result&quot;; 0;  IF([.H180]=&quot;no result&quot;; 0;  IF([.I180]=&quot;no result&quot;; 0;  IF([.J180]=&quot;no result&quot;; 0;  IF([.K180]=&quot;no result&quot;; 0;  IF([.L180]=&quot;no result&quot;; 0;  IF([.M180]=&quot;no result&quot;; 0;  IF([.N180]=&quot;no result&quot;; 0; 1)))))))))))" office:value-type="boolean" office:boolean-value="true" calcext:value-type="boolean">
            <text:p>WAHR</text:p>
          </table:table-cell>
          <table:table-cell table:style-name="ce4" table:formula="of:=SUM([.D180:.M180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OverlapMinMatchLength3</text:p>
          </table:table-cell>
          <table:table-cell table:style-name="ce3" table:formula="of:=IF([.D181]=&quot;no result&quot;; 0;  IF([.E181]=&quot;no result&quot;; 0;  IF([.F181]=&quot;no result&quot;; 0;  IF([.G181]=&quot;no result&quot;; 0;  IF([.H181]=&quot;no result&quot;; 0;  IF([.I181]=&quot;no result&quot;; 0;  IF([.J181]=&quot;no result&quot;; 0;  IF([.K181]=&quot;no result&quot;; 0;  IF([.L181]=&quot;no result&quot;; 0;  IF([.M181]=&quot;no result&quot;; 0;  IF([.N181]=&quot;no result&quot;; 0; 1)))))))))))" office:value-type="boolean" office:boolean-value="true" calcext:value-type="boolean">
            <text:p>WAHR</text:p>
          </table:table-cell>
          <table:table-cell table:style-name="ce4" table:formula="of:=SUM([.D181:.M18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MinMatchLength1</text:p>
          </table:table-cell>
          <table:table-cell table:style-name="ce3" table:formula="of:=IF([.D182]=&quot;no result&quot;; 0;  IF([.E182]=&quot;no result&quot;; 0;  IF([.F182]=&quot;no result&quot;; 0;  IF([.G182]=&quot;no result&quot;; 0;  IF([.H182]=&quot;no result&quot;; 0;  IF([.I182]=&quot;no result&quot;; 0;  IF([.J182]=&quot;no result&quot;; 0;  IF([.K182]=&quot;no result&quot;; 0;  IF([.L182]=&quot;no result&quot;; 0;  IF([.M182]=&quot;no result&quot;; 0;  IF([.N182]=&quot;no result&quot;; 0; 1)))))))))))" office:value-type="boolean" office:boolean-value="true" calcext:value-type="boolean">
            <text:p>WAHR</text:p>
          </table:table-cell>
          <table:table-cell table:style-name="ce4" table:formula="of:=SUM([.D182:.M182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MinMatchLength2</text:p>
          </table:table-cell>
          <table:table-cell table:style-name="ce3" table:formula="of:=IF([.D183]=&quot;no result&quot;; 0;  IF([.E183]=&quot;no result&quot;; 0;  IF([.F183]=&quot;no result&quot;; 0;  IF([.G183]=&quot;no result&quot;; 0;  IF([.H183]=&quot;no result&quot;; 0;  IF([.I183]=&quot;no result&quot;; 0;  IF([.J183]=&quot;no result&quot;; 0;  IF([.K183]=&quot;no result&quot;; 0;  IF([.L183]=&quot;no result&quot;; 0;  IF([.M183]=&quot;no result&quot;; 0;  IF([.N183]=&quot;no result&quot;; 0; 1)))))))))))" office:value-type="boolean" office:boolean-value="true" calcext:value-type="boolean">
            <text:p>WAHR</text:p>
          </table:table-cell>
          <table:table-cell table:style-name="ce4" table:formula="of:=SUM([.D183:.M183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MinMatchLength3</text:p>
          </table:table-cell>
          <table:table-cell table:style-name="ce3" table:formula="of:=IF([.D184]=&quot;no result&quot;; 0;  IF([.E184]=&quot;no result&quot;; 0;  IF([.F184]=&quot;no result&quot;; 0;  IF([.G184]=&quot;no result&quot;; 0;  IF([.H184]=&quot;no result&quot;; 0;  IF([.I184]=&quot;no result&quot;; 0;  IF([.J184]=&quot;no result&quot;; 0;  IF([.K184]=&quot;no result&quot;; 0;  IF([.L184]=&quot;no result&quot;; 0;  IF([.M184]=&quot;no result&quot;; 0;  IF([.N184]=&quot;no result&quot;; 0; 1)))))))))))" office:value-type="boolean" office:boolean-value="true" calcext:value-type="boolean">
            <text:p>WAHR</text:p>
          </table:table-cell>
          <table:table-cell table:style-name="ce4" table:formula="of:=SUM([.D184:.M184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VariantMinMatchLength1</text:p>
          </table:table-cell>
          <table:table-cell table:style-name="ce3" table:formula="of:=IF([.D185]=&quot;no result&quot;; 0;  IF([.E185]=&quot;no result&quot;; 0;  IF([.F185]=&quot;no result&quot;; 0;  IF([.G185]=&quot;no result&quot;; 0;  IF([.H185]=&quot;no result&quot;; 0;  IF([.I185]=&quot;no result&quot;; 0;  IF([.J185]=&quot;no result&quot;; 0;  IF([.K185]=&quot;no result&quot;; 0;  IF([.L185]=&quot;no result&quot;; 0;  IF([.M185]=&quot;no result&quot;; 0;  IF([.N185]=&quot;no result&quot;; 0; 1)))))))))))" office:value-type="boolean" office:boolean-value="true" calcext:value-type="boolean">
            <text:p>WAHR</text:p>
          </table:table-cell>
          <table:table-cell table:style-name="ce4" table:formula="of:=SUM([.D185:.M185])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DiceVariantMinMatchLength2</text:p>
          </table:table-cell>
          <table:table-cell table:style-name="ce3" table:formula="of:=IF([.D186]=&quot;no result&quot;; 0;  IF([.E186]=&quot;no result&quot;; 0;  IF([.F186]=&quot;no result&quot;; 0;  IF([.G186]=&quot;no result&quot;; 0;  IF([.H186]=&quot;no result&quot;; 0;  IF([.I186]=&quot;no result&quot;; 0;  IF([.J186]=&quot;no result&quot;; 0;  IF([.K186]=&quot;no result&quot;; 0;  IF([.L186]=&quot;no result&quot;; 0;  IF([.M186]=&quot;no result&quot;; 0;  IF([.N186]=&quot;no result&quot;; 0; 1)))))))))))" office:value-type="boolean" office:boolean-value="true" calcext:value-type="boolean">
            <text:p>WAHR</text:p>
          </table:table-cell>
          <table:table-cell table:style-name="ce4" table:formula="of:=SUM([.D186:.M186])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DiceVariantMinMatchLength3</text:p>
          </table:table-cell>
          <table:table-cell table:style-name="ce3" table:formula="of:=IF([.D187]=&quot;no result&quot;; 0;  IF([.E187]=&quot;no result&quot;; 0;  IF([.F187]=&quot;no result&quot;; 0;  IF([.G187]=&quot;no result&quot;; 0;  IF([.H187]=&quot;no result&quot;; 0;  IF([.I187]=&quot;no result&quot;; 0;  IF([.J187]=&quot;no result&quot;; 0;  IF([.K187]=&quot;no result&quot;; 0;  IF([.L187]=&quot;no result&quot;; 0;  IF([.M187]=&quot;no result&quot;; 0;  IF([.N187]=&quot;no result&quot;; 0; 1)))))))))))" office:value-type="boolean" office:boolean-value="true" calcext:value-type="boolean">
            <text:p>WAHR</text:p>
          </table:table-cell>
          <table:table-cell table:style-name="ce4" table:formula="of:=SUM([.D187:.M187])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2GramJaccardMinMatchLength1</text:p>
          </table:table-cell>
          <table:table-cell table:style-name="ce3" table:formula="of:=IF([.D188]=&quot;no result&quot;; 0;  IF([.E188]=&quot;no result&quot;; 0;  IF([.F188]=&quot;no result&quot;; 0;  IF([.G188]=&quot;no result&quot;; 0;  IF([.H188]=&quot;no result&quot;; 0;  IF([.I188]=&quot;no result&quot;; 0;  IF([.J188]=&quot;no result&quot;; 0;  IF([.K188]=&quot;no result&quot;; 0;  IF([.L188]=&quot;no result&quot;; 0;  IF([.M188]=&quot;no result&quot;; 0;  IF([.N188]=&quot;no result&quot;; 0; 1)))))))))))" office:value-type="boolean" office:boolean-value="true" calcext:value-type="boolean">
            <text:p>WAHR</text:p>
          </table:table-cell>
          <table:table-cell table:style-name="ce4" table:formula="of:=SUM([.D188:.M188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JaccardMinMatchLength2</text:p>
          </table:table-cell>
          <table:table-cell table:style-name="ce3" table:formula="of:=IF([.D189]=&quot;no result&quot;; 0;  IF([.E189]=&quot;no result&quot;; 0;  IF([.F189]=&quot;no result&quot;; 0;  IF([.G189]=&quot;no result&quot;; 0;  IF([.H189]=&quot;no result&quot;; 0;  IF([.I189]=&quot;no result&quot;; 0;  IF([.J189]=&quot;no result&quot;; 0;  IF([.K189]=&quot;no result&quot;; 0;  IF([.L189]=&quot;no result&quot;; 0;  IF([.M189]=&quot;no result&quot;; 0;  IF([.N189]=&quot;no result&quot;; 0; 1)))))))))))" office:value-type="boolean" office:boolean-value="true" calcext:value-type="boolean">
            <text:p>WAHR</text:p>
          </table:table-cell>
          <table:table-cell table:style-name="ce4" table:formula="of:=SUM([.D189:.M189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JaccardMinMatchLength3</text:p>
          </table:table-cell>
          <table:table-cell table:style-name="ce3" table:formula="of:=IF([.D190]=&quot;no result&quot;; 0;  IF([.E190]=&quot;no result&quot;; 0;  IF([.F190]=&quot;no result&quot;; 0;  IF([.G190]=&quot;no result&quot;; 0;  IF([.H190]=&quot;no result&quot;; 0;  IF([.I190]=&quot;no result&quot;; 0;  IF([.J190]=&quot;no result&quot;; 0;  IF([.K190]=&quot;no result&quot;; 0;  IF([.L190]=&quot;no result&quot;; 0;  IF([.M190]=&quot;no result&quot;; 0;  IF([.N190]=&quot;no result&quot;; 0; 1)))))))))))" office:value-type="boolean" office:boolean-value="true" calcext:value-type="boolean">
            <text:p>WAHR</text:p>
          </table:table-cell>
          <table:table-cell table:style-name="ce4" table:formula="of:=SUM([.D190:.M190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1</text:p>
          </table:table-cell>
          <table:table-cell table:style-name="ce3" table:formula="of:=IF([.D191]=&quot;no result&quot;; 0;  IF([.E191]=&quot;no result&quot;; 0;  IF([.F191]=&quot;no result&quot;; 0;  IF([.G191]=&quot;no result&quot;; 0;  IF([.H191]=&quot;no result&quot;; 0;  IF([.I191]=&quot;no result&quot;; 0;  IF([.J191]=&quot;no result&quot;; 0;  IF([.K191]=&quot;no result&quot;; 0;  IF([.L191]=&quot;no result&quot;; 0;  IF([.M191]=&quot;no result&quot;; 0;  IF([.N191]=&quot;no result&quot;; 0; 1)))))))))))" office:value-type="boolean" office:boolean-value="true" calcext:value-type="boolean">
            <text:p>WAHR</text:p>
          </table:table-cell>
          <table:table-cell table:style-name="ce4" table:formula="of:=SUM([.D191:.M191])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2</text:p>
          </table:table-cell>
          <table:table-cell table:style-name="ce3" table:formula="of:=IF([.D192]=&quot;no result&quot;; 0;  IF([.E192]=&quot;no result&quot;; 0;  IF([.F192]=&quot;no result&quot;; 0;  IF([.G192]=&quot;no result&quot;; 0;  IF([.H192]=&quot;no result&quot;; 0;  IF([.I192]=&quot;no result&quot;; 0;  IF([.J192]=&quot;no result&quot;; 0;  IF([.K192]=&quot;no result&quot;; 0;  IF([.L192]=&quot;no result&quot;; 0;  IF([.M192]=&quot;no result&quot;; 0;  IF([.N192]=&quot;no result&quot;; 0; 1)))))))))))" office:value-type="boolean" office:boolean-value="true" calcext:value-type="boolean">
            <text:p>WAHR</text:p>
          </table:table-cell>
          <table:table-cell table:style-name="ce4" table:formula="of:=SUM([.D192:.M192])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3</text:p>
          </table:table-cell>
          <table:table-cell table:style-name="ce3" table:formula="of:=IF([.D193]=&quot;no result&quot;; 0;  IF([.E193]=&quot;no result&quot;; 0;  IF([.F193]=&quot;no result&quot;; 0;  IF([.G193]=&quot;no result&quot;; 0;  IF([.H193]=&quot;no result&quot;; 0;  IF([.I193]=&quot;no result&quot;; 0;  IF([.J193]=&quot;no result&quot;; 0;  IF([.K193]=&quot;no result&quot;; 0;  IF([.L193]=&quot;no result&quot;; 0;  IF([.M193]=&quot;no result&quot;; 0;  IF([.N193]=&quot;no result&quot;; 0; 1)))))))))))" office:value-type="boolean" office:boolean-value="true" calcext:value-type="boolean">
            <text:p>WAHR</text:p>
          </table:table-cell>
          <table:table-cell table:style-name="ce4" table:formula="of:=SUM([.D193:.M193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MinMatchLength1</text:p>
          </table:table-cell>
          <table:table-cell table:style-name="ce3" table:formula="of:=IF([.D194]=&quot;no result&quot;; 0;  IF([.E194]=&quot;no result&quot;; 0;  IF([.F194]=&quot;no result&quot;; 0;  IF([.G194]=&quot;no result&quot;; 0;  IF([.H194]=&quot;no result&quot;; 0;  IF([.I194]=&quot;no result&quot;; 0;  IF([.J194]=&quot;no result&quot;; 0;  IF([.K194]=&quot;no result&quot;; 0;  IF([.L194]=&quot;no result&quot;; 0;  IF([.M194]=&quot;no result&quot;; 0;  IF([.N194]=&quot;no result&quot;; 0; 1)))))))))))" office:value-type="boolean" office:boolean-value="true" calcext:value-type="boolean">
            <text:p>WAHR</text:p>
          </table:table-cell>
          <table:table-cell table:style-name="ce4" table:formula="of:=SUM([.D194:.M194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MinMatchLength2</text:p>
          </table:table-cell>
          <table:table-cell table:style-name="ce3" table:formula="of:=IF([.D195]=&quot;no result&quot;; 0;  IF([.E195]=&quot;no result&quot;; 0;  IF([.F195]=&quot;no result&quot;; 0;  IF([.G195]=&quot;no result&quot;; 0;  IF([.H195]=&quot;no result&quot;; 0;  IF([.I195]=&quot;no result&quot;; 0;  IF([.J195]=&quot;no result&quot;; 0;  IF([.K195]=&quot;no result&quot;; 0;  IF([.L195]=&quot;no result&quot;; 0;  IF([.M195]=&quot;no result&quot;; 0;  IF([.N195]=&quot;no result&quot;; 0; 1)))))))))))" office:value-type="boolean" office:boolean-value="true" calcext:value-type="boolean">
            <text:p>WAHR</text:p>
          </table:table-cell>
          <table:table-cell table:style-name="ce4" table:formula="of:=SUM([.D195:.M195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MinMatchLength3</text:p>
          </table:table-cell>
          <table:table-cell table:style-name="ce3" table:formula="of:=IF([.D196]=&quot;no result&quot;; 0;  IF([.E196]=&quot;no result&quot;; 0;  IF([.F196]=&quot;no result&quot;; 0;  IF([.G196]=&quot;no result&quot;; 0;  IF([.H196]=&quot;no result&quot;; 0;  IF([.I196]=&quot;no result&quot;; 0;  IF([.J196]=&quot;no result&quot;; 0;  IF([.K196]=&quot;no result&quot;; 0;  IF([.L196]=&quot;no result&quot;; 0;  IF([.M196]=&quot;no result&quot;; 0;  IF([.N196]=&quot;no result&quot;; 0; 1)))))))))))" office:value-type="boolean" office:boolean-value="true" calcext:value-type="boolean">
            <text:p>WAHR</text:p>
          </table:table-cell>
          <table:table-cell table:style-name="ce4" table:formula="of:=SUM([.D196:.M196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VariantMinMatchLength1</text:p>
          </table:table-cell>
          <table:table-cell table:style-name="ce3" table:formula="of:=IF([.D197]=&quot;no result&quot;; 0;  IF([.E197]=&quot;no result&quot;; 0;  IF([.F197]=&quot;no result&quot;; 0;  IF([.G197]=&quot;no result&quot;; 0;  IF([.H197]=&quot;no result&quot;; 0;  IF([.I197]=&quot;no result&quot;; 0;  IF([.J197]=&quot;no result&quot;; 0;  IF([.K197]=&quot;no result&quot;; 0;  IF([.L197]=&quot;no result&quot;; 0;  IF([.M197]=&quot;no result&quot;; 0;  IF([.N197]=&quot;no result&quot;; 0; 1)))))))))))" office:value-type="boolean" office:boolean-value="true" calcext:value-type="boolean">
            <text:p>WAHR</text:p>
          </table:table-cell>
          <table:table-cell table:style-name="ce4" table:formula="of:=SUM([.D197:.M197])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3GramDiceVariantMinMatchLength2</text:p>
          </table:table-cell>
          <table:table-cell table:style-name="ce3" table:formula="of:=IF([.D198]=&quot;no result&quot;; 0;  IF([.E198]=&quot;no result&quot;; 0;  IF([.F198]=&quot;no result&quot;; 0;  IF([.G198]=&quot;no result&quot;; 0;  IF([.H198]=&quot;no result&quot;; 0;  IF([.I198]=&quot;no result&quot;; 0;  IF([.J198]=&quot;no result&quot;; 0;  IF([.K198]=&quot;no result&quot;; 0;  IF([.L198]=&quot;no result&quot;; 0;  IF([.M198]=&quot;no result&quot;; 0;  IF([.N198]=&quot;no result&quot;; 0; 1)))))))))))" office:value-type="boolean" office:boolean-value="true" calcext:value-type="boolean">
            <text:p>WAHR</text:p>
          </table:table-cell>
          <table:table-cell table:style-name="ce4" table:formula="of:=SUM([.D198:.M198])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3GramDiceVariantMinMatchLength3</text:p>
          </table:table-cell>
          <table:table-cell table:style-name="ce3" table:formula="of:=IF([.D199]=&quot;no result&quot;; 0;  IF([.E199]=&quot;no result&quot;; 0;  IF([.F199]=&quot;no result&quot;; 0;  IF([.G199]=&quot;no result&quot;; 0;  IF([.H199]=&quot;no result&quot;; 0;  IF([.I199]=&quot;no result&quot;; 0;  IF([.J199]=&quot;no result&quot;; 0;  IF([.K199]=&quot;no result&quot;; 0;  IF([.L199]=&quot;no result&quot;; 0;  IF([.M199]=&quot;no result&quot;; 0;  IF([.N199]=&quot;no result&quot;; 0; 1)))))))))))" office:value-type="boolean" office:boolean-value="true" calcext:value-type="boolean">
            <text:p>WAHR</text:p>
          </table:table-cell>
          <table:table-cell table:style-name="ce4" table:formula="of:=SUM([.D199:.M199])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3GramJaccardMinMatchLength1</text:p>
          </table:table-cell>
          <table:table-cell table:style-name="ce3" table:formula="of:=IF([.D200]=&quot;no result&quot;; 0;  IF([.E200]=&quot;no result&quot;; 0;  IF([.F200]=&quot;no result&quot;; 0;  IF([.G200]=&quot;no result&quot;; 0;  IF([.H200]=&quot;no result&quot;; 0;  IF([.I200]=&quot;no result&quot;; 0;  IF([.J200]=&quot;no result&quot;; 0;  IF([.K200]=&quot;no result&quot;; 0;  IF([.L200]=&quot;no result&quot;; 0;  IF([.M200]=&quot;no result&quot;; 0;  IF([.N200]=&quot;no result&quot;; 0; 1)))))))))))" office:value-type="boolean" office:boolean-value="true" calcext:value-type="boolean">
            <text:p>WAHR</text:p>
          </table:table-cell>
          <table:table-cell table:style-name="ce4" table:formula="of:=SUM([.D200:.M200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JaccardMinMatchLength2</text:p>
          </table:table-cell>
          <table:table-cell table:style-name="ce3" table:formula="of:=IF([.D201]=&quot;no result&quot;; 0;  IF([.E201]=&quot;no result&quot;; 0;  IF([.F201]=&quot;no result&quot;; 0;  IF([.G201]=&quot;no result&quot;; 0;  IF([.H201]=&quot;no result&quot;; 0;  IF([.I201]=&quot;no result&quot;; 0;  IF([.J201]=&quot;no result&quot;; 0;  IF([.K201]=&quot;no result&quot;; 0;  IF([.L201]=&quot;no result&quot;; 0;  IF([.M201]=&quot;no result&quot;; 0;  IF([.N201]=&quot;no result&quot;; 0; 1)))))))))))" office:value-type="boolean" office:boolean-value="true" calcext:value-type="boolean">
            <text:p>WAHR</text:p>
          </table:table-cell>
          <table:table-cell table:style-name="ce4" table:formula="of:=SUM([.D201:.M201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JaccardMinMatchLength3</text:p>
          </table:table-cell>
          <table:table-cell table:style-name="ce3" table:formula="of:=IF([.D202]=&quot;no result&quot;; 0;  IF([.E202]=&quot;no result&quot;; 0;  IF([.F202]=&quot;no result&quot;; 0;  IF([.G202]=&quot;no result&quot;; 0;  IF([.H202]=&quot;no result&quot;; 0;  IF([.I202]=&quot;no result&quot;; 0;  IF([.J202]=&quot;no result&quot;; 0;  IF([.K202]=&quot;no result&quot;; 0;  IF([.L202]=&quot;no result&quot;; 0;  IF([.M202]=&quot;no result&quot;; 0;  IF([.N202]=&quot;no result&quot;; 0; 1)))))))))))" office:value-type="boolean" office:boolean-value="true" calcext:value-type="boolean">
            <text:p>WAHR</text:p>
          </table:table-cell>
          <table:table-cell table:style-name="ce4" table:formula="of:=SUM([.D202:.M202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OverlapMinMatchLength1</text:p>
          </table:table-cell>
          <table:table-cell table:style-name="ce3" table:formula="of:=IF([.D203]=&quot;no result&quot;; 0;  IF([.E203]=&quot;no result&quot;; 0;  IF([.F203]=&quot;no result&quot;; 0;  IF([.G203]=&quot;no result&quot;; 0;  IF([.H203]=&quot;no result&quot;; 0;  IF([.I203]=&quot;no result&quot;; 0;  IF([.J203]=&quot;no result&quot;; 0;  IF([.K203]=&quot;no result&quot;; 0;  IF([.L203]=&quot;no result&quot;; 0;  IF([.M203]=&quot;no result&quot;; 0;  IF([.N203]=&quot;no result&quot;; 0; 1)))))))))))" office:value-type="boolean" office:boolean-value="true" calcext:value-type="boolean">
            <text:p>WAHR</text:p>
          </table:table-cell>
          <table:table-cell table:style-name="ce4" table:formula="of:=SUM([.D203:.M203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OverlapMinMatchLength2</text:p>
          </table:table-cell>
          <table:table-cell table:style-name="ce3" table:formula="of:=IF([.D204]=&quot;no result&quot;; 0;  IF([.E204]=&quot;no result&quot;; 0;  IF([.F204]=&quot;no result&quot;; 0;  IF([.G204]=&quot;no result&quot;; 0;  IF([.H204]=&quot;no result&quot;; 0;  IF([.I204]=&quot;no result&quot;; 0;  IF([.J204]=&quot;no result&quot;; 0;  IF([.K204]=&quot;no result&quot;; 0;  IF([.L204]=&quot;no result&quot;; 0;  IF([.M204]=&quot;no result&quot;; 0;  IF([.N204]=&quot;no result&quot;; 0; 1)))))))))))" office:value-type="boolean" office:boolean-value="true" calcext:value-type="boolean">
            <text:p>WAHR</text:p>
          </table:table-cell>
          <table:table-cell table:style-name="ce4" table:formula="of:=SUM([.D204:.M204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OverlapMinMatchLength3</text:p>
          </table:table-cell>
          <table:table-cell table:style-name="ce3" table:formula="of:=IF([.D205]=&quot;no result&quot;; 0;  IF([.E205]=&quot;no result&quot;; 0;  IF([.F205]=&quot;no result&quot;; 0;  IF([.G205]=&quot;no result&quot;; 0;  IF([.H205]=&quot;no result&quot;; 0;  IF([.I205]=&quot;no result&quot;; 0;  IF([.J205]=&quot;no result&quot;; 0;  IF([.K205]=&quot;no result&quot;; 0;  IF([.L205]=&quot;no result&quot;; 0;  IF([.M205]=&quot;no result&quot;; 0;  IF([.N205]=&quot;no result&quot;; 0; 1)))))))))))" office:value-type="boolean" office:boolean-value="true" calcext:value-type="boolean">
            <text:p>WAHR</text:p>
          </table:table-cell>
          <table:table-cell table:style-name="ce4" table:formula="of:=SUM([.D205:.M205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MinMatchLength1</text:p>
          </table:table-cell>
          <table:table-cell table:style-name="ce3" table:formula="of:=IF([.D206]=&quot;no result&quot;; 0;  IF([.E206]=&quot;no result&quot;; 0;  IF([.F206]=&quot;no result&quot;; 0;  IF([.G206]=&quot;no result&quot;; 0;  IF([.H206]=&quot;no result&quot;; 0;  IF([.I206]=&quot;no result&quot;; 0;  IF([.J206]=&quot;no result&quot;; 0;  IF([.K206]=&quot;no result&quot;; 0;  IF([.L206]=&quot;no result&quot;; 0;  IF([.M206]=&quot;no result&quot;; 0;  IF([.N206]=&quot;no result&quot;; 0; 1)))))))))))" office:value-type="boolean" office:boolean-value="true" calcext:value-type="boolean">
            <text:p>WAHR</text:p>
          </table:table-cell>
          <table:table-cell table:style-name="ce4" table:formula="of:=SUM([.D206:.M206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MinMatchLength2</text:p>
          </table:table-cell>
          <table:table-cell table:style-name="ce3" table:formula="of:=IF([.D207]=&quot;no result&quot;; 0;  IF([.E207]=&quot;no result&quot;; 0;  IF([.F207]=&quot;no result&quot;; 0;  IF([.G207]=&quot;no result&quot;; 0;  IF([.H207]=&quot;no result&quot;; 0;  IF([.I207]=&quot;no result&quot;; 0;  IF([.J207]=&quot;no result&quot;; 0;  IF([.K207]=&quot;no result&quot;; 0;  IF([.L207]=&quot;no result&quot;; 0;  IF([.M207]=&quot;no result&quot;; 0;  IF([.N207]=&quot;no result&quot;; 0; 1)))))))))))" office:value-type="boolean" office:boolean-value="true" calcext:value-type="boolean">
            <text:p>WAHR</text:p>
          </table:table-cell>
          <table:table-cell table:style-name="ce4" table:formula="of:=SUM([.D207:.M207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MinMatchLength3</text:p>
          </table:table-cell>
          <table:table-cell table:style-name="ce3" table:formula="of:=IF([.D208]=&quot;no result&quot;; 0;  IF([.E208]=&quot;no result&quot;; 0;  IF([.F208]=&quot;no result&quot;; 0;  IF([.G208]=&quot;no result&quot;; 0;  IF([.H208]=&quot;no result&quot;; 0;  IF([.I208]=&quot;no result&quot;; 0;  IF([.J208]=&quot;no result&quot;; 0;  IF([.K208]=&quot;no result&quot;; 0;  IF([.L208]=&quot;no result&quot;; 0;  IF([.M208]=&quot;no result&quot;; 0;  IF([.N208]=&quot;no result&quot;; 0; 1)))))))))))" office:value-type="boolean" office:boolean-value="true" calcext:value-type="boolean">
            <text:p>WAHR</text:p>
          </table:table-cell>
          <table:table-cell table:style-name="ce4" table:formula="of:=SUM([.D208:.M208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VariantMinMatchLength1</text:p>
          </table:table-cell>
          <table:table-cell table:style-name="ce3" table:formula="of:=IF([.D209]=&quot;no result&quot;; 0;  IF([.E209]=&quot;no result&quot;; 0;  IF([.F209]=&quot;no result&quot;; 0;  IF([.G209]=&quot;no result&quot;; 0;  IF([.H209]=&quot;no result&quot;; 0;  IF([.I209]=&quot;no result&quot;; 0;  IF([.J209]=&quot;no result&quot;; 0;  IF([.K209]=&quot;no result&quot;; 0;  IF([.L209]=&quot;no result&quot;; 0;  IF([.M209]=&quot;no result&quot;; 0;  IF([.N209]=&quot;no result&quot;; 0; 1)))))))))))" office:value-type="boolean" office:boolean-value="true" calcext:value-type="boolean">
            <text:p>WAHR</text:p>
          </table:table-cell>
          <table:table-cell table:style-name="ce4" table:formula="of:=SUM([.D209:.M209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4GramDiceVariantMinMatchLength2</text:p>
          </table:table-cell>
          <table:table-cell table:style-name="ce3" table:formula="of:=IF([.D210]=&quot;no result&quot;; 0;  IF([.E210]=&quot;no result&quot;; 0;  IF([.F210]=&quot;no result&quot;; 0;  IF([.G210]=&quot;no result&quot;; 0;  IF([.H210]=&quot;no result&quot;; 0;  IF([.I210]=&quot;no result&quot;; 0;  IF([.J210]=&quot;no result&quot;; 0;  IF([.K210]=&quot;no result&quot;; 0;  IF([.L210]=&quot;no result&quot;; 0;  IF([.M210]=&quot;no result&quot;; 0;  IF([.N210]=&quot;no result&quot;; 0; 1)))))))))))" office:value-type="boolean" office:boolean-value="true" calcext:value-type="boolean">
            <text:p>WAHR</text:p>
          </table:table-cell>
          <table:table-cell table:style-name="ce4" table:formula="of:=SUM([.D210:.M210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4GramDiceVariantMinMatchLength3</text:p>
          </table:table-cell>
          <table:table-cell table:style-name="ce3" table:formula="of:=IF([.D211]=&quot;no result&quot;; 0;  IF([.E211]=&quot;no result&quot;; 0;  IF([.F211]=&quot;no result&quot;; 0;  IF([.G211]=&quot;no result&quot;; 0;  IF([.H211]=&quot;no result&quot;; 0;  IF([.I211]=&quot;no result&quot;; 0;  IF([.J211]=&quot;no result&quot;; 0;  IF([.K211]=&quot;no result&quot;; 0;  IF([.L211]=&quot;no result&quot;; 0;  IF([.M211]=&quot;no result&quot;; 0;  IF([.N211]=&quot;no result&quot;; 0; 1)))))))))))" office:value-type="boolean" office:boolean-value="true" calcext:value-type="boolean">
            <text:p>WAHR</text:p>
          </table:table-cell>
          <table:table-cell table:style-name="ce4" table:formula="of:=SUM([.D211:.M21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4GramJaccardMinMatchLength1</text:p>
          </table:table-cell>
          <table:table-cell table:style-name="ce3" table:formula="of:=IF([.D212]=&quot;no result&quot;; 0;  IF([.E212]=&quot;no result&quot;; 0;  IF([.F212]=&quot;no result&quot;; 0;  IF([.G212]=&quot;no result&quot;; 0;  IF([.H212]=&quot;no result&quot;; 0;  IF([.I212]=&quot;no result&quot;; 0;  IF([.J212]=&quot;no result&quot;; 0;  IF([.K212]=&quot;no result&quot;; 0;  IF([.L212]=&quot;no result&quot;; 0;  IF([.M212]=&quot;no result&quot;; 0;  IF([.N212]=&quot;no result&quot;; 0; 1)))))))))))" office:value-type="boolean" office:boolean-value="true" calcext:value-type="boolean">
            <text:p>WAHR</text:p>
          </table:table-cell>
          <table:table-cell table:style-name="ce4" table:formula="of:=SUM([.D212:.M212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2</text:p>
          </table:table-cell>
          <table:table-cell table:style-name="ce3" table:formula="of:=IF([.D213]=&quot;no result&quot;; 0;  IF([.E213]=&quot;no result&quot;; 0;  IF([.F213]=&quot;no result&quot;; 0;  IF([.G213]=&quot;no result&quot;; 0;  IF([.H213]=&quot;no result&quot;; 0;  IF([.I213]=&quot;no result&quot;; 0;  IF([.J213]=&quot;no result&quot;; 0;  IF([.K213]=&quot;no result&quot;; 0;  IF([.L213]=&quot;no result&quot;; 0;  IF([.M213]=&quot;no result&quot;; 0;  IF([.N213]=&quot;no result&quot;; 0; 1)))))))))))" office:value-type="boolean" office:boolean-value="true" calcext:value-type="boolean">
            <text:p>WAHR</text:p>
          </table:table-cell>
          <table:table-cell table:style-name="ce4" table:formula="of:=SUM([.D213:.M213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3</text:p>
          </table:table-cell>
          <table:table-cell table:style-name="ce3" table:formula="of:=IF([.D214]=&quot;no result&quot;; 0;  IF([.E214]=&quot;no result&quot;; 0;  IF([.F214]=&quot;no result&quot;; 0;  IF([.G214]=&quot;no result&quot;; 0;  IF([.H214]=&quot;no result&quot;; 0;  IF([.I214]=&quot;no result&quot;; 0;  IF([.J214]=&quot;no result&quot;; 0;  IF([.K214]=&quot;no result&quot;; 0;  IF([.L214]=&quot;no result&quot;; 0;  IF([.M214]=&quot;no result&quot;; 0;  IF([.N214]=&quot;no result&quot;; 0; 1)))))))))))" office:value-type="boolean" office:boolean-value="true" calcext:value-type="boolean">
            <text:p>WAHR</text:p>
          </table:table-cell>
          <table:table-cell table:style-name="ce4" table:formula="of:=SUM([.D214:.M214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OverlapMinMatchLength1</text:p>
          </table:table-cell>
          <table:table-cell table:style-name="ce3" table:formula="of:=IF([.D215]=&quot;no result&quot;; 0;  IF([.E215]=&quot;no result&quot;; 0;  IF([.F215]=&quot;no result&quot;; 0;  IF([.G215]=&quot;no result&quot;; 0;  IF([.H215]=&quot;no result&quot;; 0;  IF([.I215]=&quot;no result&quot;; 0;  IF([.J215]=&quot;no result&quot;; 0;  IF([.K215]=&quot;no result&quot;; 0;  IF([.L215]=&quot;no result&quot;; 0;  IF([.M215]=&quot;no result&quot;; 0;  IF([.N215]=&quot;no result&quot;; 0; 1)))))))))))" office:value-type="boolean" office:boolean-value="true" calcext:value-type="boolean">
            <text:p>WAHR</text:p>
          </table:table-cell>
          <table:table-cell table:style-name="ce4" table:formula="of:=SUM([.D215:.M215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OverlapMinMatchLength2</text:p>
          </table:table-cell>
          <table:table-cell table:style-name="ce3" table:formula="of:=IF([.D216]=&quot;no result&quot;; 0;  IF([.E216]=&quot;no result&quot;; 0;  IF([.F216]=&quot;no result&quot;; 0;  IF([.G216]=&quot;no result&quot;; 0;  IF([.H216]=&quot;no result&quot;; 0;  IF([.I216]=&quot;no result&quot;; 0;  IF([.J216]=&quot;no result&quot;; 0;  IF([.K216]=&quot;no result&quot;; 0;  IF([.L216]=&quot;no result&quot;; 0;  IF([.M216]=&quot;no result&quot;; 0;  IF([.N216]=&quot;no result&quot;; 0; 1)))))))))))" office:value-type="boolean" office:boolean-value="true" calcext:value-type="boolean">
            <text:p>WAHR</text:p>
          </table:table-cell>
          <table:table-cell table:style-name="ce4" table:formula="of:=SUM([.D216:.M216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OverlapMinMatchLength3</text:p>
          </table:table-cell>
          <table:table-cell table:style-name="ce3" table:formula="of:=IF([.D217]=&quot;no result&quot;; 0;  IF([.E217]=&quot;no result&quot;; 0;  IF([.F217]=&quot;no result&quot;; 0;  IF([.G217]=&quot;no result&quot;; 0;  IF([.H217]=&quot;no result&quot;; 0;  IF([.I217]=&quot;no result&quot;; 0;  IF([.J217]=&quot;no result&quot;; 0;  IF([.K217]=&quot;no result&quot;; 0;  IF([.L217]=&quot;no result&quot;; 0;  IF([.M217]=&quot;no result&quot;; 0;  IF([.N217]=&quot;no result&quot;; 0; 1)))))))))))" office:value-type="boolean" office:boolean-value="true" calcext:value-type="boolean">
            <text:p>WAHR</text:p>
          </table:table-cell>
          <table:table-cell table:style-name="ce4" table:formula="of:=SUM([.D217:.M217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MinMatchLength1</text:p>
          </table:table-cell>
          <table:table-cell table:style-name="ce3" table:formula="of:=IF([.D218]=&quot;no result&quot;; 0;  IF([.E218]=&quot;no result&quot;; 0;  IF([.F218]=&quot;no result&quot;; 0;  IF([.G218]=&quot;no result&quot;; 0;  IF([.H218]=&quot;no result&quot;; 0;  IF([.I218]=&quot;no result&quot;; 0;  IF([.J218]=&quot;no result&quot;; 0;  IF([.K218]=&quot;no result&quot;; 0;  IF([.L218]=&quot;no result&quot;; 0;  IF([.M218]=&quot;no result&quot;; 0;  IF([.N218]=&quot;no result&quot;; 0; 1)))))))))))" office:value-type="boolean" office:boolean-value="true" calcext:value-type="boolean">
            <text:p>WAHR</text:p>
          </table:table-cell>
          <table:table-cell table:style-name="ce4" table:formula="of:=SUM([.D218:.M218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MinMatchLength2</text:p>
          </table:table-cell>
          <table:table-cell table:style-name="ce3" table:formula="of:=IF([.D219]=&quot;no result&quot;; 0;  IF([.E219]=&quot;no result&quot;; 0;  IF([.F219]=&quot;no result&quot;; 0;  IF([.G219]=&quot;no result&quot;; 0;  IF([.H219]=&quot;no result&quot;; 0;  IF([.I219]=&quot;no result&quot;; 0;  IF([.J219]=&quot;no result&quot;; 0;  IF([.K219]=&quot;no result&quot;; 0;  IF([.L219]=&quot;no result&quot;; 0;  IF([.M219]=&quot;no result&quot;; 0;  IF([.N219]=&quot;no result&quot;; 0; 1)))))))))))" office:value-type="boolean" office:boolean-value="true" calcext:value-type="boolean">
            <text:p>WAHR</text:p>
          </table:table-cell>
          <table:table-cell table:style-name="ce4" table:formula="of:=SUM([.D219:.M219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MinMatchLength3</text:p>
          </table:table-cell>
          <table:table-cell table:style-name="ce3" table:formula="of:=IF([.D220]=&quot;no result&quot;; 0;  IF([.E220]=&quot;no result&quot;; 0;  IF([.F220]=&quot;no result&quot;; 0;  IF([.G220]=&quot;no result&quot;; 0;  IF([.H220]=&quot;no result&quot;; 0;  IF([.I220]=&quot;no result&quot;; 0;  IF([.J220]=&quot;no result&quot;; 0;  IF([.K220]=&quot;no result&quot;; 0;  IF([.L220]=&quot;no result&quot;; 0;  IF([.M220]=&quot;no result&quot;; 0;  IF([.N220]=&quot;no result&quot;; 0; 1)))))))))))" office:value-type="boolean" office:boolean-value="true" calcext:value-type="boolean">
            <text:p>WAHR</text:p>
          </table:table-cell>
          <table:table-cell table:style-name="ce4" table:formula="of:=SUM([.D220:.M220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VariantMinMatchLength1</text:p>
          </table:table-cell>
          <table:table-cell table:style-name="ce3" table:formula="of:=IF([.D221]=&quot;no result&quot;; 0;  IF([.E221]=&quot;no result&quot;; 0;  IF([.F221]=&quot;no result&quot;; 0;  IF([.G221]=&quot;no result&quot;; 0;  IF([.H221]=&quot;no result&quot;; 0;  IF([.I221]=&quot;no result&quot;; 0;  IF([.J221]=&quot;no result&quot;; 0;  IF([.K221]=&quot;no result&quot;; 0;  IF([.L221]=&quot;no result&quot;; 0;  IF([.M221]=&quot;no result&quot;; 0;  IF([.N221]=&quot;no result&quot;; 0; 1)))))))))))" office:value-type="boolean" office:boolean-value="true" calcext:value-type="boolean">
            <text:p>WAHR</text:p>
          </table:table-cell>
          <table:table-cell table:style-name="ce4" table:formula="of:=SUM([.D221:.M221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5GramDiceVariantMinMatchLength2</text:p>
          </table:table-cell>
          <table:table-cell table:style-name="ce3" table:formula="of:=IF([.D222]=&quot;no result&quot;; 0;  IF([.E222]=&quot;no result&quot;; 0;  IF([.F222]=&quot;no result&quot;; 0;  IF([.G222]=&quot;no result&quot;; 0;  IF([.H222]=&quot;no result&quot;; 0;  IF([.I222]=&quot;no result&quot;; 0;  IF([.J222]=&quot;no result&quot;; 0;  IF([.K222]=&quot;no result&quot;; 0;  IF([.L222]=&quot;no result&quot;; 0;  IF([.M222]=&quot;no result&quot;; 0;  IF([.N222]=&quot;no result&quot;; 0; 1)))))))))))" office:value-type="boolean" office:boolean-value="true" calcext:value-type="boolean">
            <text:p>WAHR</text:p>
          </table:table-cell>
          <table:table-cell table:style-name="ce4" table:formula="of:=SUM([.D222:.M222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5GramDiceVariantMinMatchLength3</text:p>
          </table:table-cell>
          <table:table-cell table:style-name="ce3" table:formula="of:=IF([.D223]=&quot;no result&quot;; 0;  IF([.E223]=&quot;no result&quot;; 0;  IF([.F223]=&quot;no result&quot;; 0;  IF([.G223]=&quot;no result&quot;; 0;  IF([.H223]=&quot;no result&quot;; 0;  IF([.I223]=&quot;no result&quot;; 0;  IF([.J223]=&quot;no result&quot;; 0;  IF([.K223]=&quot;no result&quot;; 0;  IF([.L223]=&quot;no result&quot;; 0;  IF([.M223]=&quot;no result&quot;; 0;  IF([.N223]=&quot;no result&quot;; 0; 1)))))))))))" office:value-type="boolean" office:boolean-value="true" calcext:value-type="boolean">
            <text:p>WAHR</text:p>
          </table:table-cell>
          <table:table-cell table:style-name="ce4" table:formula="of:=SUM([.D223:.M223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5GramJaccardMinMatchLength1</text:p>
          </table:table-cell>
          <table:table-cell table:style-name="ce3" table:formula="of:=IF([.D224]=&quot;no result&quot;; 0;  IF([.E224]=&quot;no result&quot;; 0;  IF([.F224]=&quot;no result&quot;; 0;  IF([.G224]=&quot;no result&quot;; 0;  IF([.H224]=&quot;no result&quot;; 0;  IF([.I224]=&quot;no result&quot;; 0;  IF([.J224]=&quot;no result&quot;; 0;  IF([.K224]=&quot;no result&quot;; 0;  IF([.L224]=&quot;no result&quot;; 0;  IF([.M224]=&quot;no result&quot;; 0;  IF([.N224]=&quot;no result&quot;; 0; 1)))))))))))" office:value-type="boolean" office:boolean-value="true" calcext:value-type="boolean">
            <text:p>WAHR</text:p>
          </table:table-cell>
          <table:table-cell table:style-name="ce4" table:formula="of:=SUM([.D224:.M224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2</text:p>
          </table:table-cell>
          <table:table-cell table:style-name="ce3" table:formula="of:=IF([.D225]=&quot;no result&quot;; 0;  IF([.E225]=&quot;no result&quot;; 0;  IF([.F225]=&quot;no result&quot;; 0;  IF([.G225]=&quot;no result&quot;; 0;  IF([.H225]=&quot;no result&quot;; 0;  IF([.I225]=&quot;no result&quot;; 0;  IF([.J225]=&quot;no result&quot;; 0;  IF([.K225]=&quot;no result&quot;; 0;  IF([.L225]=&quot;no result&quot;; 0;  IF([.M225]=&quot;no result&quot;; 0;  IF([.N225]=&quot;no result&quot;; 0; 1)))))))))))" office:value-type="boolean" office:boolean-value="true" calcext:value-type="boolean">
            <text:p>WAHR</text:p>
          </table:table-cell>
          <table:table-cell table:style-name="ce4" table:formula="of:=SUM([.D225:.M225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3</text:p>
          </table:table-cell>
          <table:table-cell table:style-name="ce3" table:formula="of:=IF([.D226]=&quot;no result&quot;; 0;  IF([.E226]=&quot;no result&quot;; 0;  IF([.F226]=&quot;no result&quot;; 0;  IF([.G226]=&quot;no result&quot;; 0;  IF([.H226]=&quot;no result&quot;; 0;  IF([.I226]=&quot;no result&quot;; 0;  IF([.J226]=&quot;no result&quot;; 0;  IF([.K226]=&quot;no result&quot;; 0;  IF([.L226]=&quot;no result&quot;; 0;  IF([.M226]=&quot;no result&quot;; 0;  IF([.N226]=&quot;no result&quot;; 0; 1)))))))))))" office:value-type="boolean" office:boolean-value="true" calcext:value-type="boolean">
            <text:p>WAHR</text:p>
          </table:table-cell>
          <table:table-cell table:style-name="ce4" table:formula="of:=SUM([.D226:.M226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OverlapMinMatchLength1</text:p>
          </table:table-cell>
          <table:table-cell table:style-name="ce3" table:formula="of:=IF([.D227]=&quot;no result&quot;; 0;  IF([.E227]=&quot;no result&quot;; 0;  IF([.F227]=&quot;no result&quot;; 0;  IF([.G227]=&quot;no result&quot;; 0;  IF([.H227]=&quot;no result&quot;; 0;  IF([.I227]=&quot;no result&quot;; 0;  IF([.J227]=&quot;no result&quot;; 0;  IF([.K227]=&quot;no result&quot;; 0;  IF([.L227]=&quot;no result&quot;; 0;  IF([.M227]=&quot;no result&quot;; 0;  IF([.N227]=&quot;no result&quot;; 0; 1)))))))))))" office:value-type="boolean" office:boolean-value="true" calcext:value-type="boolean">
            <text:p>WAHR</text:p>
          </table:table-cell>
          <table:table-cell table:style-name="ce4" table:formula="of:=SUM([.D227:.M227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OverlapMinMatchLength2</text:p>
          </table:table-cell>
          <table:table-cell table:style-name="ce3" table:formula="of:=IF([.D228]=&quot;no result&quot;; 0;  IF([.E228]=&quot;no result&quot;; 0;  IF([.F228]=&quot;no result&quot;; 0;  IF([.G228]=&quot;no result&quot;; 0;  IF([.H228]=&quot;no result&quot;; 0;  IF([.I228]=&quot;no result&quot;; 0;  IF([.J228]=&quot;no result&quot;; 0;  IF([.K228]=&quot;no result&quot;; 0;  IF([.L228]=&quot;no result&quot;; 0;  IF([.M228]=&quot;no result&quot;; 0;  IF([.N228]=&quot;no result&quot;; 0; 1)))))))))))" office:value-type="boolean" office:boolean-value="true" calcext:value-type="boolean">
            <text:p>WAHR</text:p>
          </table:table-cell>
          <table:table-cell table:style-name="ce4" table:formula="of:=SUM([.D228:.M228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OverlapMinMatchLength3</text:p>
          </table:table-cell>
          <table:table-cell table:style-name="ce3" table:formula="of:=IF([.D229]=&quot;no result&quot;; 0;  IF([.E229]=&quot;no result&quot;; 0;  IF([.F229]=&quot;no result&quot;; 0;  IF([.G229]=&quot;no result&quot;; 0;  IF([.H229]=&quot;no result&quot;; 0;  IF([.I229]=&quot;no result&quot;; 0;  IF([.J229]=&quot;no result&quot;; 0;  IF([.K229]=&quot;no result&quot;; 0;  IF([.L229]=&quot;no result&quot;; 0;  IF([.M229]=&quot;no result&quot;; 0;  IF([.N229]=&quot;no result&quot;; 0; 1)))))))))))" office:value-type="boolean" office:boolean-value="true" calcext:value-type="boolean">
            <text:p>WAHR</text:p>
          </table:table-cell>
          <table:table-cell table:style-name="ce4" table:formula="of:=SUM([.D229:.M229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MinMatchLength1</text:p>
          </table:table-cell>
          <table:table-cell table:style-name="ce3" table:formula="of:=IF([.D230]=&quot;no result&quot;; 0;  IF([.E230]=&quot;no result&quot;; 0;  IF([.F230]=&quot;no result&quot;; 0;  IF([.G230]=&quot;no result&quot;; 0;  IF([.H230]=&quot;no result&quot;; 0;  IF([.I230]=&quot;no result&quot;; 0;  IF([.J230]=&quot;no result&quot;; 0;  IF([.K230]=&quot;no result&quot;; 0;  IF([.L230]=&quot;no result&quot;; 0;  IF([.M230]=&quot;no result&quot;; 0;  IF([.N230]=&quot;no result&quot;; 0; 1)))))))))))" office:value-type="boolean" office:boolean-value="false" calcext:value-type="boolean">
            <text:p>FALSCH</text:p>
          </table:table-cell>
          <table:table-cell table:style-name="ce4" table:formula="of:=SUM([.D230:.M230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MinMatchLength2</text:p>
          </table:table-cell>
          <table:table-cell table:style-name="ce3" table:formula="of:=IF([.D231]=&quot;no result&quot;; 0;  IF([.E231]=&quot;no result&quot;; 0;  IF([.F231]=&quot;no result&quot;; 0;  IF([.G231]=&quot;no result&quot;; 0;  IF([.H231]=&quot;no result&quot;; 0;  IF([.I231]=&quot;no result&quot;; 0;  IF([.J231]=&quot;no result&quot;; 0;  IF([.K231]=&quot;no result&quot;; 0;  IF([.L231]=&quot;no result&quot;; 0;  IF([.M231]=&quot;no result&quot;; 0;  IF([.N231]=&quot;no result&quot;; 0; 1)))))))))))" office:value-type="boolean" office:boolean-value="false" calcext:value-type="boolean">
            <text:p>FALSCH</text:p>
          </table:table-cell>
          <table:table-cell table:style-name="ce4" table:formula="of:=SUM([.D231:.M231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Shingle2DiceMinMatchLength3</text:p>
          </table:table-cell>
          <table:table-cell table:style-name="ce3" table:formula="of:=IF([.D232]=&quot;no result&quot;; 0;  IF([.E232]=&quot;no result&quot;; 0;  IF([.F232]=&quot;no result&quot;; 0;  IF([.G232]=&quot;no result&quot;; 0;  IF([.H232]=&quot;no result&quot;; 0;  IF([.I232]=&quot;no result&quot;; 0;  IF([.J232]=&quot;no result&quot;; 0;  IF([.K232]=&quot;no result&quot;; 0;  IF([.L232]=&quot;no result&quot;; 0;  IF([.M232]=&quot;no result&quot;; 0;  IF([.N232]=&quot;no result&quot;; 0; 1)))))))))))" office:value-type="boolean" office:boolean-value="false" calcext:value-type="boolean">
            <text:p>FALSCH</text:p>
          </table:table-cell>
          <table:table-cell table:style-name="ce4" table:formula="of:=SUM([.D232:.M232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Shingle2DiceVariantMinMatchLength1</text:p>
          </table:table-cell>
          <table:table-cell table:style-name="ce3" table:formula="of:=IF([.D233]=&quot;no result&quot;; 0;  IF([.E233]=&quot;no result&quot;; 0;  IF([.F233]=&quot;no result&quot;; 0;  IF([.G233]=&quot;no result&quot;; 0;  IF([.H233]=&quot;no result&quot;; 0;  IF([.I233]=&quot;no result&quot;; 0;  IF([.J233]=&quot;no result&quot;; 0;  IF([.K233]=&quot;no result&quot;; 0;  IF([.L233]=&quot;no result&quot;; 0;  IF([.M233]=&quot;no result&quot;; 0;  IF([.N233]=&quot;no result&quot;; 0; 1)))))))))))" office:value-type="boolean" office:boolean-value="false" calcext:value-type="boolean">
            <text:p>FALSCH</text:p>
          </table:table-cell>
          <table:table-cell table:style-name="ce4" table:formula="of:=SUM([.D233:.M233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2</text:p>
          </table:table-cell>
          <table:table-cell table:style-name="ce3" table:formula="of:=IF([.D234]=&quot;no result&quot;; 0;  IF([.E234]=&quot;no result&quot;; 0;  IF([.F234]=&quot;no result&quot;; 0;  IF([.G234]=&quot;no result&quot;; 0;  IF([.H234]=&quot;no result&quot;; 0;  IF([.I234]=&quot;no result&quot;; 0;  IF([.J234]=&quot;no result&quot;; 0;  IF([.K234]=&quot;no result&quot;; 0;  IF([.L234]=&quot;no result&quot;; 0;  IF([.M234]=&quot;no result&quot;; 0;  IF([.N234]=&quot;no result&quot;; 0; 1)))))))))))" office:value-type="boolean" office:boolean-value="false" calcext:value-type="boolean">
            <text:p>FALSCH</text:p>
          </table:table-cell>
          <table:table-cell table:style-name="ce4" table:formula="of:=SUM([.D234:.M234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Shingle2DiceVariantMinMatchLength3</text:p>
          </table:table-cell>
          <table:table-cell table:style-name="ce3" table:formula="of:=IF([.D235]=&quot;no result&quot;; 0;  IF([.E235]=&quot;no result&quot;; 0;  IF([.F235]=&quot;no result&quot;; 0;  IF([.G235]=&quot;no result&quot;; 0;  IF([.H235]=&quot;no result&quot;; 0;  IF([.I235]=&quot;no result&quot;; 0;  IF([.J235]=&quot;no result&quot;; 0;  IF([.K235]=&quot;no result&quot;; 0;  IF([.L235]=&quot;no result&quot;; 0;  IF([.M235]=&quot;no result&quot;; 0;  IF([.N235]=&quot;no result&quot;; 0; 1)))))))))))" office:value-type="boolean" office:boolean-value="false" calcext:value-type="boolean">
            <text:p>FALSCH</text:p>
          </table:table-cell>
          <table:table-cell table:style-name="ce4" table:formula="of:=SUM([.D235:.M235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Shingle2JaccardMinMatchLength1</text:p>
          </table:table-cell>
          <table:table-cell table:style-name="ce3" table:formula="of:=IF([.D236]=&quot;no result&quot;; 0;  IF([.E236]=&quot;no result&quot;; 0;  IF([.F236]=&quot;no result&quot;; 0;  IF([.G236]=&quot;no result&quot;; 0;  IF([.H236]=&quot;no result&quot;; 0;  IF([.I236]=&quot;no result&quot;; 0;  IF([.J236]=&quot;no result&quot;; 0;  IF([.K236]=&quot;no result&quot;; 0;  IF([.L236]=&quot;no result&quot;; 0;  IF([.M236]=&quot;no result&quot;; 0;  IF([.N236]=&quot;no result&quot;; 0; 1)))))))))))" office:value-type="boolean" office:boolean-value="false" calcext:value-type="boolean">
            <text:p>FALSCH</text:p>
          </table:table-cell>
          <table:table-cell table:style-name="ce4" table:formula="of:=SUM([.D236:.M236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2</text:p>
          </table:table-cell>
          <table:table-cell table:style-name="ce3" table:formula="of:=IF([.D237]=&quot;no result&quot;; 0;  IF([.E237]=&quot;no result&quot;; 0;  IF([.F237]=&quot;no result&quot;; 0;  IF([.G237]=&quot;no result&quot;; 0;  IF([.H237]=&quot;no result&quot;; 0;  IF([.I237]=&quot;no result&quot;; 0;  IF([.J237]=&quot;no result&quot;; 0;  IF([.K237]=&quot;no result&quot;; 0;  IF([.L237]=&quot;no result&quot;; 0;  IF([.M237]=&quot;no result&quot;; 0;  IF([.N237]=&quot;no result&quot;; 0; 1)))))))))))" office:value-type="boolean" office:boolean-value="false" calcext:value-type="boolean">
            <text:p>FALSCH</text:p>
          </table:table-cell>
          <table:table-cell table:style-name="ce4" table:formula="of:=SUM([.D237:.M237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Shingle2JaccardMinMatchLength3</text:p>
          </table:table-cell>
          <table:table-cell table:style-name="ce3" table:formula="of:=IF([.D238]=&quot;no result&quot;; 0;  IF([.E238]=&quot;no result&quot;; 0;  IF([.F238]=&quot;no result&quot;; 0;  IF([.G238]=&quot;no result&quot;; 0;  IF([.H238]=&quot;no result&quot;; 0;  IF([.I238]=&quot;no result&quot;; 0;  IF([.J238]=&quot;no result&quot;; 0;  IF([.K238]=&quot;no result&quot;; 0;  IF([.L238]=&quot;no result&quot;; 0;  IF([.M238]=&quot;no result&quot;; 0;  IF([.N238]=&quot;no result&quot;; 0; 1)))))))))))" office:value-type="boolean" office:boolean-value="false" calcext:value-type="boolean">
            <text:p>FALSCH</text:p>
          </table:table-cell>
          <table:table-cell table:style-name="ce4" table:formula="of:=SUM([.D238:.M238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krGstNormalizedShingle2OverlapMinMatchLength1</text:p>
          </table:table-cell>
          <table:table-cell table:style-name="ce3" table:formula="of:=IF([.D239]=&quot;no result&quot;; 0;  IF([.E239]=&quot;no result&quot;; 0;  IF([.F239]=&quot;no result&quot;; 0;  IF([.G239]=&quot;no result&quot;; 0;  IF([.H239]=&quot;no result&quot;; 0;  IF([.I239]=&quot;no result&quot;; 0;  IF([.J239]=&quot;no result&quot;; 0;  IF([.K239]=&quot;no result&quot;; 0;  IF([.L239]=&quot;no result&quot;; 0;  IF([.M239]=&quot;no result&quot;; 0;  IF([.N239]=&quot;no result&quot;; 0; 1)))))))))))" office:value-type="boolean" office:boolean-value="false" calcext:value-type="boolean">
            <text:p>FALSCH</text:p>
          </table:table-cell>
          <table:table-cell table:style-name="ce4" table:formula="of:=SUM([.D239:.M23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2</text:p>
          </table:table-cell>
          <table:table-cell table:style-name="ce3" table:formula="of:=IF([.D240]=&quot;no result&quot;; 0;  IF([.E240]=&quot;no result&quot;; 0;  IF([.F240]=&quot;no result&quot;; 0;  IF([.G240]=&quot;no result&quot;; 0;  IF([.H240]=&quot;no result&quot;; 0;  IF([.I240]=&quot;no result&quot;; 0;  IF([.J240]=&quot;no result&quot;; 0;  IF([.K240]=&quot;no result&quot;; 0;  IF([.L240]=&quot;no result&quot;; 0;  IF([.M240]=&quot;no result&quot;; 0;  IF([.N240]=&quot;no result&quot;; 0; 1)))))))))))" office:value-type="boolean" office:boolean-value="false" calcext:value-type="boolean">
            <text:p>FALSCH</text:p>
          </table:table-cell>
          <table:table-cell table:style-name="ce4" table:formula="of:=SUM([.D240:.M240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Shingle2OverlapMinMatchLength3</text:p>
          </table:table-cell>
          <table:table-cell table:style-name="ce3" table:formula="of:=IF([.D241]=&quot;no result&quot;; 0;  IF([.E241]=&quot;no result&quot;; 0;  IF([.F241]=&quot;no result&quot;; 0;  IF([.G241]=&quot;no result&quot;; 0;  IF([.H241]=&quot;no result&quot;; 0;  IF([.I241]=&quot;no result&quot;; 0;  IF([.J241]=&quot;no result&quot;; 0;  IF([.K241]=&quot;no result&quot;; 0;  IF([.L241]=&quot;no result&quot;; 0;  IF([.M241]=&quot;no result&quot;; 0;  IF([.N241]=&quot;no result&quot;; 0; 1)))))))))))" office:value-type="boolean" office:boolean-value="false" calcext:value-type="boolean">
            <text:p>FALSCH</text:p>
          </table:table-cell>
          <table:table-cell table:style-name="ce4" table:formula="of:=SUM([.D241:.M241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Shingle3DiceMinMatchLength1</text:p>
          </table:table-cell>
          <table:table-cell table:style-name="ce3" table:formula="of:=IF([.D242]=&quot;no result&quot;; 0;  IF([.E242]=&quot;no result&quot;; 0;  IF([.F242]=&quot;no result&quot;; 0;  IF([.G242]=&quot;no result&quot;; 0;  IF([.H242]=&quot;no result&quot;; 0;  IF([.I242]=&quot;no result&quot;; 0;  IF([.J242]=&quot;no result&quot;; 0;  IF([.K242]=&quot;no result&quot;; 0;  IF([.L242]=&quot;no result&quot;; 0;  IF([.M242]=&quot;no result&quot;; 0;  IF([.N242]=&quot;no result&quot;; 0; 1)))))))))))" office:value-type="boolean" office:boolean-value="false" calcext:value-type="boolean">
            <text:p>FALSCH</text:p>
          </table:table-cell>
          <table:table-cell table:style-name="ce4" table:formula="of:=SUM([.D242:.M24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MinMatchLength2</text:p>
          </table:table-cell>
          <table:table-cell table:style-name="ce3" table:formula="of:=IF([.D243]=&quot;no result&quot;; 0;  IF([.E243]=&quot;no result&quot;; 0;  IF([.F243]=&quot;no result&quot;; 0;  IF([.G243]=&quot;no result&quot;; 0;  IF([.H243]=&quot;no result&quot;; 0;  IF([.I243]=&quot;no result&quot;; 0;  IF([.J243]=&quot;no result&quot;; 0;  IF([.K243]=&quot;no result&quot;; 0;  IF([.L243]=&quot;no result&quot;; 0;  IF([.M243]=&quot;no result&quot;; 0;  IF([.N243]=&quot;no result&quot;; 0; 1)))))))))))" office:value-type="boolean" office:boolean-value="false" calcext:value-type="boolean">
            <text:p>FALSCH</text:p>
          </table:table-cell>
          <table:table-cell table:style-name="ce4" table:formula="of:=SUM([.D243:.M243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MinMatchLength3</text:p>
          </table:table-cell>
          <table:table-cell table:style-name="ce3" table:formula="of:=IF([.D244]=&quot;no result&quot;; 0;  IF([.E244]=&quot;no result&quot;; 0;  IF([.F244]=&quot;no result&quot;; 0;  IF([.G244]=&quot;no result&quot;; 0;  IF([.H244]=&quot;no result&quot;; 0;  IF([.I244]=&quot;no result&quot;; 0;  IF([.J244]=&quot;no result&quot;; 0;  IF([.K244]=&quot;no result&quot;; 0;  IF([.L244]=&quot;no result&quot;; 0;  IF([.M244]=&quot;no result&quot;; 0;  IF([.N244]=&quot;no result&quot;; 0; 1)))))))))))" office:value-type="boolean" office:boolean-value="false" calcext:value-type="boolean">
            <text:p>FALSCH</text:p>
          </table:table-cell>
          <table:table-cell table:style-name="ce4" table:formula="of:=SUM([.D244:.M244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1</text:p>
          </table:table-cell>
          <table:table-cell table:style-name="ce3" table:formula="of:=IF([.D245]=&quot;no result&quot;; 0;  IF([.E245]=&quot;no result&quot;; 0;  IF([.F245]=&quot;no result&quot;; 0;  IF([.G245]=&quot;no result&quot;; 0;  IF([.H245]=&quot;no result&quot;; 0;  IF([.I245]=&quot;no result&quot;; 0;  IF([.J245]=&quot;no result&quot;; 0;  IF([.K245]=&quot;no result&quot;; 0;  IF([.L245]=&quot;no result&quot;; 0;  IF([.M245]=&quot;no result&quot;; 0;  IF([.N245]=&quot;no result&quot;; 0; 1)))))))))))" office:value-type="boolean" office:boolean-value="false" calcext:value-type="boolean">
            <text:p>FALSCH</text:p>
          </table:table-cell>
          <table:table-cell table:style-name="ce4" table:formula="of:=SUM([.D245:.M24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2</text:p>
          </table:table-cell>
          <table:table-cell table:style-name="ce3" table:formula="of:=IF([.D246]=&quot;no result&quot;; 0;  IF([.E246]=&quot;no result&quot;; 0;  IF([.F246]=&quot;no result&quot;; 0;  IF([.G246]=&quot;no result&quot;; 0;  IF([.H246]=&quot;no result&quot;; 0;  IF([.I246]=&quot;no result&quot;; 0;  IF([.J246]=&quot;no result&quot;; 0;  IF([.K246]=&quot;no result&quot;; 0;  IF([.L246]=&quot;no result&quot;; 0;  IF([.M246]=&quot;no result&quot;; 0;  IF([.N246]=&quot;no result&quot;; 0; 1)))))))))))" office:value-type="boolean" office:boolean-value="false" calcext:value-type="boolean">
            <text:p>FALSCH</text:p>
          </table:table-cell>
          <table:table-cell table:style-name="ce4" table:formula="of:=SUM([.D246:.M246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3</text:p>
          </table:table-cell>
          <table:table-cell table:style-name="ce3" table:formula="of:=IF([.D247]=&quot;no result&quot;; 0;  IF([.E247]=&quot;no result&quot;; 0;  IF([.F247]=&quot;no result&quot;; 0;  IF([.G247]=&quot;no result&quot;; 0;  IF([.H247]=&quot;no result&quot;; 0;  IF([.I247]=&quot;no result&quot;; 0;  IF([.J247]=&quot;no result&quot;; 0;  IF([.K247]=&quot;no result&quot;; 0;  IF([.L247]=&quot;no result&quot;; 0;  IF([.M247]=&quot;no result&quot;; 0;  IF([.N247]=&quot;no result&quot;; 0; 1)))))))))))" office:value-type="boolean" office:boolean-value="false" calcext:value-type="boolean">
            <text:p>FALSCH</text:p>
          </table:table-cell>
          <table:table-cell table:style-name="ce4" table:formula="of:=SUM([.D247:.M247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1</text:p>
          </table:table-cell>
          <table:table-cell table:style-name="ce3" table:formula="of:=IF([.D248]=&quot;no result&quot;; 0;  IF([.E248]=&quot;no result&quot;; 0;  IF([.F248]=&quot;no result&quot;; 0;  IF([.G248]=&quot;no result&quot;; 0;  IF([.H248]=&quot;no result&quot;; 0;  IF([.I248]=&quot;no result&quot;; 0;  IF([.J248]=&quot;no result&quot;; 0;  IF([.K248]=&quot;no result&quot;; 0;  IF([.L248]=&quot;no result&quot;; 0;  IF([.M248]=&quot;no result&quot;; 0;  IF([.N248]=&quot;no result&quot;; 0; 1)))))))))))" office:value-type="boolean" office:boolean-value="false" calcext:value-type="boolean">
            <text:p>FALSCH</text:p>
          </table:table-cell>
          <table:table-cell table:style-name="ce4" table:formula="of:=SUM([.D248:.M248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2</text:p>
          </table:table-cell>
          <table:table-cell table:style-name="ce3" table:formula="of:=IF([.D249]=&quot;no result&quot;; 0;  IF([.E249]=&quot;no result&quot;; 0;  IF([.F249]=&quot;no result&quot;; 0;  IF([.G249]=&quot;no result&quot;; 0;  IF([.H249]=&quot;no result&quot;; 0;  IF([.I249]=&quot;no result&quot;; 0;  IF([.J249]=&quot;no result&quot;; 0;  IF([.K249]=&quot;no result&quot;; 0;  IF([.L249]=&quot;no result&quot;; 0;  IF([.M249]=&quot;no result&quot;; 0;  IF([.N249]=&quot;no result&quot;; 0; 1)))))))))))" office:value-type="boolean" office:boolean-value="false" calcext:value-type="boolean">
            <text:p>FALSCH</text:p>
          </table:table-cell>
          <table:table-cell table:style-name="ce4" table:formula="of:=SUM([.D249:.M249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3</text:p>
          </table:table-cell>
          <table:table-cell table:style-name="ce3" table:formula="of:=IF([.D250]=&quot;no result&quot;; 0;  IF([.E250]=&quot;no result&quot;; 0;  IF([.F250]=&quot;no result&quot;; 0;  IF([.G250]=&quot;no result&quot;; 0;  IF([.H250]=&quot;no result&quot;; 0;  IF([.I250]=&quot;no result&quot;; 0;  IF([.J250]=&quot;no result&quot;; 0;  IF([.K250]=&quot;no result&quot;; 0;  IF([.L250]=&quot;no result&quot;; 0;  IF([.M250]=&quot;no result&quot;; 0;  IF([.N250]=&quot;no result&quot;; 0; 1)))))))))))" office:value-type="boolean" office:boolean-value="false" calcext:value-type="boolean">
            <text:p>FALSCH</text:p>
          </table:table-cell>
          <table:table-cell table:style-name="ce4" table:formula="of:=SUM([.D250:.M250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1</text:p>
          </table:table-cell>
          <table:table-cell table:style-name="ce3" table:formula="of:=IF([.D251]=&quot;no result&quot;; 0;  IF([.E251]=&quot;no result&quot;; 0;  IF([.F251]=&quot;no result&quot;; 0;  IF([.G251]=&quot;no result&quot;; 0;  IF([.H251]=&quot;no result&quot;; 0;  IF([.I251]=&quot;no result&quot;; 0;  IF([.J251]=&quot;no result&quot;; 0;  IF([.K251]=&quot;no result&quot;; 0;  IF([.L251]=&quot;no result&quot;; 0;  IF([.M251]=&quot;no result&quot;; 0;  IF([.N251]=&quot;no result&quot;; 0; 1)))))))))))" office:value-type="boolean" office:boolean-value="false" calcext:value-type="boolean">
            <text:p>FALSCH</text:p>
          </table:table-cell>
          <table:table-cell table:style-name="ce4" table:formula="of:=SUM([.D251:.M25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2</text:p>
          </table:table-cell>
          <table:table-cell table:style-name="ce3" table:formula="of:=IF([.D252]=&quot;no result&quot;; 0;  IF([.E252]=&quot;no result&quot;; 0;  IF([.F252]=&quot;no result&quot;; 0;  IF([.G252]=&quot;no result&quot;; 0;  IF([.H252]=&quot;no result&quot;; 0;  IF([.I252]=&quot;no result&quot;; 0;  IF([.J252]=&quot;no result&quot;; 0;  IF([.K252]=&quot;no result&quot;; 0;  IF([.L252]=&quot;no result&quot;; 0;  IF([.M252]=&quot;no result&quot;; 0;  IF([.N252]=&quot;no result&quot;; 0; 1)))))))))))" office:value-type="boolean" office:boolean-value="false" calcext:value-type="boolean">
            <text:p>FALSCH</text:p>
          </table:table-cell>
          <table:table-cell table:style-name="ce4" table:formula="of:=SUM([.D252:.M252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3</text:p>
          </table:table-cell>
          <table:table-cell table:style-name="ce3" table:formula="of:=IF([.D253]=&quot;no result&quot;; 0;  IF([.E253]=&quot;no result&quot;; 0;  IF([.F253]=&quot;no result&quot;; 0;  IF([.G253]=&quot;no result&quot;; 0;  IF([.H253]=&quot;no result&quot;; 0;  IF([.I253]=&quot;no result&quot;; 0;  IF([.J253]=&quot;no result&quot;; 0;  IF([.K253]=&quot;no result&quot;; 0;  IF([.L253]=&quot;no result&quot;; 0;  IF([.M253]=&quot;no result&quot;; 0;  IF([.N253]=&quot;no result&quot;; 0; 1)))))))))))" office:value-type="boolean" office:boolean-value="false" calcext:value-type="boolean">
            <text:p>FALSCH</text:p>
          </table:table-cell>
          <table:table-cell table:style-name="ce4" table:formula="of:=SUM([.D253:.M253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TokenDiceMinMatchLength1</text:p>
          </table:table-cell>
          <table:table-cell table:style-name="ce3" table:formula="of:=IF([.D254]=&quot;no result&quot;; 0;  IF([.E254]=&quot;no result&quot;; 0;  IF([.F254]=&quot;no result&quot;; 0;  IF([.G254]=&quot;no result&quot;; 0;  IF([.H254]=&quot;no result&quot;; 0;  IF([.I254]=&quot;no result&quot;; 0;  IF([.J254]=&quot;no result&quot;; 0;  IF([.K254]=&quot;no result&quot;; 0;  IF([.L254]=&quot;no result&quot;; 0;  IF([.M254]=&quot;no result&quot;; 0;  IF([.N254]=&quot;no result&quot;; 0; 1)))))))))))" office:value-type="boolean" office:boolean-value="true" calcext:value-type="boolean">
            <text:p>WAHR</text:p>
          </table:table-cell>
          <table:table-cell table:style-name="ce4" table:formula="of:=SUM([.D254:.M254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TokenDiceMinMatchLength2</text:p>
          </table:table-cell>
          <table:table-cell table:style-name="ce3" table:formula="of:=IF([.D255]=&quot;no result&quot;; 0;  IF([.E255]=&quot;no result&quot;; 0;  IF([.F255]=&quot;no result&quot;; 0;  IF([.G255]=&quot;no result&quot;; 0;  IF([.H255]=&quot;no result&quot;; 0;  IF([.I255]=&quot;no result&quot;; 0;  IF([.J255]=&quot;no result&quot;; 0;  IF([.K255]=&quot;no result&quot;; 0;  IF([.L255]=&quot;no result&quot;; 0;  IF([.M255]=&quot;no result&quot;; 0;  IF([.N255]=&quot;no result&quot;; 0; 1)))))))))))" office:value-type="boolean" office:boolean-value="true" calcext:value-type="boolean">
            <text:p>WAHR</text:p>
          </table:table-cell>
          <table:table-cell table:style-name="ce4" table:formula="of:=SUM([.D255:.M255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TokenDiceMinMatchLength3</text:p>
          </table:table-cell>
          <table:table-cell table:style-name="ce3" table:formula="of:=IF([.D256]=&quot;no result&quot;; 0;  IF([.E256]=&quot;no result&quot;; 0;  IF([.F256]=&quot;no result&quot;; 0;  IF([.G256]=&quot;no result&quot;; 0;  IF([.H256]=&quot;no result&quot;; 0;  IF([.I256]=&quot;no result&quot;; 0;  IF([.J256]=&quot;no result&quot;; 0;  IF([.K256]=&quot;no result&quot;; 0;  IF([.L256]=&quot;no result&quot;; 0;  IF([.M256]=&quot;no result&quot;; 0;  IF([.N256]=&quot;no result&quot;; 0; 1)))))))))))" office:value-type="boolean" office:boolean-value="true" calcext:value-type="boolean">
            <text:p>WAHR</text:p>
          </table:table-cell>
          <table:table-cell table:style-name="ce4" table:formula="of:=SUM([.D256:.M256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TokenDiceVariantMinMatchLength1</text:p>
          </table:table-cell>
          <table:table-cell table:style-name="ce3" table:formula="of:=IF([.D257]=&quot;no result&quot;; 0;  IF([.E257]=&quot;no result&quot;; 0;  IF([.F257]=&quot;no result&quot;; 0;  IF([.G257]=&quot;no result&quot;; 0;  IF([.H257]=&quot;no result&quot;; 0;  IF([.I257]=&quot;no result&quot;; 0;  IF([.J257]=&quot;no result&quot;; 0;  IF([.K257]=&quot;no result&quot;; 0;  IF([.L257]=&quot;no result&quot;; 0;  IF([.M257]=&quot;no result&quot;; 0;  IF([.N257]=&quot;no result&quot;; 0; 1)))))))))))" office:value-type="boolean" office:boolean-value="true" calcext:value-type="boolean">
            <text:p>WAHR</text:p>
          </table:table-cell>
          <table:table-cell table:style-name="ce4" table:formula="of:=SUM([.D257:.M257])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VariantMinMatchLength2</text:p>
          </table:table-cell>
          <table:table-cell table:style-name="ce3" table:formula="of:=IF([.D258]=&quot;no result&quot;; 0;  IF([.E258]=&quot;no result&quot;; 0;  IF([.F258]=&quot;no result&quot;; 0;  IF([.G258]=&quot;no result&quot;; 0;  IF([.H258]=&quot;no result&quot;; 0;  IF([.I258]=&quot;no result&quot;; 0;  IF([.J258]=&quot;no result&quot;; 0;  IF([.K258]=&quot;no result&quot;; 0;  IF([.L258]=&quot;no result&quot;; 0;  IF([.M258]=&quot;no result&quot;; 0;  IF([.N258]=&quot;no result&quot;; 0; 1)))))))))))" office:value-type="boolean" office:boolean-value="true" calcext:value-type="boolean">
            <text:p>WAHR</text:p>
          </table:table-cell>
          <table:table-cell table:style-name="ce4" table:formula="of:=SUM([.D258:.M258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TokenDiceVariantMinMatchLength3</text:p>
          </table:table-cell>
          <table:table-cell table:style-name="ce3" table:formula="of:=IF([.D259]=&quot;no result&quot;; 0;  IF([.E259]=&quot;no result&quot;; 0;  IF([.F259]=&quot;no result&quot;; 0;  IF([.G259]=&quot;no result&quot;; 0;  IF([.H259]=&quot;no result&quot;; 0;  IF([.I259]=&quot;no result&quot;; 0;  IF([.J259]=&quot;no result&quot;; 0;  IF([.K259]=&quot;no result&quot;; 0;  IF([.L259]=&quot;no result&quot;; 0;  IF([.M259]=&quot;no result&quot;; 0;  IF([.N259]=&quot;no result&quot;; 0; 1)))))))))))" office:value-type="boolean" office:boolean-value="true" calcext:value-type="boolean">
            <text:p>WAHR</text:p>
          </table:table-cell>
          <table:table-cell table:style-name="ce4" table:formula="of:=SUM([.D259:.M259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TokenJaccardMinMatchLength1</text:p>
          </table:table-cell>
          <table:table-cell table:style-name="ce3" table:formula="of:=IF([.D260]=&quot;no result&quot;; 0;  IF([.E260]=&quot;no result&quot;; 0;  IF([.F260]=&quot;no result&quot;; 0;  IF([.G260]=&quot;no result&quot;; 0;  IF([.H260]=&quot;no result&quot;; 0;  IF([.I260]=&quot;no result&quot;; 0;  IF([.J260]=&quot;no result&quot;; 0;  IF([.K260]=&quot;no result&quot;; 0;  IF([.L260]=&quot;no result&quot;; 0;  IF([.M260]=&quot;no result&quot;; 0;  IF([.N260]=&quot;no result&quot;; 0; 1)))))))))))" office:value-type="boolean" office:boolean-value="true" calcext:value-type="boolean">
            <text:p>WAHR</text:p>
          </table:table-cell>
          <table:table-cell table:style-name="ce4" table:formula="of:=SUM([.D260:.M260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TokenJaccardMinMatchLength2</text:p>
          </table:table-cell>
          <table:table-cell table:style-name="ce3" table:formula="of:=IF([.D261]=&quot;no result&quot;; 0;  IF([.E261]=&quot;no result&quot;; 0;  IF([.F261]=&quot;no result&quot;; 0;  IF([.G261]=&quot;no result&quot;; 0;  IF([.H261]=&quot;no result&quot;; 0;  IF([.I261]=&quot;no result&quot;; 0;  IF([.J261]=&quot;no result&quot;; 0;  IF([.K261]=&quot;no result&quot;; 0;  IF([.L261]=&quot;no result&quot;; 0;  IF([.M261]=&quot;no result&quot;; 0;  IF([.N261]=&quot;no result&quot;; 0; 1)))))))))))" office:value-type="boolean" office:boolean-value="true" calcext:value-type="boolean">
            <text:p>WAHR</text:p>
          </table:table-cell>
          <table:table-cell table:style-name="ce4" table:formula="of:=SUM([.D261:.M261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TokenJaccardMinMatchLength3</text:p>
          </table:table-cell>
          <table:table-cell table:style-name="ce3" table:formula="of:=IF([.D262]=&quot;no result&quot;; 0;  IF([.E262]=&quot;no result&quot;; 0;  IF([.F262]=&quot;no result&quot;; 0;  IF([.G262]=&quot;no result&quot;; 0;  IF([.H262]=&quot;no result&quot;; 0;  IF([.I262]=&quot;no result&quot;; 0;  IF([.J262]=&quot;no result&quot;; 0;  IF([.K262]=&quot;no result&quot;; 0;  IF([.L262]=&quot;no result&quot;; 0;  IF([.M262]=&quot;no result&quot;; 0;  IF([.N262]=&quot;no result&quot;; 0; 1)))))))))))" office:value-type="boolean" office:boolean-value="true" calcext:value-type="boolean">
            <text:p>WAHR</text:p>
          </table:table-cell>
          <table:table-cell table:style-name="ce4" table:formula="of:=SUM([.D262:.M262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NormalizedTokenOverlapMinMatchLength1</text:p>
          </table:table-cell>
          <table:table-cell table:style-name="ce3" table:formula="of:=IF([.D263]=&quot;no result&quot;; 0;  IF([.E263]=&quot;no result&quot;; 0;  IF([.F263]=&quot;no result&quot;; 0;  IF([.G263]=&quot;no result&quot;; 0;  IF([.H263]=&quot;no result&quot;; 0;  IF([.I263]=&quot;no result&quot;; 0;  IF([.J263]=&quot;no result&quot;; 0;  IF([.K263]=&quot;no result&quot;; 0;  IF([.L263]=&quot;no result&quot;; 0;  IF([.M263]=&quot;no result&quot;; 0;  IF([.N263]=&quot;no result&quot;; 0; 1)))))))))))" office:value-type="boolean" office:boolean-value="true" calcext:value-type="boolean">
            <text:p>WAHR</text:p>
          </table:table-cell>
          <table:table-cell table:style-name="ce4" table:formula="of:=SUM([.D263:.M263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TokenOverlapMinMatchLength2</text:p>
          </table:table-cell>
          <table:table-cell table:style-name="ce3" table:formula="of:=IF([.D264]=&quot;no result&quot;; 0;  IF([.E264]=&quot;no result&quot;; 0;  IF([.F264]=&quot;no result&quot;; 0;  IF([.G264]=&quot;no result&quot;; 0;  IF([.H264]=&quot;no result&quot;; 0;  IF([.I264]=&quot;no result&quot;; 0;  IF([.J264]=&quot;no result&quot;; 0;  IF([.K264]=&quot;no result&quot;; 0;  IF([.L264]=&quot;no result&quot;; 0;  IF([.M264]=&quot;no result&quot;; 0;  IF([.N264]=&quot;no result&quot;; 0; 1)))))))))))" office:value-type="boolean" office:boolean-value="true" calcext:value-type="boolean">
            <text:p>WAHR</text:p>
          </table:table-cell>
          <table:table-cell table:style-name="ce4" table:formula="of:=SUM([.D264:.M264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NormalizedTokenOverlapMinMatchLength3</text:p>
          </table:table-cell>
          <table:table-cell table:style-name="ce3" table:formula="of:=IF([.D265]=&quot;no result&quot;; 0;  IF([.E265]=&quot;no result&quot;; 0;  IF([.F265]=&quot;no result&quot;; 0;  IF([.G265]=&quot;no result&quot;; 0;  IF([.H265]=&quot;no result&quot;; 0;  IF([.I265]=&quot;no result&quot;; 0;  IF([.J265]=&quot;no result&quot;; 0;  IF([.K265]=&quot;no result&quot;; 0;  IF([.L265]=&quot;no result&quot;; 0;  IF([.M265]=&quot;no result&quot;; 0;  IF([.N265]=&quot;no result&quot;; 0; 1)))))))))))" office:value-type="boolean" office:boolean-value="true" calcext:value-type="boolean">
            <text:p>WAHR</text:p>
          </table:table-cell>
          <table:table-cell table:style-name="ce4" table:formula="of:=SUM([.D265:.M265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Shingle2DiceMinMatchLength1</text:p>
          </table:table-cell>
          <table:table-cell table:style-name="ce3" table:formula="of:=IF([.D266]=&quot;no result&quot;; 0;  IF([.E266]=&quot;no result&quot;; 0;  IF([.F266]=&quot;no result&quot;; 0;  IF([.G266]=&quot;no result&quot;; 0;  IF([.H266]=&quot;no result&quot;; 0;  IF([.I266]=&quot;no result&quot;; 0;  IF([.J266]=&quot;no result&quot;; 0;  IF([.K266]=&quot;no result&quot;; 0;  IF([.L266]=&quot;no result&quot;; 0;  IF([.M266]=&quot;no result&quot;; 0;  IF([.N266]=&quot;no result&quot;; 0; 1)))))))))))" office:value-type="boolean" office:boolean-value="false" calcext:value-type="boolean">
            <text:p>FALSCH</text:p>
          </table:table-cell>
          <table:table-cell table:style-name="ce4" table:formula="of:=SUM([.D266:.M266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Shingle2DiceMinMatchLength2</text:p>
          </table:table-cell>
          <table:table-cell table:style-name="ce3" table:formula="of:=IF([.D267]=&quot;no result&quot;; 0;  IF([.E267]=&quot;no result&quot;; 0;  IF([.F267]=&quot;no result&quot;; 0;  IF([.G267]=&quot;no result&quot;; 0;  IF([.H267]=&quot;no result&quot;; 0;  IF([.I267]=&quot;no result&quot;; 0;  IF([.J267]=&quot;no result&quot;; 0;  IF([.K267]=&quot;no result&quot;; 0;  IF([.L267]=&quot;no result&quot;; 0;  IF([.M267]=&quot;no result&quot;; 0;  IF([.N267]=&quot;no result&quot;; 0; 1)))))))))))" office:value-type="boolean" office:boolean-value="false" calcext:value-type="boolean">
            <text:p>FALSCH</text:p>
          </table:table-cell>
          <table:table-cell table:style-name="ce4" table:formula="of:=SUM([.D267:.M267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Shingle2DiceMinMatchLength3</text:p>
          </table:table-cell>
          <table:table-cell table:style-name="ce3" table:formula="of:=IF([.D268]=&quot;no result&quot;; 0;  IF([.E268]=&quot;no result&quot;; 0;  IF([.F268]=&quot;no result&quot;; 0;  IF([.G268]=&quot;no result&quot;; 0;  IF([.H268]=&quot;no result&quot;; 0;  IF([.I268]=&quot;no result&quot;; 0;  IF([.J268]=&quot;no result&quot;; 0;  IF([.K268]=&quot;no result&quot;; 0;  IF([.L268]=&quot;no result&quot;; 0;  IF([.M268]=&quot;no result&quot;; 0;  IF([.N268]=&quot;no result&quot;; 0; 1)))))))))))" office:value-type="boolean" office:boolean-value="false" calcext:value-type="boolean">
            <text:p>FALSCH</text:p>
          </table:table-cell>
          <table:table-cell table:style-name="ce4" table:formula="of:=SUM([.D268:.M268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Shingle2DiceVariantMinMatchLength1</text:p>
          </table:table-cell>
          <table:table-cell table:style-name="ce3" table:formula="of:=IF([.D269]=&quot;no result&quot;; 0;  IF([.E269]=&quot;no result&quot;; 0;  IF([.F269]=&quot;no result&quot;; 0;  IF([.G269]=&quot;no result&quot;; 0;  IF([.H269]=&quot;no result&quot;; 0;  IF([.I269]=&quot;no result&quot;; 0;  IF([.J269]=&quot;no result&quot;; 0;  IF([.K269]=&quot;no result&quot;; 0;  IF([.L269]=&quot;no result&quot;; 0;  IF([.M269]=&quot;no result&quot;; 0;  IF([.N269]=&quot;no result&quot;; 0; 1)))))))))))" office:value-type="boolean" office:boolean-value="false" calcext:value-type="boolean">
            <text:p>FALSCH</text:p>
          </table:table-cell>
          <table:table-cell table:style-name="ce4" table:formula="of:=SUM([.D269:.M269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Shingle2DiceVariantMinMatchLength2</text:p>
          </table:table-cell>
          <table:table-cell table:style-name="ce3" table:formula="of:=IF([.D270]=&quot;no result&quot;; 0;  IF([.E270]=&quot;no result&quot;; 0;  IF([.F270]=&quot;no result&quot;; 0;  IF([.G270]=&quot;no result&quot;; 0;  IF([.H270]=&quot;no result&quot;; 0;  IF([.I270]=&quot;no result&quot;; 0;  IF([.J270]=&quot;no result&quot;; 0;  IF([.K270]=&quot;no result&quot;; 0;  IF([.L270]=&quot;no result&quot;; 0;  IF([.M270]=&quot;no result&quot;; 0;  IF([.N270]=&quot;no result&quot;; 0; 1)))))))))))" office:value-type="boolean" office:boolean-value="false" calcext:value-type="boolean">
            <text:p>FALSCH</text:p>
          </table:table-cell>
          <table:table-cell table:style-name="ce4" table:formula="of:=SUM([.D270:.M270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Shingle2DiceVariantMinMatchLength3</text:p>
          </table:table-cell>
          <table:table-cell table:style-name="ce3" table:formula="of:=IF([.D271]=&quot;no result&quot;; 0;  IF([.E271]=&quot;no result&quot;; 0;  IF([.F271]=&quot;no result&quot;; 0;  IF([.G271]=&quot;no result&quot;; 0;  IF([.H271]=&quot;no result&quot;; 0;  IF([.I271]=&quot;no result&quot;; 0;  IF([.J271]=&quot;no result&quot;; 0;  IF([.K271]=&quot;no result&quot;; 0;  IF([.L271]=&quot;no result&quot;; 0;  IF([.M271]=&quot;no result&quot;; 0;  IF([.N271]=&quot;no result&quot;; 0; 1)))))))))))" office:value-type="boolean" office:boolean-value="false" calcext:value-type="boolean">
            <text:p>FALSCH</text:p>
          </table:table-cell>
          <table:table-cell table:style-name="ce4" table:formula="of:=SUM([.D271:.M27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Shingle2JaccardMinMatchLength1</text:p>
          </table:table-cell>
          <table:table-cell table:style-name="ce3" table:formula="of:=IF([.D272]=&quot;no result&quot;; 0;  IF([.E272]=&quot;no result&quot;; 0;  IF([.F272]=&quot;no result&quot;; 0;  IF([.G272]=&quot;no result&quot;; 0;  IF([.H272]=&quot;no result&quot;; 0;  IF([.I272]=&quot;no result&quot;; 0;  IF([.J272]=&quot;no result&quot;; 0;  IF([.K272]=&quot;no result&quot;; 0;  IF([.L272]=&quot;no result&quot;; 0;  IF([.M272]=&quot;no result&quot;; 0;  IF([.N272]=&quot;no result&quot;; 0; 1)))))))))))" office:value-type="boolean" office:boolean-value="false" calcext:value-type="boolean">
            <text:p>FALSCH</text:p>
          </table:table-cell>
          <table:table-cell table:style-name="ce4" table:formula="of:=SUM([.D272:.M272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krGstShingle2JaccardMinMatchLength2</text:p>
          </table:table-cell>
          <table:table-cell table:style-name="ce3" table:formula="of:=IF([.D273]=&quot;no result&quot;; 0;  IF([.E273]=&quot;no result&quot;; 0;  IF([.F273]=&quot;no result&quot;; 0;  IF([.G273]=&quot;no result&quot;; 0;  IF([.H273]=&quot;no result&quot;; 0;  IF([.I273]=&quot;no result&quot;; 0;  IF([.J273]=&quot;no result&quot;; 0;  IF([.K273]=&quot;no result&quot;; 0;  IF([.L273]=&quot;no result&quot;; 0;  IF([.M273]=&quot;no result&quot;; 0;  IF([.N273]=&quot;no result&quot;; 0; 1)))))))))))" office:value-type="boolean" office:boolean-value="false" calcext:value-type="boolean">
            <text:p>FALSCH</text:p>
          </table:table-cell>
          <table:table-cell table:style-name="ce4" table:formula="of:=SUM([.D273:.M273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krGstShingle2JaccardMinMatchLength3</text:p>
          </table:table-cell>
          <table:table-cell table:style-name="ce3" table:formula="of:=IF([.D274]=&quot;no result&quot;; 0;  IF([.E274]=&quot;no result&quot;; 0;  IF([.F274]=&quot;no result&quot;; 0;  IF([.G274]=&quot;no result&quot;; 0;  IF([.H274]=&quot;no result&quot;; 0;  IF([.I274]=&quot;no result&quot;; 0;  IF([.J274]=&quot;no result&quot;; 0;  IF([.K274]=&quot;no result&quot;; 0;  IF([.L274]=&quot;no result&quot;; 0;  IF([.M274]=&quot;no result&quot;; 0;  IF([.N274]=&quot;no result&quot;; 0; 1)))))))))))" office:value-type="boolean" office:boolean-value="false" calcext:value-type="boolean">
            <text:p>FALSCH</text:p>
          </table:table-cell>
          <table:table-cell table:style-name="ce4" table:formula="of:=SUM([.D274:.M274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krGstShingle2OverlapMinMatchLength1</text:p>
          </table:table-cell>
          <table:table-cell table:style-name="ce3" table:formula="of:=IF([.D275]=&quot;no result&quot;; 0;  IF([.E275]=&quot;no result&quot;; 0;  IF([.F275]=&quot;no result&quot;; 0;  IF([.G275]=&quot;no result&quot;; 0;  IF([.H275]=&quot;no result&quot;; 0;  IF([.I275]=&quot;no result&quot;; 0;  IF([.J275]=&quot;no result&quot;; 0;  IF([.K275]=&quot;no result&quot;; 0;  IF([.L275]=&quot;no result&quot;; 0;  IF([.M275]=&quot;no result&quot;; 0;  IF([.N275]=&quot;no result&quot;; 0; 1)))))))))))" office:value-type="boolean" office:boolean-value="false" calcext:value-type="boolean">
            <text:p>FALSCH</text:p>
          </table:table-cell>
          <table:table-cell table:style-name="ce4" table:formula="of:=SUM([.D275:.M275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Shingle2OverlapMinMatchLength2</text:p>
          </table:table-cell>
          <table:table-cell table:style-name="ce3" table:formula="of:=IF([.D276]=&quot;no result&quot;; 0;  IF([.E276]=&quot;no result&quot;; 0;  IF([.F276]=&quot;no result&quot;; 0;  IF([.G276]=&quot;no result&quot;; 0;  IF([.H276]=&quot;no result&quot;; 0;  IF([.I276]=&quot;no result&quot;; 0;  IF([.J276]=&quot;no result&quot;; 0;  IF([.K276]=&quot;no result&quot;; 0;  IF([.L276]=&quot;no result&quot;; 0;  IF([.M276]=&quot;no result&quot;; 0;  IF([.N276]=&quot;no result&quot;; 0; 1)))))))))))" office:value-type="boolean" office:boolean-value="false" calcext:value-type="boolean">
            <text:p>FALSCH</text:p>
          </table:table-cell>
          <table:table-cell table:style-name="ce4" table:formula="of:=SUM([.D276:.M276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Shingle2OverlapMinMatchLength3</text:p>
          </table:table-cell>
          <table:table-cell table:style-name="ce3" table:formula="of:=IF([.D277]=&quot;no result&quot;; 0;  IF([.E277]=&quot;no result&quot;; 0;  IF([.F277]=&quot;no result&quot;; 0;  IF([.G277]=&quot;no result&quot;; 0;  IF([.H277]=&quot;no result&quot;; 0;  IF([.I277]=&quot;no result&quot;; 0;  IF([.J277]=&quot;no result&quot;; 0;  IF([.K277]=&quot;no result&quot;; 0;  IF([.L277]=&quot;no result&quot;; 0;  IF([.M277]=&quot;no result&quot;; 0;  IF([.N277]=&quot;no result&quot;; 0; 1)))))))))))" office:value-type="boolean" office:boolean-value="false" calcext:value-type="boolean">
            <text:p>FALSCH</text:p>
          </table:table-cell>
          <table:table-cell table:style-name="ce4" table:formula="of:=SUM([.D277:.M277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Shingle3DiceMinMatchLength1</text:p>
          </table:table-cell>
          <table:table-cell table:style-name="ce3" table:formula="of:=IF([.D278]=&quot;no result&quot;; 0;  IF([.E278]=&quot;no result&quot;; 0;  IF([.F278]=&quot;no result&quot;; 0;  IF([.G278]=&quot;no result&quot;; 0;  IF([.H278]=&quot;no result&quot;; 0;  IF([.I278]=&quot;no result&quot;; 0;  IF([.J278]=&quot;no result&quot;; 0;  IF([.K278]=&quot;no result&quot;; 0;  IF([.L278]=&quot;no result&quot;; 0;  IF([.M278]=&quot;no result&quot;; 0;  IF([.N278]=&quot;no result&quot;; 0; 1)))))))))))" office:value-type="boolean" office:boolean-value="false" calcext:value-type="boolean">
            <text:p>FALSCH</text:p>
          </table:table-cell>
          <table:table-cell table:style-name="ce4" table:formula="of:=SUM([.D278:.M278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MinMatchLength2</text:p>
          </table:table-cell>
          <table:table-cell table:style-name="ce3" table:formula="of:=IF([.D279]=&quot;no result&quot;; 0;  IF([.E279]=&quot;no result&quot;; 0;  IF([.F279]=&quot;no result&quot;; 0;  IF([.G279]=&quot;no result&quot;; 0;  IF([.H279]=&quot;no result&quot;; 0;  IF([.I279]=&quot;no result&quot;; 0;  IF([.J279]=&quot;no result&quot;; 0;  IF([.K279]=&quot;no result&quot;; 0;  IF([.L279]=&quot;no result&quot;; 0;  IF([.M279]=&quot;no result&quot;; 0;  IF([.N279]=&quot;no result&quot;; 0; 1)))))))))))" office:value-type="boolean" office:boolean-value="false" calcext:value-type="boolean">
            <text:p>FALSCH</text:p>
          </table:table-cell>
          <table:table-cell table:style-name="ce4" table:formula="of:=SUM([.D279:.M279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MinMatchLength3</text:p>
          </table:table-cell>
          <table:table-cell table:style-name="ce3" table:formula="of:=IF([.D280]=&quot;no result&quot;; 0;  IF([.E280]=&quot;no result&quot;; 0;  IF([.F280]=&quot;no result&quot;; 0;  IF([.G280]=&quot;no result&quot;; 0;  IF([.H280]=&quot;no result&quot;; 0;  IF([.I280]=&quot;no result&quot;; 0;  IF([.J280]=&quot;no result&quot;; 0;  IF([.K280]=&quot;no result&quot;; 0;  IF([.L280]=&quot;no result&quot;; 0;  IF([.M280]=&quot;no result&quot;; 0;  IF([.N280]=&quot;no result&quot;; 0; 1)))))))))))" office:value-type="boolean" office:boolean-value="false" calcext:value-type="boolean">
            <text:p>FALSCH</text:p>
          </table:table-cell>
          <table:table-cell table:style-name="ce4" table:formula="of:=SUM([.D280:.M280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1</text:p>
          </table:table-cell>
          <table:table-cell table:style-name="ce3" table:formula="of:=IF([.D281]=&quot;no result&quot;; 0;  IF([.E281]=&quot;no result&quot;; 0;  IF([.F281]=&quot;no result&quot;; 0;  IF([.G281]=&quot;no result&quot;; 0;  IF([.H281]=&quot;no result&quot;; 0;  IF([.I281]=&quot;no result&quot;; 0;  IF([.J281]=&quot;no result&quot;; 0;  IF([.K281]=&quot;no result&quot;; 0;  IF([.L281]=&quot;no result&quot;; 0;  IF([.M281]=&quot;no result&quot;; 0;  IF([.N281]=&quot;no result&quot;; 0; 1)))))))))))" office:value-type="boolean" office:boolean-value="false" calcext:value-type="boolean">
            <text:p>FALSCH</text:p>
          </table:table-cell>
          <table:table-cell table:style-name="ce4" table:formula="of:=SUM([.D281:.M28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2</text:p>
          </table:table-cell>
          <table:table-cell table:style-name="ce3" table:formula="of:=IF([.D282]=&quot;no result&quot;; 0;  IF([.E282]=&quot;no result&quot;; 0;  IF([.F282]=&quot;no result&quot;; 0;  IF([.G282]=&quot;no result&quot;; 0;  IF([.H282]=&quot;no result&quot;; 0;  IF([.I282]=&quot;no result&quot;; 0;  IF([.J282]=&quot;no result&quot;; 0;  IF([.K282]=&quot;no result&quot;; 0;  IF([.L282]=&quot;no result&quot;; 0;  IF([.M282]=&quot;no result&quot;; 0;  IF([.N282]=&quot;no result&quot;; 0; 1)))))))))))" office:value-type="boolean" office:boolean-value="false" calcext:value-type="boolean">
            <text:p>FALSCH</text:p>
          </table:table-cell>
          <table:table-cell table:style-name="ce4" table:formula="of:=SUM([.D282:.M282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3</text:p>
          </table:table-cell>
          <table:table-cell table:style-name="ce3" table:formula="of:=IF([.D283]=&quot;no result&quot;; 0;  IF([.E283]=&quot;no result&quot;; 0;  IF([.F283]=&quot;no result&quot;; 0;  IF([.G283]=&quot;no result&quot;; 0;  IF([.H283]=&quot;no result&quot;; 0;  IF([.I283]=&quot;no result&quot;; 0;  IF([.J283]=&quot;no result&quot;; 0;  IF([.K283]=&quot;no result&quot;; 0;  IF([.L283]=&quot;no result&quot;; 0;  IF([.M283]=&quot;no result&quot;; 0;  IF([.N283]=&quot;no result&quot;; 0; 1)))))))))))" office:value-type="boolean" office:boolean-value="false" calcext:value-type="boolean">
            <text:p>FALSCH</text:p>
          </table:table-cell>
          <table:table-cell table:style-name="ce4" table:formula="of:=SUM([.D283:.M283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1</text:p>
          </table:table-cell>
          <table:table-cell table:style-name="ce3" table:formula="of:=IF([.D284]=&quot;no result&quot;; 0;  IF([.E284]=&quot;no result&quot;; 0;  IF([.F284]=&quot;no result&quot;; 0;  IF([.G284]=&quot;no result&quot;; 0;  IF([.H284]=&quot;no result&quot;; 0;  IF([.I284]=&quot;no result&quot;; 0;  IF([.J284]=&quot;no result&quot;; 0;  IF([.K284]=&quot;no result&quot;; 0;  IF([.L284]=&quot;no result&quot;; 0;  IF([.M284]=&quot;no result&quot;; 0;  IF([.N284]=&quot;no result&quot;; 0; 1)))))))))))" office:value-type="boolean" office:boolean-value="false" calcext:value-type="boolean">
            <text:p>FALSCH</text:p>
          </table:table-cell>
          <table:table-cell table:style-name="ce4" table:formula="of:=SUM([.D284:.M284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2</text:p>
          </table:table-cell>
          <table:table-cell table:style-name="ce3" table:formula="of:=IF([.D285]=&quot;no result&quot;; 0;  IF([.E285]=&quot;no result&quot;; 0;  IF([.F285]=&quot;no result&quot;; 0;  IF([.G285]=&quot;no result&quot;; 0;  IF([.H285]=&quot;no result&quot;; 0;  IF([.I285]=&quot;no result&quot;; 0;  IF([.J285]=&quot;no result&quot;; 0;  IF([.K285]=&quot;no result&quot;; 0;  IF([.L285]=&quot;no result&quot;; 0;  IF([.M285]=&quot;no result&quot;; 0;  IF([.N285]=&quot;no result&quot;; 0; 1)))))))))))" office:value-type="boolean" office:boolean-value="false" calcext:value-type="boolean">
            <text:p>FALSCH</text:p>
          </table:table-cell>
          <table:table-cell table:style-name="ce4" table:formula="of:=SUM([.D285:.M285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3</text:p>
          </table:table-cell>
          <table:table-cell table:style-name="ce3" table:formula="of:=IF([.D286]=&quot;no result&quot;; 0;  IF([.E286]=&quot;no result&quot;; 0;  IF([.F286]=&quot;no result&quot;; 0;  IF([.G286]=&quot;no result&quot;; 0;  IF([.H286]=&quot;no result&quot;; 0;  IF([.I286]=&quot;no result&quot;; 0;  IF([.J286]=&quot;no result&quot;; 0;  IF([.K286]=&quot;no result&quot;; 0;  IF([.L286]=&quot;no result&quot;; 0;  IF([.M286]=&quot;no result&quot;; 0;  IF([.N286]=&quot;no result&quot;; 0; 1)))))))))))" office:value-type="boolean" office:boolean-value="false" calcext:value-type="boolean">
            <text:p>FALSCH</text:p>
          </table:table-cell>
          <table:table-cell table:style-name="ce4" table:formula="of:=SUM([.D286:.M286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1</text:p>
          </table:table-cell>
          <table:table-cell table:style-name="ce3" table:formula="of:=IF([.D287]=&quot;no result&quot;; 0;  IF([.E287]=&quot;no result&quot;; 0;  IF([.F287]=&quot;no result&quot;; 0;  IF([.G287]=&quot;no result&quot;; 0;  IF([.H287]=&quot;no result&quot;; 0;  IF([.I287]=&quot;no result&quot;; 0;  IF([.J287]=&quot;no result&quot;; 0;  IF([.K287]=&quot;no result&quot;; 0;  IF([.L287]=&quot;no result&quot;; 0;  IF([.M287]=&quot;no result&quot;; 0;  IF([.N287]=&quot;no result&quot;; 0; 1)))))))))))" office:value-type="boolean" office:boolean-value="false" calcext:value-type="boolean">
            <text:p>FALSCH</text:p>
          </table:table-cell>
          <table:table-cell table:style-name="ce4" table:formula="of:=SUM([.D287:.M28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2</text:p>
          </table:table-cell>
          <table:table-cell table:style-name="ce3" table:formula="of:=IF([.D288]=&quot;no result&quot;; 0;  IF([.E288]=&quot;no result&quot;; 0;  IF([.F288]=&quot;no result&quot;; 0;  IF([.G288]=&quot;no result&quot;; 0;  IF([.H288]=&quot;no result&quot;; 0;  IF([.I288]=&quot;no result&quot;; 0;  IF([.J288]=&quot;no result&quot;; 0;  IF([.K288]=&quot;no result&quot;; 0;  IF([.L288]=&quot;no result&quot;; 0;  IF([.M288]=&quot;no result&quot;; 0;  IF([.N288]=&quot;no result&quot;; 0; 1)))))))))))" office:value-type="boolean" office:boolean-value="false" calcext:value-type="boolean">
            <text:p>FALSCH</text:p>
          </table:table-cell>
          <table:table-cell table:style-name="ce4" table:formula="of:=SUM([.D288:.M288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3</text:p>
          </table:table-cell>
          <table:table-cell table:style-name="ce3" table:formula="of:=IF([.D289]=&quot;no result&quot;; 0;  IF([.E289]=&quot;no result&quot;; 0;  IF([.F289]=&quot;no result&quot;; 0;  IF([.G289]=&quot;no result&quot;; 0;  IF([.H289]=&quot;no result&quot;; 0;  IF([.I289]=&quot;no result&quot;; 0;  IF([.J289]=&quot;no result&quot;; 0;  IF([.K289]=&quot;no result&quot;; 0;  IF([.L289]=&quot;no result&quot;; 0;  IF([.M289]=&quot;no result&quot;; 0;  IF([.N289]=&quot;no result&quot;; 0; 1)))))))))))" office:value-type="boolean" office:boolean-value="false" calcext:value-type="boolean">
            <text:p>FALSCH</text:p>
          </table:table-cell>
          <table:table-cell table:style-name="ce4" table:formula="of:=SUM([.D289:.M289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TokenDiceMinMatchLength1</text:p>
          </table:table-cell>
          <table:table-cell table:style-name="ce3" table:formula="of:=IF([.D290]=&quot;no result&quot;; 0;  IF([.E290]=&quot;no result&quot;; 0;  IF([.F290]=&quot;no result&quot;; 0;  IF([.G290]=&quot;no result&quot;; 0;  IF([.H290]=&quot;no result&quot;; 0;  IF([.I290]=&quot;no result&quot;; 0;  IF([.J290]=&quot;no result&quot;; 0;  IF([.K290]=&quot;no result&quot;; 0;  IF([.L290]=&quot;no result&quot;; 0;  IF([.M290]=&quot;no result&quot;; 0;  IF([.N290]=&quot;no result&quot;; 0; 1)))))))))))" office:value-type="boolean" office:boolean-value="true" calcext:value-type="boolean">
            <text:p>WAHR</text:p>
          </table:table-cell>
          <table:table-cell table:style-name="ce4" table:formula="of:=SUM([.D290:.M290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TokenDiceMinMatchLength2</text:p>
          </table:table-cell>
          <table:table-cell table:style-name="ce3" table:formula="of:=IF([.D291]=&quot;no result&quot;; 0;  IF([.E291]=&quot;no result&quot;; 0;  IF([.F291]=&quot;no result&quot;; 0;  IF([.G291]=&quot;no result&quot;; 0;  IF([.H291]=&quot;no result&quot;; 0;  IF([.I291]=&quot;no result&quot;; 0;  IF([.J291]=&quot;no result&quot;; 0;  IF([.K291]=&quot;no result&quot;; 0;  IF([.L291]=&quot;no result&quot;; 0;  IF([.M291]=&quot;no result&quot;; 0;  IF([.N291]=&quot;no result&quot;; 0; 1)))))))))))" office:value-type="boolean" office:boolean-value="true" calcext:value-type="boolean">
            <text:p>WAHR</text:p>
          </table:table-cell>
          <table:table-cell table:style-name="ce4" table:formula="of:=SUM([.D291:.M291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TokenDiceMinMatchLength3</text:p>
          </table:table-cell>
          <table:table-cell table:style-name="ce3" table:formula="of:=IF([.D292]=&quot;no result&quot;; 0;  IF([.E292]=&quot;no result&quot;; 0;  IF([.F292]=&quot;no result&quot;; 0;  IF([.G292]=&quot;no result&quot;; 0;  IF([.H292]=&quot;no result&quot;; 0;  IF([.I292]=&quot;no result&quot;; 0;  IF([.J292]=&quot;no result&quot;; 0;  IF([.K292]=&quot;no result&quot;; 0;  IF([.L292]=&quot;no result&quot;; 0;  IF([.M292]=&quot;no result&quot;; 0;  IF([.N292]=&quot;no result&quot;; 0; 1)))))))))))" office:value-type="boolean" office:boolean-value="true" calcext:value-type="boolean">
            <text:p>WAHR</text:p>
          </table:table-cell>
          <table:table-cell table:style-name="ce4" table:formula="of:=SUM([.D292:.M292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TokenDiceVariantMinMatchLength1</text:p>
          </table:table-cell>
          <table:table-cell table:style-name="ce3" table:formula="of:=IF([.D293]=&quot;no result&quot;; 0;  IF([.E293]=&quot;no result&quot;; 0;  IF([.F293]=&quot;no result&quot;; 0;  IF([.G293]=&quot;no result&quot;; 0;  IF([.H293]=&quot;no result&quot;; 0;  IF([.I293]=&quot;no result&quot;; 0;  IF([.J293]=&quot;no result&quot;; 0;  IF([.K293]=&quot;no result&quot;; 0;  IF([.L293]=&quot;no result&quot;; 0;  IF([.M293]=&quot;no result&quot;; 0;  IF([.N293]=&quot;no result&quot;; 0; 1)))))))))))" office:value-type="boolean" office:boolean-value="true" calcext:value-type="boolean">
            <text:p>WAHR</text:p>
          </table:table-cell>
          <table:table-cell table:style-name="ce4" table:formula="of:=SUM([.D293:.M293])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2</text:p>
          </table:table-cell>
          <table:table-cell table:style-name="ce3" table:formula="of:=IF([.D294]=&quot;no result&quot;; 0;  IF([.E294]=&quot;no result&quot;; 0;  IF([.F294]=&quot;no result&quot;; 0;  IF([.G294]=&quot;no result&quot;; 0;  IF([.H294]=&quot;no result&quot;; 0;  IF([.I294]=&quot;no result&quot;; 0;  IF([.J294]=&quot;no result&quot;; 0;  IF([.K294]=&quot;no result&quot;; 0;  IF([.L294]=&quot;no result&quot;; 0;  IF([.M294]=&quot;no result&quot;; 0;  IF([.N294]=&quot;no result&quot;; 0; 1)))))))))))" office:value-type="boolean" office:boolean-value="true" calcext:value-type="boolean">
            <text:p>WAHR</text:p>
          </table:table-cell>
          <table:table-cell table:style-name="ce4" table:formula="of:=SUM([.D294:.M294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TokenDiceVariantMinMatchLength3</text:p>
          </table:table-cell>
          <table:table-cell table:style-name="ce3" table:formula="of:=IF([.D295]=&quot;no result&quot;; 0;  IF([.E295]=&quot;no result&quot;; 0;  IF([.F295]=&quot;no result&quot;; 0;  IF([.G295]=&quot;no result&quot;; 0;  IF([.H295]=&quot;no result&quot;; 0;  IF([.I295]=&quot;no result&quot;; 0;  IF([.J295]=&quot;no result&quot;; 0;  IF([.K295]=&quot;no result&quot;; 0;  IF([.L295]=&quot;no result&quot;; 0;  IF([.M295]=&quot;no result&quot;; 0;  IF([.N295]=&quot;no result&quot;; 0; 1)))))))))))" office:value-type="boolean" office:boolean-value="true" calcext:value-type="boolean">
            <text:p>WAHR</text:p>
          </table:table-cell>
          <table:table-cell table:style-name="ce4" table:formula="of:=SUM([.D295:.M295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TokenJaccardMinMatchLength1</text:p>
          </table:table-cell>
          <table:table-cell table:style-name="ce3" table:formula="of:=IF([.D296]=&quot;no result&quot;; 0;  IF([.E296]=&quot;no result&quot;; 0;  IF([.F296]=&quot;no result&quot;; 0;  IF([.G296]=&quot;no result&quot;; 0;  IF([.H296]=&quot;no result&quot;; 0;  IF([.I296]=&quot;no result&quot;; 0;  IF([.J296]=&quot;no result&quot;; 0;  IF([.K296]=&quot;no result&quot;; 0;  IF([.L296]=&quot;no result&quot;; 0;  IF([.M296]=&quot;no result&quot;; 0;  IF([.N296]=&quot;no result&quot;; 0; 1)))))))))))" office:value-type="boolean" office:boolean-value="true" calcext:value-type="boolean">
            <text:p>WAHR</text:p>
          </table:table-cell>
          <table:table-cell table:style-name="ce4" table:formula="of:=SUM([.D296:.M296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TokenJaccardMinMatchLength2</text:p>
          </table:table-cell>
          <table:table-cell table:style-name="ce3" table:formula="of:=IF([.D297]=&quot;no result&quot;; 0;  IF([.E297]=&quot;no result&quot;; 0;  IF([.F297]=&quot;no result&quot;; 0;  IF([.G297]=&quot;no result&quot;; 0;  IF([.H297]=&quot;no result&quot;; 0;  IF([.I297]=&quot;no result&quot;; 0;  IF([.J297]=&quot;no result&quot;; 0;  IF([.K297]=&quot;no result&quot;; 0;  IF([.L297]=&quot;no result&quot;; 0;  IF([.M297]=&quot;no result&quot;; 0;  IF([.N297]=&quot;no result&quot;; 0; 1)))))))))))" office:value-type="boolean" office:boolean-value="true" calcext:value-type="boolean">
            <text:p>WAHR</text:p>
          </table:table-cell>
          <table:table-cell table:style-name="ce4" table:formula="of:=SUM([.D297:.M297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TokenJaccardMinMatchLength3</text:p>
          </table:table-cell>
          <table:table-cell table:style-name="ce3" table:formula="of:=IF([.D298]=&quot;no result&quot;; 0;  IF([.E298]=&quot;no result&quot;; 0;  IF([.F298]=&quot;no result&quot;; 0;  IF([.G298]=&quot;no result&quot;; 0;  IF([.H298]=&quot;no result&quot;; 0;  IF([.I298]=&quot;no result&quot;; 0;  IF([.J298]=&quot;no result&quot;; 0;  IF([.K298]=&quot;no result&quot;; 0;  IF([.L298]=&quot;no result&quot;; 0;  IF([.M298]=&quot;no result&quot;; 0;  IF([.N298]=&quot;no result&quot;; 0; 1)))))))))))" office:value-type="boolean" office:boolean-value="true" calcext:value-type="boolean">
            <text:p>WAHR</text:p>
          </table:table-cell>
          <table:table-cell table:style-name="ce4" table:formula="of:=SUM([.D298:.M298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krGstTokenOverlapMinMatchLength1</text:p>
          </table:table-cell>
          <table:table-cell table:style-name="ce3" table:formula="of:=IF([.D299]=&quot;no result&quot;; 0;  IF([.E299]=&quot;no result&quot;; 0;  IF([.F299]=&quot;no result&quot;; 0;  IF([.G299]=&quot;no result&quot;; 0;  IF([.H299]=&quot;no result&quot;; 0;  IF([.I299]=&quot;no result&quot;; 0;  IF([.J299]=&quot;no result&quot;; 0;  IF([.K299]=&quot;no result&quot;; 0;  IF([.L299]=&quot;no result&quot;; 0;  IF([.M299]=&quot;no result&quot;; 0;  IF([.N299]=&quot;no result&quot;; 0; 1)))))))))))" office:value-type="boolean" office:boolean-value="true" calcext:value-type="boolean">
            <text:p>WAHR</text:p>
          </table:table-cell>
          <table:table-cell table:style-name="ce4" table:formula="of:=SUM([.D299:.M299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TokenOverlapMinMatchLength2</text:p>
          </table:table-cell>
          <table:table-cell table:style-name="ce3" table:formula="of:=IF([.D300]=&quot;no result&quot;; 0;  IF([.E300]=&quot;no result&quot;; 0;  IF([.F300]=&quot;no result&quot;; 0;  IF([.G300]=&quot;no result&quot;; 0;  IF([.H300]=&quot;no result&quot;; 0;  IF([.I300]=&quot;no result&quot;; 0;  IF([.J300]=&quot;no result&quot;; 0;  IF([.K300]=&quot;no result&quot;; 0;  IF([.L300]=&quot;no result&quot;; 0;  IF([.M300]=&quot;no result&quot;; 0;  IF([.N300]=&quot;no result&quot;; 0; 1)))))))))))" office:value-type="boolean" office:boolean-value="true" calcext:value-type="boolean">
            <text:p>WAHR</text:p>
          </table:table-cell>
          <table:table-cell table:style-name="ce4" table:formula="of:=SUM([.D300:.M300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krGstTokenOverlapMinMatchLength3</text:p>
          </table:table-cell>
          <table:table-cell table:style-name="ce3" table:formula="of:=IF([.D301]=&quot;no result&quot;; 0;  IF([.E301]=&quot;no result&quot;; 0;  IF([.F301]=&quot;no result&quot;; 0;  IF([.G301]=&quot;no result&quot;; 0;  IF([.H301]=&quot;no result&quot;; 0;  IF([.I301]=&quot;no result&quot;; 0;  IF([.J301]=&quot;no result&quot;; 0;  IF([.K301]=&quot;no result&quot;; 0;  IF([.L301]=&quot;no result&quot;; 0;  IF([.M301]=&quot;no result&quot;; 0;  IF([.N301]=&quot;no result&quot;; 0; 1)))))))))))" office:value-type="boolean" office:boolean-value="true" calcext:value-type="boolean">
            <text:p>WAHR</text:p>
          </table:table-cell>
          <table:table-cell table:style-name="ce4" table:formula="of:=SUM([.D301:.M301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innowing2GramDice</text:p>
          </table:table-cell>
          <table:table-cell table:style-name="ce3" table:formula="of:=IF([.D302]=&quot;no result&quot;; 0;  IF([.E302]=&quot;no result&quot;; 0;  IF([.F302]=&quot;no result&quot;; 0;  IF([.G302]=&quot;no result&quot;; 0;  IF([.H302]=&quot;no result&quot;; 0;  IF([.I302]=&quot;no result&quot;; 0;  IF([.J302]=&quot;no result&quot;; 0;  IF([.K302]=&quot;no result&quot;; 0;  IF([.L302]=&quot;no result&quot;; 0;  IF([.M302]=&quot;no result&quot;; 0;  IF([.N302]=&quot;no result&quot;; 0; 1)))))))))))" office:value-type="boolean" office:boolean-value="true" calcext:value-type="boolean">
            <text:p>WAHR</text:p>
          </table:table-cell>
          <table:table-cell table:style-name="ce4" table:formula="of:=SUM([.D302:.M30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DiceVariant</text:p>
          </table:table-cell>
          <table:table-cell table:style-name="ce3" table:formula="of:=IF([.D303]=&quot;no result&quot;; 0;  IF([.E303]=&quot;no result&quot;; 0;  IF([.F303]=&quot;no result&quot;; 0;  IF([.G303]=&quot;no result&quot;; 0;  IF([.H303]=&quot;no result&quot;; 0;  IF([.I303]=&quot;no result&quot;; 0;  IF([.J303]=&quot;no result&quot;; 0;  IF([.K303]=&quot;no result&quot;; 0;  IF([.L303]=&quot;no result&quot;; 0;  IF([.M303]=&quot;no result&quot;; 0;  IF([.N303]=&quot;no result&quot;; 0; 1)))))))))))" office:value-type="boolean" office:boolean-value="true" calcext:value-type="boolean">
            <text:p>WAHR</text:p>
          </table:table-cell>
          <table:table-cell table:style-name="ce4" table:formula="of:=SUM([.D303:.M303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Jaccard</text:p>
          </table:table-cell>
          <table:table-cell table:style-name="ce3" table:formula="of:=IF([.D304]=&quot;no result&quot;; 0;  IF([.E304]=&quot;no result&quot;; 0;  IF([.F304]=&quot;no result&quot;; 0;  IF([.G304]=&quot;no result&quot;; 0;  IF([.H304]=&quot;no result&quot;; 0;  IF([.I304]=&quot;no result&quot;; 0;  IF([.J304]=&quot;no result&quot;; 0;  IF([.K304]=&quot;no result&quot;; 0;  IF([.L304]=&quot;no result&quot;; 0;  IF([.M304]=&quot;no result&quot;; 0;  IF([.N304]=&quot;no result&quot;; 0; 1)))))))))))" office:value-type="boolean" office:boolean-value="true" calcext:value-type="boolean">
            <text:p>WAHR</text:p>
          </table:table-cell>
          <table:table-cell table:style-name="ce4" table:formula="of:=SUM([.D304:.M304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2GramOverlap</text:p>
          </table:table-cell>
          <table:table-cell table:style-name="ce3" table:formula="of:=IF([.D305]=&quot;no result&quot;; 0;  IF([.E305]=&quot;no result&quot;; 0;  IF([.F305]=&quot;no result&quot;; 0;  IF([.G305]=&quot;no result&quot;; 0;  IF([.H305]=&quot;no result&quot;; 0;  IF([.I305]=&quot;no result&quot;; 0;  IF([.J305]=&quot;no result&quot;; 0;  IF([.K305]=&quot;no result&quot;; 0;  IF([.L305]=&quot;no result&quot;; 0;  IF([.M305]=&quot;no result&quot;; 0;  IF([.N305]=&quot;no result&quot;; 0; 1)))))))))))" office:value-type="boolean" office:boolean-value="true" calcext:value-type="boolean">
            <text:p>WAHR</text:p>
          </table:table-cell>
          <table:table-cell table:style-name="ce4" table:formula="of:=SUM([.D305:.M305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Dice</text:p>
          </table:table-cell>
          <table:table-cell table:style-name="ce3" table:formula="of:=IF([.D306]=&quot;no result&quot;; 0;  IF([.E306]=&quot;no result&quot;; 0;  IF([.F306]=&quot;no result&quot;; 0;  IF([.G306]=&quot;no result&quot;; 0;  IF([.H306]=&quot;no result&quot;; 0;  IF([.I306]=&quot;no result&quot;; 0;  IF([.J306]=&quot;no result&quot;; 0;  IF([.K306]=&quot;no result&quot;; 0;  IF([.L306]=&quot;no result&quot;; 0;  IF([.M306]=&quot;no result&quot;; 0;  IF([.N306]=&quot;no result&quot;; 0; 1)))))))))))" office:value-type="boolean" office:boolean-value="true" calcext:value-type="boolean">
            <text:p>WAHR</text:p>
          </table:table-cell>
          <table:table-cell table:style-name="ce4" table:formula="of:=SUM([.D306:.M306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DiceVariant</text:p>
          </table:table-cell>
          <table:table-cell table:style-name="ce3" table:formula="of:=IF([.D307]=&quot;no result&quot;; 0;  IF([.E307]=&quot;no result&quot;; 0;  IF([.F307]=&quot;no result&quot;; 0;  IF([.G307]=&quot;no result&quot;; 0;  IF([.H307]=&quot;no result&quot;; 0;  IF([.I307]=&quot;no result&quot;; 0;  IF([.J307]=&quot;no result&quot;; 0;  IF([.K307]=&quot;no result&quot;; 0;  IF([.L307]=&quot;no result&quot;; 0;  IF([.M307]=&quot;no result&quot;; 0;  IF([.N307]=&quot;no result&quot;; 0; 1)))))))))))" office:value-type="boolean" office:boolean-value="true" calcext:value-type="boolean">
            <text:p>WAHR</text:p>
          </table:table-cell>
          <table:table-cell table:style-name="ce4" table:formula="of:=SUM([.D307:.M30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Jaccard</text:p>
          </table:table-cell>
          <table:table-cell table:style-name="ce3" table:formula="of:=IF([.D308]=&quot;no result&quot;; 0;  IF([.E308]=&quot;no result&quot;; 0;  IF([.F308]=&quot;no result&quot;; 0;  IF([.G308]=&quot;no result&quot;; 0;  IF([.H308]=&quot;no result&quot;; 0;  IF([.I308]=&quot;no result&quot;; 0;  IF([.J308]=&quot;no result&quot;; 0;  IF([.K308]=&quot;no result&quot;; 0;  IF([.L308]=&quot;no result&quot;; 0;  IF([.M308]=&quot;no result&quot;; 0;  IF([.N308]=&quot;no result&quot;; 0; 1)))))))))))" office:value-type="boolean" office:boolean-value="true" calcext:value-type="boolean">
            <text:p>WAHR</text:p>
          </table:table-cell>
          <table:table-cell table:style-name="ce4" table:formula="of:=SUM([.D308:.M308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3GramOverlap</text:p>
          </table:table-cell>
          <table:table-cell table:style-name="ce3" table:formula="of:=IF([.D309]=&quot;no result&quot;; 0;  IF([.E309]=&quot;no result&quot;; 0;  IF([.F309]=&quot;no result&quot;; 0;  IF([.G309]=&quot;no result&quot;; 0;  IF([.H309]=&quot;no result&quot;; 0;  IF([.I309]=&quot;no result&quot;; 0;  IF([.J309]=&quot;no result&quot;; 0;  IF([.K309]=&quot;no result&quot;; 0;  IF([.L309]=&quot;no result&quot;; 0;  IF([.M309]=&quot;no result&quot;; 0;  IF([.N309]=&quot;no result&quot;; 0; 1)))))))))))" office:value-type="boolean" office:boolean-value="true" calcext:value-type="boolean">
            <text:p>WAHR</text:p>
          </table:table-cell>
          <table:table-cell table:style-name="ce4" table:formula="of:=SUM([.D309:.M30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Dice</text:p>
          </table:table-cell>
          <table:table-cell table:style-name="ce3" table:formula="of:=IF([.D310]=&quot;no result&quot;; 0;  IF([.E310]=&quot;no result&quot;; 0;  IF([.F310]=&quot;no result&quot;; 0;  IF([.G310]=&quot;no result&quot;; 0;  IF([.H310]=&quot;no result&quot;; 0;  IF([.I310]=&quot;no result&quot;; 0;  IF([.J310]=&quot;no result&quot;; 0;  IF([.K310]=&quot;no result&quot;; 0;  IF([.L310]=&quot;no result&quot;; 0;  IF([.M310]=&quot;no result&quot;; 0;  IF([.N310]=&quot;no result&quot;; 0; 1)))))))))))" office:value-type="boolean" office:boolean-value="true" calcext:value-type="boolean">
            <text:p>WAHR</text:p>
          </table:table-cell>
          <table:table-cell table:style-name="ce4" table:formula="of:=SUM([.D310:.M310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DiceVariant</text:p>
          </table:table-cell>
          <table:table-cell table:style-name="ce3" table:formula="of:=IF([.D311]=&quot;no result&quot;; 0;  IF([.E311]=&quot;no result&quot;; 0;  IF([.F311]=&quot;no result&quot;; 0;  IF([.G311]=&quot;no result&quot;; 0;  IF([.H311]=&quot;no result&quot;; 0;  IF([.I311]=&quot;no result&quot;; 0;  IF([.J311]=&quot;no result&quot;; 0;  IF([.K311]=&quot;no result&quot;; 0;  IF([.L311]=&quot;no result&quot;; 0;  IF([.M311]=&quot;no result&quot;; 0;  IF([.N311]=&quot;no result&quot;; 0; 1)))))))))))" office:value-type="boolean" office:boolean-value="true" calcext:value-type="boolean">
            <text:p>WAHR</text:p>
          </table:table-cell>
          <table:table-cell table:style-name="ce4" table:formula="of:=SUM([.D311:.M31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Jaccard</text:p>
          </table:table-cell>
          <table:table-cell table:style-name="ce3" table:formula="of:=IF([.D312]=&quot;no result&quot;; 0;  IF([.E312]=&quot;no result&quot;; 0;  IF([.F312]=&quot;no result&quot;; 0;  IF([.G312]=&quot;no result&quot;; 0;  IF([.H312]=&quot;no result&quot;; 0;  IF([.I312]=&quot;no result&quot;; 0;  IF([.J312]=&quot;no result&quot;; 0;  IF([.K312]=&quot;no result&quot;; 0;  IF([.L312]=&quot;no result&quot;; 0;  IF([.M312]=&quot;no result&quot;; 0;  IF([.N312]=&quot;no result&quot;; 0; 1)))))))))))" office:value-type="boolean" office:boolean-value="true" calcext:value-type="boolean">
            <text:p>WAHR</text:p>
          </table:table-cell>
          <table:table-cell table:style-name="ce4" table:formula="of:=SUM([.D312:.M312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nnowing4GramOverlap</text:p>
          </table:table-cell>
          <table:table-cell table:style-name="ce3" table:formula="of:=IF([.D313]=&quot;no result&quot;; 0;  IF([.E313]=&quot;no result&quot;; 0;  IF([.F313]=&quot;no result&quot;; 0;  IF([.G313]=&quot;no result&quot;; 0;  IF([.H313]=&quot;no result&quot;; 0;  IF([.I313]=&quot;no result&quot;; 0;  IF([.J313]=&quot;no result&quot;; 0;  IF([.K313]=&quot;no result&quot;; 0;  IF([.L313]=&quot;no result&quot;; 0;  IF([.M313]=&quot;no result&quot;; 0;  IF([.N313]=&quot;no result&quot;; 0; 1)))))))))))" office:value-type="boolean" office:boolean-value="true" calcext:value-type="boolean">
            <text:p>WAHR</text:p>
          </table:table-cell>
          <table:table-cell table:style-name="ce4" table:formula="of:=SUM([.D313:.M313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Dice</text:p>
          </table:table-cell>
          <table:table-cell table:style-name="ce3" table:formula="of:=IF([.D314]=&quot;no result&quot;; 0;  IF([.E314]=&quot;no result&quot;; 0;  IF([.F314]=&quot;no result&quot;; 0;  IF([.G314]=&quot;no result&quot;; 0;  IF([.H314]=&quot;no result&quot;; 0;  IF([.I314]=&quot;no result&quot;; 0;  IF([.J314]=&quot;no result&quot;; 0;  IF([.K314]=&quot;no result&quot;; 0;  IF([.L314]=&quot;no result&quot;; 0;  IF([.M314]=&quot;no result&quot;; 0;  IF([.N314]=&quot;no result&quot;; 0; 1)))))))))))" office:value-type="boolean" office:boolean-value="true" calcext:value-type="boolean">
            <text:p>WAHR</text:p>
          </table:table-cell>
          <table:table-cell table:style-name="ce4" table:formula="of:=SUM([.D314:.M314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5GramDiceVariant</text:p>
          </table:table-cell>
          <table:table-cell table:style-name="ce3" table:formula="of:=IF([.D315]=&quot;no result&quot;; 0;  IF([.E315]=&quot;no result&quot;; 0;  IF([.F315]=&quot;no result&quot;; 0;  IF([.G315]=&quot;no result&quot;; 0;  IF([.H315]=&quot;no result&quot;; 0;  IF([.I315]=&quot;no result&quot;; 0;  IF([.J315]=&quot;no result&quot;; 0;  IF([.K315]=&quot;no result&quot;; 0;  IF([.L315]=&quot;no result&quot;; 0;  IF([.M315]=&quot;no result&quot;; 0;  IF([.N315]=&quot;no result&quot;; 0; 1)))))))))))" office:value-type="boolean" office:boolean-value="true" calcext:value-type="boolean">
            <text:p>WAHR</text:p>
          </table:table-cell>
          <table:table-cell table:style-name="ce4" table:formula="of:=SUM([.D315:.M315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Jaccard</text:p>
          </table:table-cell>
          <table:table-cell table:style-name="ce3" table:formula="of:=IF([.D316]=&quot;no result&quot;; 0;  IF([.E316]=&quot;no result&quot;; 0;  IF([.F316]=&quot;no result&quot;; 0;  IF([.G316]=&quot;no result&quot;; 0;  IF([.H316]=&quot;no result&quot;; 0;  IF([.I316]=&quot;no result&quot;; 0;  IF([.J316]=&quot;no result&quot;; 0;  IF([.K316]=&quot;no result&quot;; 0;  IF([.L316]=&quot;no result&quot;; 0;  IF([.M316]=&quot;no result&quot;; 0;  IF([.N316]=&quot;no result&quot;; 0; 1)))))))))))" office:value-type="boolean" office:boolean-value="true" calcext:value-type="boolean">
            <text:p>WAHR</text:p>
          </table:table-cell>
          <table:table-cell table:style-name="ce4" table:formula="of:=SUM([.D316:.M316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5GramOverlap</text:p>
          </table:table-cell>
          <table:table-cell table:style-name="ce3" table:formula="of:=IF([.D317]=&quot;no result&quot;; 0;  IF([.E317]=&quot;no result&quot;; 0;  IF([.F317]=&quot;no result&quot;; 0;  IF([.G317]=&quot;no result&quot;; 0;  IF([.H317]=&quot;no result&quot;; 0;  IF([.I317]=&quot;no result&quot;; 0;  IF([.J317]=&quot;no result&quot;; 0;  IF([.K317]=&quot;no result&quot;; 0;  IF([.L317]=&quot;no result&quot;; 0;  IF([.M317]=&quot;no result&quot;; 0;  IF([.N317]=&quot;no result&quot;; 0; 1)))))))))))" office:value-type="boolean" office:boolean-value="true" calcext:value-type="boolean">
            <text:p>WAHR</text:p>
          </table:table-cell>
          <table:table-cell table:style-name="ce4" table:formula="of:=SUM([.D317:.M317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2GramDice</text:p>
          </table:table-cell>
          <table:table-cell table:style-name="ce3" table:formula="of:=IF([.D318]=&quot;no result&quot;; 0;  IF([.E318]=&quot;no result&quot;; 0;  IF([.F318]=&quot;no result&quot;; 0;  IF([.G318]=&quot;no result&quot;; 0;  IF([.H318]=&quot;no result&quot;; 0;  IF([.I318]=&quot;no result&quot;; 0;  IF([.J318]=&quot;no result&quot;; 0;  IF([.K318]=&quot;no result&quot;; 0;  IF([.L318]=&quot;no result&quot;; 0;  IF([.M318]=&quot;no result&quot;; 0;  IF([.N318]=&quot;no result&quot;; 0; 1)))))))))))" office:value-type="boolean" office:boolean-value="true" calcext:value-type="boolean">
            <text:p>WAHR</text:p>
          </table:table-cell>
          <table:table-cell table:style-name="ce4" table:formula="of:=SUM([.D318:.M318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2GramDiceVariant</text:p>
          </table:table-cell>
          <table:table-cell table:style-name="ce3" table:formula="of:=IF([.D319]=&quot;no result&quot;; 0;  IF([.E319]=&quot;no result&quot;; 0;  IF([.F319]=&quot;no result&quot;; 0;  IF([.G319]=&quot;no result&quot;; 0;  IF([.H319]=&quot;no result&quot;; 0;  IF([.I319]=&quot;no result&quot;; 0;  IF([.J319]=&quot;no result&quot;; 0;  IF([.K319]=&quot;no result&quot;; 0;  IF([.L319]=&quot;no result&quot;; 0;  IF([.M319]=&quot;no result&quot;; 0;  IF([.N319]=&quot;no result&quot;; 0; 1)))))))))))" office:value-type="boolean" office:boolean-value="true" calcext:value-type="boolean">
            <text:p>WAHR</text:p>
          </table:table-cell>
          <table:table-cell table:style-name="ce4" table:formula="of:=SUM([.D319:.M31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Jaccard</text:p>
          </table:table-cell>
          <table:table-cell table:style-name="ce3" table:formula="of:=IF([.D320]=&quot;no result&quot;; 0;  IF([.E320]=&quot;no result&quot;; 0;  IF([.F320]=&quot;no result&quot;; 0;  IF([.G320]=&quot;no result&quot;; 0;  IF([.H320]=&quot;no result&quot;; 0;  IF([.I320]=&quot;no result&quot;; 0;  IF([.J320]=&quot;no result&quot;; 0;  IF([.K320]=&quot;no result&quot;; 0;  IF([.L320]=&quot;no result&quot;; 0;  IF([.M320]=&quot;no result&quot;; 0;  IF([.N320]=&quot;no result&quot;; 0; 1)))))))))))" office:value-type="boolean" office:boolean-value="true" calcext:value-type="boolean">
            <text:p>WAHR</text:p>
          </table:table-cell>
          <table:table-cell table:style-name="ce4" table:formula="of:=SUM([.D320:.M320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2GramOverlap</text:p>
          </table:table-cell>
          <table:table-cell table:style-name="ce3" table:formula="of:=IF([.D321]=&quot;no result&quot;; 0;  IF([.E321]=&quot;no result&quot;; 0;  IF([.F321]=&quot;no result&quot;; 0;  IF([.G321]=&quot;no result&quot;; 0;  IF([.H321]=&quot;no result&quot;; 0;  IF([.I321]=&quot;no result&quot;; 0;  IF([.J321]=&quot;no result&quot;; 0;  IF([.K321]=&quot;no result&quot;; 0;  IF([.L321]=&quot;no result&quot;; 0;  IF([.M321]=&quot;no result&quot;; 0;  IF([.N321]=&quot;no result&quot;; 0; 1)))))))))))" office:value-type="boolean" office:boolean-value="true" calcext:value-type="boolean">
            <text:p>WAHR</text:p>
          </table:table-cell>
          <table:table-cell table:style-name="ce4" table:formula="of:=SUM([.D321:.M321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3GramDice</text:p>
          </table:table-cell>
          <table:table-cell table:style-name="ce3" table:formula="of:=IF([.D322]=&quot;no result&quot;; 0;  IF([.E322]=&quot;no result&quot;; 0;  IF([.F322]=&quot;no result&quot;; 0;  IF([.G322]=&quot;no result&quot;; 0;  IF([.H322]=&quot;no result&quot;; 0;  IF([.I322]=&quot;no result&quot;; 0;  IF([.J322]=&quot;no result&quot;; 0;  IF([.K322]=&quot;no result&quot;; 0;  IF([.L322]=&quot;no result&quot;; 0;  IF([.M322]=&quot;no result&quot;; 0;  IF([.N322]=&quot;no result&quot;; 0; 1)))))))))))" office:value-type="boolean" office:boolean-value="true" calcext:value-type="boolean">
            <text:p>WAHR</text:p>
          </table:table-cell>
          <table:table-cell table:style-name="ce4" table:formula="of:=SUM([.D322:.M32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3GramDiceVariant</text:p>
          </table:table-cell>
          <table:table-cell table:style-name="ce3" table:formula="of:=IF([.D323]=&quot;no result&quot;; 0;  IF([.E323]=&quot;no result&quot;; 0;  IF([.F323]=&quot;no result&quot;; 0;  IF([.G323]=&quot;no result&quot;; 0;  IF([.H323]=&quot;no result&quot;; 0;  IF([.I323]=&quot;no result&quot;; 0;  IF([.J323]=&quot;no result&quot;; 0;  IF([.K323]=&quot;no result&quot;; 0;  IF([.L323]=&quot;no result&quot;; 0;  IF([.M323]=&quot;no result&quot;; 0;  IF([.N323]=&quot;no result&quot;; 0; 1)))))))))))" office:value-type="boolean" office:boolean-value="true" calcext:value-type="boolean">
            <text:p>WAHR</text:p>
          </table:table-cell>
          <table:table-cell table:style-name="ce4" table:formula="of:=SUM([.D323:.M323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3GramJaccard</text:p>
          </table:table-cell>
          <table:table-cell table:style-name="ce3" table:formula="of:=IF([.D324]=&quot;no result&quot;; 0;  IF([.E324]=&quot;no result&quot;; 0;  IF([.F324]=&quot;no result&quot;; 0;  IF([.G324]=&quot;no result&quot;; 0;  IF([.H324]=&quot;no result&quot;; 0;  IF([.I324]=&quot;no result&quot;; 0;  IF([.J324]=&quot;no result&quot;; 0;  IF([.K324]=&quot;no result&quot;; 0;  IF([.L324]=&quot;no result&quot;; 0;  IF([.M324]=&quot;no result&quot;; 0;  IF([.N324]=&quot;no result&quot;; 0; 1)))))))))))" office:value-type="boolean" office:boolean-value="true" calcext:value-type="boolean">
            <text:p>WAHR</text:p>
          </table:table-cell>
          <table:table-cell table:style-name="ce4" table:formula="of:=SUM([.D324:.M324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3GramOverlap</text:p>
          </table:table-cell>
          <table:table-cell table:style-name="ce3" table:formula="of:=IF([.D325]=&quot;no result&quot;; 0;  IF([.E325]=&quot;no result&quot;; 0;  IF([.F325]=&quot;no result&quot;; 0;  IF([.G325]=&quot;no result&quot;; 0;  IF([.H325]=&quot;no result&quot;; 0;  IF([.I325]=&quot;no result&quot;; 0;  IF([.J325]=&quot;no result&quot;; 0;  IF([.K325]=&quot;no result&quot;; 0;  IF([.L325]=&quot;no result&quot;; 0;  IF([.M325]=&quot;no result&quot;; 0;  IF([.N325]=&quot;no result&quot;; 0; 1)))))))))))" office:value-type="boolean" office:boolean-value="true" calcext:value-type="boolean">
            <text:p>WAHR</text:p>
          </table:table-cell>
          <table:table-cell table:style-name="ce4" table:formula="of:=SUM([.D325:.M325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4GramDice</text:p>
          </table:table-cell>
          <table:table-cell table:style-name="ce3" table:formula="of:=IF([.D326]=&quot;no result&quot;; 0;  IF([.E326]=&quot;no result&quot;; 0;  IF([.F326]=&quot;no result&quot;; 0;  IF([.G326]=&quot;no result&quot;; 0;  IF([.H326]=&quot;no result&quot;; 0;  IF([.I326]=&quot;no result&quot;; 0;  IF([.J326]=&quot;no result&quot;; 0;  IF([.K326]=&quot;no result&quot;; 0;  IF([.L326]=&quot;no result&quot;; 0;  IF([.M326]=&quot;no result&quot;; 0;  IF([.N326]=&quot;no result&quot;; 0; 1)))))))))))" office:value-type="boolean" office:boolean-value="true" calcext:value-type="boolean">
            <text:p>WAHR</text:p>
          </table:table-cell>
          <table:table-cell table:style-name="ce4" table:formula="of:=SUM([.D326:.M326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4GramDiceVariant</text:p>
          </table:table-cell>
          <table:table-cell table:style-name="ce3" table:formula="of:=IF([.D327]=&quot;no result&quot;; 0;  IF([.E327]=&quot;no result&quot;; 0;  IF([.F327]=&quot;no result&quot;; 0;  IF([.G327]=&quot;no result&quot;; 0;  IF([.H327]=&quot;no result&quot;; 0;  IF([.I327]=&quot;no result&quot;; 0;  IF([.J327]=&quot;no result&quot;; 0;  IF([.K327]=&quot;no result&quot;; 0;  IF([.L327]=&quot;no result&quot;; 0;  IF([.M327]=&quot;no result&quot;; 0;  IF([.N327]=&quot;no result&quot;; 0; 1)))))))))))" office:value-type="boolean" office:boolean-value="true" calcext:value-type="boolean">
            <text:p>WAHR</text:p>
          </table:table-cell>
          <table:table-cell table:style-name="ce4" table:formula="of:=SUM([.D327:.M32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4GramJaccard</text:p>
          </table:table-cell>
          <table:table-cell table:style-name="ce3" table:formula="of:=IF([.D328]=&quot;no result&quot;; 0;  IF([.E328]=&quot;no result&quot;; 0;  IF([.F328]=&quot;no result&quot;; 0;  IF([.G328]=&quot;no result&quot;; 0;  IF([.H328]=&quot;no result&quot;; 0;  IF([.I328]=&quot;no result&quot;; 0;  IF([.J328]=&quot;no result&quot;; 0;  IF([.K328]=&quot;no result&quot;; 0;  IF([.L328]=&quot;no result&quot;; 0;  IF([.M328]=&quot;no result&quot;; 0;  IF([.N328]=&quot;no result&quot;; 0; 1)))))))))))" office:value-type="boolean" office:boolean-value="true" calcext:value-type="boolean">
            <text:p>WAHR</text:p>
          </table:table-cell>
          <table:table-cell table:style-name="ce4" table:formula="of:=SUM([.D328:.M328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4GramOverlap</text:p>
          </table:table-cell>
          <table:table-cell table:style-name="ce3" table:formula="of:=IF([.D329]=&quot;no result&quot;; 0;  IF([.E329]=&quot;no result&quot;; 0;  IF([.F329]=&quot;no result&quot;; 0;  IF([.G329]=&quot;no result&quot;; 0;  IF([.H329]=&quot;no result&quot;; 0;  IF([.I329]=&quot;no result&quot;; 0;  IF([.J329]=&quot;no result&quot;; 0;  IF([.K329]=&quot;no result&quot;; 0;  IF([.L329]=&quot;no result&quot;; 0;  IF([.M329]=&quot;no result&quot;; 0;  IF([.N329]=&quot;no result&quot;; 0; 1)))))))))))" office:value-type="boolean" office:boolean-value="true" calcext:value-type="boolean">
            <text:p>WAHR</text:p>
          </table:table-cell>
          <table:table-cell table:style-name="ce4" table:formula="of:=SUM([.D329:.M329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5GramDice</text:p>
          </table:table-cell>
          <table:table-cell table:style-name="ce3" table:formula="of:=IF([.D330]=&quot;no result&quot;; 0;  IF([.E330]=&quot;no result&quot;; 0;  IF([.F330]=&quot;no result&quot;; 0;  IF([.G330]=&quot;no result&quot;; 0;  IF([.H330]=&quot;no result&quot;; 0;  IF([.I330]=&quot;no result&quot;; 0;  IF([.J330]=&quot;no result&quot;; 0;  IF([.K330]=&quot;no result&quot;; 0;  IF([.L330]=&quot;no result&quot;; 0;  IF([.M330]=&quot;no result&quot;; 0;  IF([.N330]=&quot;no result&quot;; 0; 1)))))))))))" office:value-type="boolean" office:boolean-value="true" calcext:value-type="boolean">
            <text:p>WAHR</text:p>
          </table:table-cell>
          <table:table-cell table:style-name="ce4" table:formula="of:=SUM([.D330:.M330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5GramDiceVariant</text:p>
          </table:table-cell>
          <table:table-cell table:style-name="ce3" table:formula="of:=IF([.D331]=&quot;no result&quot;; 0;  IF([.E331]=&quot;no result&quot;; 0;  IF([.F331]=&quot;no result&quot;; 0;  IF([.G331]=&quot;no result&quot;; 0;  IF([.H331]=&quot;no result&quot;; 0;  IF([.I331]=&quot;no result&quot;; 0;  IF([.J331]=&quot;no result&quot;; 0;  IF([.K331]=&quot;no result&quot;; 0;  IF([.L331]=&quot;no result&quot;; 0;  IF([.M331]=&quot;no result&quot;; 0;  IF([.N331]=&quot;no result&quot;; 0; 1)))))))))))" office:value-type="boolean" office:boolean-value="true" calcext:value-type="boolean">
            <text:p>WAHR</text:p>
          </table:table-cell>
          <table:table-cell table:style-name="ce4" table:formula="of:=SUM([.D331:.M33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Jaccard</text:p>
          </table:table-cell>
          <table:table-cell table:style-name="ce3" table:formula="of:=IF([.D332]=&quot;no result&quot;; 0;  IF([.E332]=&quot;no result&quot;; 0;  IF([.F332]=&quot;no result&quot;; 0;  IF([.G332]=&quot;no result&quot;; 0;  IF([.H332]=&quot;no result&quot;; 0;  IF([.I332]=&quot;no result&quot;; 0;  IF([.J332]=&quot;no result&quot;; 0;  IF([.K332]=&quot;no result&quot;; 0;  IF([.L332]=&quot;no result&quot;; 0;  IF([.M332]=&quot;no result&quot;; 0;  IF([.N332]=&quot;no result&quot;; 0; 1)))))))))))" office:value-type="boolean" office:boolean-value="true" calcext:value-type="boolean">
            <text:p>WAHR</text:p>
          </table:table-cell>
          <table:table-cell table:style-name="ce4" table:formula="of:=SUM([.D332:.M332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owingNormalized5GramOverlap</text:p>
          </table:table-cell>
          <table:table-cell table:style-name="ce3" table:formula="of:=IF([.D333]=&quot;no result&quot;; 0;  IF([.E333]=&quot;no result&quot;; 0;  IF([.F333]=&quot;no result&quot;; 0;  IF([.G333]=&quot;no result&quot;; 0;  IF([.H333]=&quot;no result&quot;; 0;  IF([.I333]=&quot;no result&quot;; 0;  IF([.J333]=&quot;no result&quot;; 0;  IF([.K333]=&quot;no result&quot;; 0;  IF([.L333]=&quot;no result&quot;; 0;  IF([.M333]=&quot;no result&quot;; 0;  IF([.N333]=&quot;no result&quot;; 0; 1)))))))))))" office:value-type="boolean" office:boolean-value="true" calcext:value-type="boolean">
            <text:p>WAHR</text:p>
          </table:table-cell>
          <table:table-cell table:style-name="ce4" table:formula="of:=SUM([.D333:.M333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Shingle2Dice</text:p>
          </table:table-cell>
          <table:table-cell table:style-name="ce3" table:formula="of:=IF([.D334]=&quot;no result&quot;; 0;  IF([.E334]=&quot;no result&quot;; 0;  IF([.F334]=&quot;no result&quot;; 0;  IF([.G334]=&quot;no result&quot;; 0;  IF([.H334]=&quot;no result&quot;; 0;  IF([.I334]=&quot;no result&quot;; 0;  IF([.J334]=&quot;no result&quot;; 0;  IF([.K334]=&quot;no result&quot;; 0;  IF([.L334]=&quot;no result&quot;; 0;  IF([.M334]=&quot;no result&quot;; 0;  IF([.N334]=&quot;no result&quot;; 0; 1)))))))))))" office:value-type="boolean" office:boolean-value="false" calcext:value-type="boolean">
            <text:p>FALSCH</text:p>
          </table:table-cell>
          <table:table-cell table:style-name="ce4" table:formula="of:=SUM([.D334:.M334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DiceVariant</text:p>
          </table:table-cell>
          <table:table-cell table:style-name="ce3" table:formula="of:=IF([.D335]=&quot;no result&quot;; 0;  IF([.E335]=&quot;no result&quot;; 0;  IF([.F335]=&quot;no result&quot;; 0;  IF([.G335]=&quot;no result&quot;; 0;  IF([.H335]=&quot;no result&quot;; 0;  IF([.I335]=&quot;no result&quot;; 0;  IF([.J335]=&quot;no result&quot;; 0;  IF([.K335]=&quot;no result&quot;; 0;  IF([.L335]=&quot;no result&quot;; 0;  IF([.M335]=&quot;no result&quot;; 0;  IF([.N335]=&quot;no result&quot;; 0; 1)))))))))))" office:value-type="boolean" office:boolean-value="false" calcext:value-type="boolean">
            <text:p>FALSCH</text:p>
          </table:table-cell>
          <table:table-cell table:style-name="ce4" table:formula="of:=SUM([.D335:.M335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Jaccard</text:p>
          </table:table-cell>
          <table:table-cell table:style-name="ce3" table:formula="of:=IF([.D336]=&quot;no result&quot;; 0;  IF([.E336]=&quot;no result&quot;; 0;  IF([.F336]=&quot;no result&quot;; 0;  IF([.G336]=&quot;no result&quot;; 0;  IF([.H336]=&quot;no result&quot;; 0;  IF([.I336]=&quot;no result&quot;; 0;  IF([.J336]=&quot;no result&quot;; 0;  IF([.K336]=&quot;no result&quot;; 0;  IF([.L336]=&quot;no result&quot;; 0;  IF([.M336]=&quot;no result&quot;; 0;  IF([.N336]=&quot;no result&quot;; 0; 1)))))))))))" office:value-type="boolean" office:boolean-value="false" calcext:value-type="boolean">
            <text:p>FALSCH</text:p>
          </table:table-cell>
          <table:table-cell table:style-name="ce4" table:formula="of:=SUM([.D336:.M336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Overlap</text:p>
          </table:table-cell>
          <table:table-cell table:style-name="ce3" table:formula="of:=IF([.D337]=&quot;no result&quot;; 0;  IF([.E337]=&quot;no result&quot;; 0;  IF([.F337]=&quot;no result&quot;; 0;  IF([.G337]=&quot;no result&quot;; 0;  IF([.H337]=&quot;no result&quot;; 0;  IF([.I337]=&quot;no result&quot;; 0;  IF([.J337]=&quot;no result&quot;; 0;  IF([.K337]=&quot;no result&quot;; 0;  IF([.L337]=&quot;no result&quot;; 0;  IF([.M337]=&quot;no result&quot;; 0;  IF([.N337]=&quot;no result&quot;; 0; 1)))))))))))" office:value-type="boolean" office:boolean-value="false" calcext:value-type="boolean">
            <text:p>FALSCH</text:p>
          </table:table-cell>
          <table:table-cell table:style-name="ce4" table:formula="of:=SUM([.D337:.M337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3Dice</text:p>
          </table:table-cell>
          <table:table-cell table:style-name="ce3" table:formula="of:=IF([.D338]=&quot;no result&quot;; 0;  IF([.E338]=&quot;no result&quot;; 0;  IF([.F338]=&quot;no result&quot;; 0;  IF([.G338]=&quot;no result&quot;; 0;  IF([.H338]=&quot;no result&quot;; 0;  IF([.I338]=&quot;no result&quot;; 0;  IF([.J338]=&quot;no result&quot;; 0;  IF([.K338]=&quot;no result&quot;; 0;  IF([.L338]=&quot;no result&quot;; 0;  IF([.M338]=&quot;no result&quot;; 0;  IF([.N338]=&quot;no result&quot;; 0; 1)))))))))))" office:value-type="boolean" office:boolean-value="false" calcext:value-type="boolean">
            <text:p>FALSCH</text:p>
          </table:table-cell>
          <table:table-cell table:style-name="ce4" table:formula="of:=SUM([.D338:.M338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DiceVariant</text:p>
          </table:table-cell>
          <table:table-cell table:style-name="ce3" table:formula="of:=IF([.D339]=&quot;no result&quot;; 0;  IF([.E339]=&quot;no result&quot;; 0;  IF([.F339]=&quot;no result&quot;; 0;  IF([.G339]=&quot;no result&quot;; 0;  IF([.H339]=&quot;no result&quot;; 0;  IF([.I339]=&quot;no result&quot;; 0;  IF([.J339]=&quot;no result&quot;; 0;  IF([.K339]=&quot;no result&quot;; 0;  IF([.L339]=&quot;no result&quot;; 0;  IF([.M339]=&quot;no result&quot;; 0;  IF([.N339]=&quot;no result&quot;; 0; 1)))))))))))" office:value-type="boolean" office:boolean-value="false" calcext:value-type="boolean">
            <text:p>FALSCH</text:p>
          </table:table-cell>
          <table:table-cell table:style-name="ce4" table:formula="of:=SUM([.D339:.M33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Jaccard</text:p>
          </table:table-cell>
          <table:table-cell table:style-name="ce3" table:formula="of:=IF([.D340]=&quot;no result&quot;; 0;  IF([.E340]=&quot;no result&quot;; 0;  IF([.F340]=&quot;no result&quot;; 0;  IF([.G340]=&quot;no result&quot;; 0;  IF([.H340]=&quot;no result&quot;; 0;  IF([.I340]=&quot;no result&quot;; 0;  IF([.J340]=&quot;no result&quot;; 0;  IF([.K340]=&quot;no result&quot;; 0;  IF([.L340]=&quot;no result&quot;; 0;  IF([.M340]=&quot;no result&quot;; 0;  IF([.N340]=&quot;no result&quot;; 0; 1)))))))))))" office:value-type="boolean" office:boolean-value="false" calcext:value-type="boolean">
            <text:p>FALSCH</text:p>
          </table:table-cell>
          <table:table-cell table:style-name="ce4" table:formula="of:=SUM([.D340:.M340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Overlap</text:p>
          </table:table-cell>
          <table:table-cell table:style-name="ce3" table:formula="of:=IF([.D341]=&quot;no result&quot;; 0;  IF([.E341]=&quot;no result&quot;; 0;  IF([.F341]=&quot;no result&quot;; 0;  IF([.G341]=&quot;no result&quot;; 0;  IF([.H341]=&quot;no result&quot;; 0;  IF([.I341]=&quot;no result&quot;; 0;  IF([.J341]=&quot;no result&quot;; 0;  IF([.K341]=&quot;no result&quot;; 0;  IF([.L341]=&quot;no result&quot;; 0;  IF([.M341]=&quot;no result&quot;; 0;  IF([.N341]=&quot;no result&quot;; 0; 1)))))))))))" office:value-type="boolean" office:boolean-value="false" calcext:value-type="boolean">
            <text:p>FALSCH</text:p>
          </table:table-cell>
          <table:table-cell table:style-name="ce4" table:formula="of:=SUM([.D341:.M341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TokenDice</text:p>
          </table:table-cell>
          <table:table-cell table:style-name="ce3" table:formula="of:=IF([.D342]=&quot;no result&quot;; 0;  IF([.E342]=&quot;no result&quot;; 0;  IF([.F342]=&quot;no result&quot;; 0;  IF([.G342]=&quot;no result&quot;; 0;  IF([.H342]=&quot;no result&quot;; 0;  IF([.I342]=&quot;no result&quot;; 0;  IF([.J342]=&quot;no result&quot;; 0;  IF([.K342]=&quot;no result&quot;; 0;  IF([.L342]=&quot;no result&quot;; 0;  IF([.M342]=&quot;no result&quot;; 0;  IF([.N342]=&quot;no result&quot;; 0; 1)))))))))))" office:value-type="boolean" office:boolean-value="true" calcext:value-type="boolean">
            <text:p>WAHR</text:p>
          </table:table-cell>
          <table:table-cell table:style-name="ce4" table:formula="of:=SUM([.D342:.M342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TokenDiceVariant</text:p>
          </table:table-cell>
          <table:table-cell table:style-name="ce3" table:formula="of:=IF([.D343]=&quot;no result&quot;; 0;  IF([.E343]=&quot;no result&quot;; 0;  IF([.F343]=&quot;no result&quot;; 0;  IF([.G343]=&quot;no result&quot;; 0;  IF([.H343]=&quot;no result&quot;; 0;  IF([.I343]=&quot;no result&quot;; 0;  IF([.J343]=&quot;no result&quot;; 0;  IF([.K343]=&quot;no result&quot;; 0;  IF([.L343]=&quot;no result&quot;; 0;  IF([.M343]=&quot;no result&quot;; 0;  IF([.N343]=&quot;no result&quot;; 0; 1)))))))))))" office:value-type="boolean" office:boolean-value="true" calcext:value-type="boolean">
            <text:p>WAHR</text:p>
          </table:table-cell>
          <table:table-cell table:style-name="ce4" table:formula="of:=SUM([.D343:.M343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TokenJaccard</text:p>
          </table:table-cell>
          <table:table-cell table:style-name="ce3" table:formula="of:=IF([.D344]=&quot;no result&quot;; 0;  IF([.E344]=&quot;no result&quot;; 0;  IF([.F344]=&quot;no result&quot;; 0;  IF([.G344]=&quot;no result&quot;; 0;  IF([.H344]=&quot;no result&quot;; 0;  IF([.I344]=&quot;no result&quot;; 0;  IF([.J344]=&quot;no result&quot;; 0;  IF([.K344]=&quot;no result&quot;; 0;  IF([.L344]=&quot;no result&quot;; 0;  IF([.M344]=&quot;no result&quot;; 0;  IF([.N344]=&quot;no result&quot;; 0; 1)))))))))))" office:value-type="boolean" office:boolean-value="true" calcext:value-type="boolean">
            <text:p>WAHR</text:p>
          </table:table-cell>
          <table:table-cell table:style-name="ce4" table:formula="of:=SUM([.D344:.M344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NormalizedTokenOverlap</text:p>
          </table:table-cell>
          <table:table-cell table:style-name="ce3" table:formula="of:=IF([.D345]=&quot;no result&quot;; 0;  IF([.E345]=&quot;no result&quot;; 0;  IF([.F345]=&quot;no result&quot;; 0;  IF([.G345]=&quot;no result&quot;; 0;  IF([.H345]=&quot;no result&quot;; 0;  IF([.I345]=&quot;no result&quot;; 0;  IF([.J345]=&quot;no result&quot;; 0;  IF([.K345]=&quot;no result&quot;; 0;  IF([.L345]=&quot;no result&quot;; 0;  IF([.M345]=&quot;no result&quot;; 0;  IF([.N345]=&quot;no result&quot;; 0; 1)))))))))))" office:value-type="boolean" office:boolean-value="true" calcext:value-type="boolean">
            <text:p>WAHR</text:p>
          </table:table-cell>
          <table:table-cell table:style-name="ce4" table:formula="of:=SUM([.D345:.M345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Shingle2Dice</text:p>
          </table:table-cell>
          <table:table-cell table:style-name="ce3" table:formula="of:=IF([.D346]=&quot;no result&quot;; 0;  IF([.E346]=&quot;no result&quot;; 0;  IF([.F346]=&quot;no result&quot;; 0;  IF([.G346]=&quot;no result&quot;; 0;  IF([.H346]=&quot;no result&quot;; 0;  IF([.I346]=&quot;no result&quot;; 0;  IF([.J346]=&quot;no result&quot;; 0;  IF([.K346]=&quot;no result&quot;; 0;  IF([.L346]=&quot;no result&quot;; 0;  IF([.M346]=&quot;no result&quot;; 0;  IF([.N346]=&quot;no result&quot;; 0; 1)))))))))))" office:value-type="boolean" office:boolean-value="false" calcext:value-type="boolean">
            <text:p>FALSCH</text:p>
          </table:table-cell>
          <table:table-cell table:style-name="ce4" table:formula="of:=SUM([.D346:.M346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Shingle2DiceVariant</text:p>
          </table:table-cell>
          <table:table-cell table:style-name="ce3" table:formula="of:=IF([.D347]=&quot;no result&quot;; 0;  IF([.E347]=&quot;no result&quot;; 0;  IF([.F347]=&quot;no result&quot;; 0;  IF([.G347]=&quot;no result&quot;; 0;  IF([.H347]=&quot;no result&quot;; 0;  IF([.I347]=&quot;no result&quot;; 0;  IF([.J347]=&quot;no result&quot;; 0;  IF([.K347]=&quot;no result&quot;; 0;  IF([.L347]=&quot;no result&quot;; 0;  IF([.M347]=&quot;no result&quot;; 0;  IF([.N347]=&quot;no result&quot;; 0; 1)))))))))))" office:value-type="boolean" office:boolean-value="false" calcext:value-type="boolean">
            <text:p>FALSCH</text:p>
          </table:table-cell>
          <table:table-cell table:style-name="ce4" table:formula="of:=SUM([.D347:.M34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Shingle2Jaccard</text:p>
          </table:table-cell>
          <table:table-cell table:style-name="ce3" table:formula="of:=IF([.D348]=&quot;no result&quot;; 0;  IF([.E348]=&quot;no result&quot;; 0;  IF([.F348]=&quot;no result&quot;; 0;  IF([.G348]=&quot;no result&quot;; 0;  IF([.H348]=&quot;no result&quot;; 0;  IF([.I348]=&quot;no result&quot;; 0;  IF([.J348]=&quot;no result&quot;; 0;  IF([.K348]=&quot;no result&quot;; 0;  IF([.L348]=&quot;no result&quot;; 0;  IF([.M348]=&quot;no result&quot;; 0;  IF([.N348]=&quot;no result&quot;; 0; 1)))))))))))" office:value-type="boolean" office:boolean-value="false" calcext:value-type="boolean">
            <text:p>FALSCH</text:p>
          </table:table-cell>
          <table:table-cell table:style-name="ce4" table:formula="of:=SUM([.D348:.M348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Shingle2Overlap</text:p>
          </table:table-cell>
          <table:table-cell table:style-name="ce3" table:formula="of:=IF([.D349]=&quot;no result&quot;; 0;  IF([.E349]=&quot;no result&quot;; 0;  IF([.F349]=&quot;no result&quot;; 0;  IF([.G349]=&quot;no result&quot;; 0;  IF([.H349]=&quot;no result&quot;; 0;  IF([.I349]=&quot;no result&quot;; 0;  IF([.J349]=&quot;no result&quot;; 0;  IF([.K349]=&quot;no result&quot;; 0;  IF([.L349]=&quot;no result&quot;; 0;  IF([.M349]=&quot;no result&quot;; 0;  IF([.N349]=&quot;no result&quot;; 0; 1)))))))))))" office:value-type="boolean" office:boolean-value="false" calcext:value-type="boolean">
            <text:p>FALSCH</text:p>
          </table:table-cell>
          <table:table-cell table:style-name="ce4" table:formula="of:=SUM([.D349:.M349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Shingle3Dice</text:p>
          </table:table-cell>
          <table:table-cell table:style-name="ce3" table:formula="of:=IF([.D350]=&quot;no result&quot;; 0;  IF([.E350]=&quot;no result&quot;; 0;  IF([.F350]=&quot;no result&quot;; 0;  IF([.G350]=&quot;no result&quot;; 0;  IF([.H350]=&quot;no result&quot;; 0;  IF([.I350]=&quot;no result&quot;; 0;  IF([.J350]=&quot;no result&quot;; 0;  IF([.K350]=&quot;no result&quot;; 0;  IF([.L350]=&quot;no result&quot;; 0;  IF([.M350]=&quot;no result&quot;; 0;  IF([.N350]=&quot;no result&quot;; 0; 1)))))))))))" office:value-type="boolean" office:boolean-value="false" calcext:value-type="boolean">
            <text:p>FALSCH</text:p>
          </table:table-cell>
          <table:table-cell table:style-name="ce4" table:formula="of:=SUM([.D350:.M35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DiceVariant</text:p>
          </table:table-cell>
          <table:table-cell table:style-name="ce3" table:formula="of:=IF([.D351]=&quot;no result&quot;; 0;  IF([.E351]=&quot;no result&quot;; 0;  IF([.F351]=&quot;no result&quot;; 0;  IF([.G351]=&quot;no result&quot;; 0;  IF([.H351]=&quot;no result&quot;; 0;  IF([.I351]=&quot;no result&quot;; 0;  IF([.J351]=&quot;no result&quot;; 0;  IF([.K351]=&quot;no result&quot;; 0;  IF([.L351]=&quot;no result&quot;; 0;  IF([.M351]=&quot;no result&quot;; 0;  IF([.N351]=&quot;no result&quot;; 0; 1)))))))))))" office:value-type="boolean" office:boolean-value="false" calcext:value-type="boolean">
            <text:p>FALSCH</text:p>
          </table:table-cell>
          <table:table-cell table:style-name="ce4" table:formula="of:=SUM([.D351:.M35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Jaccard</text:p>
          </table:table-cell>
          <table:table-cell table:style-name="ce3" table:formula="of:=IF([.D352]=&quot;no result&quot;; 0;  IF([.E352]=&quot;no result&quot;; 0;  IF([.F352]=&quot;no result&quot;; 0;  IF([.G352]=&quot;no result&quot;; 0;  IF([.H352]=&quot;no result&quot;; 0;  IF([.I352]=&quot;no result&quot;; 0;  IF([.J352]=&quot;no result&quot;; 0;  IF([.K352]=&quot;no result&quot;; 0;  IF([.L352]=&quot;no result&quot;; 0;  IF([.M352]=&quot;no result&quot;; 0;  IF([.N352]=&quot;no result&quot;; 0; 1)))))))))))" office:value-type="boolean" office:boolean-value="false" calcext:value-type="boolean">
            <text:p>FALSCH</text:p>
          </table:table-cell>
          <table:table-cell table:style-name="ce4" table:formula="of:=SUM([.D352:.M35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Overlap</text:p>
          </table:table-cell>
          <table:table-cell table:style-name="ce3" table:formula="of:=IF([.D353]=&quot;no result&quot;; 0;  IF([.E353]=&quot;no result&quot;; 0;  IF([.F353]=&quot;no result&quot;; 0;  IF([.G353]=&quot;no result&quot;; 0;  IF([.H353]=&quot;no result&quot;; 0;  IF([.I353]=&quot;no result&quot;; 0;  IF([.J353]=&quot;no result&quot;; 0;  IF([.K353]=&quot;no result&quot;; 0;  IF([.L353]=&quot;no result&quot;; 0;  IF([.M353]=&quot;no result&quot;; 0;  IF([.N353]=&quot;no result&quot;; 0; 1)))))))))))" office:value-type="boolean" office:boolean-value="false" calcext:value-type="boolean">
            <text:p>FALSCH</text:p>
          </table:table-cell>
          <table:table-cell table:style-name="ce4" table:formula="of:=SUM([.D353:.M353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TokenDice</text:p>
          </table:table-cell>
          <table:table-cell table:style-name="ce3" table:formula="of:=IF([.D354]=&quot;no result&quot;; 0;  IF([.E354]=&quot;no result&quot;; 0;  IF([.F354]=&quot;no result&quot;; 0;  IF([.G354]=&quot;no result&quot;; 0;  IF([.H354]=&quot;no result&quot;; 0;  IF([.I354]=&quot;no result&quot;; 0;  IF([.J354]=&quot;no result&quot;; 0;  IF([.K354]=&quot;no result&quot;; 0;  IF([.L354]=&quot;no result&quot;; 0;  IF([.M354]=&quot;no result&quot;; 0;  IF([.N354]=&quot;no result&quot;; 0; 1)))))))))))" office:value-type="boolean" office:boolean-value="true" calcext:value-type="boolean">
            <text:p>WAHR</text:p>
          </table:table-cell>
          <table:table-cell table:style-name="ce4" table:formula="of:=SUM([.D354:.M354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TokenDiceVariant</text:p>
          </table:table-cell>
          <table:table-cell table:style-name="ce3" table:formula="of:=IF([.D355]=&quot;no result&quot;; 0;  IF([.E355]=&quot;no result&quot;; 0;  IF([.F355]=&quot;no result&quot;; 0;  IF([.G355]=&quot;no result&quot;; 0;  IF([.H355]=&quot;no result&quot;; 0;  IF([.I355]=&quot;no result&quot;; 0;  IF([.J355]=&quot;no result&quot;; 0;  IF([.K355]=&quot;no result&quot;; 0;  IF([.L355]=&quot;no result&quot;; 0;  IF([.M355]=&quot;no result&quot;; 0;  IF([.N355]=&quot;no result&quot;; 0; 1)))))))))))" office:value-type="boolean" office:boolean-value="true" calcext:value-type="boolean">
            <text:p>WAHR</text:p>
          </table:table-cell>
          <table:table-cell table:style-name="ce4" table:formula="of:=SUM([.D355:.M355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TokenJaccard</text:p>
          </table:table-cell>
          <table:table-cell table:style-name="ce3" table:formula="of:=IF([.D356]=&quot;no result&quot;; 0;  IF([.E356]=&quot;no result&quot;; 0;  IF([.F356]=&quot;no result&quot;; 0;  IF([.G356]=&quot;no result&quot;; 0;  IF([.H356]=&quot;no result&quot;; 0;  IF([.I356]=&quot;no result&quot;; 0;  IF([.J356]=&quot;no result&quot;; 0;  IF([.K356]=&quot;no result&quot;; 0;  IF([.L356]=&quot;no result&quot;; 0;  IF([.M356]=&quot;no result&quot;; 0;  IF([.N356]=&quot;no result&quot;; 0; 1)))))))))))" office:value-type="boolean" office:boolean-value="true" calcext:value-type="boolean">
            <text:p>WAHR</text:p>
          </table:table-cell>
          <table:table-cell table:style-name="ce4" table:formula="of:=SUM([.D356:.M356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nowingTokenOverlap</text:p>
          </table:table-cell>
          <table:table-cell table:style-name="ce3" table:formula="of:=IF([.D357]=&quot;no result&quot;; 0;  IF([.E357]=&quot;no result&quot;; 0;  IF([.F357]=&quot;no result&quot;; 0;  IF([.G357]=&quot;no result&quot;; 0;  IF([.H357]=&quot;no result&quot;; 0;  IF([.I357]=&quot;no result&quot;; 0;  IF([.J357]=&quot;no result&quot;; 0;  IF([.K357]=&quot;no result&quot;; 0;  IF([.L357]=&quot;no result&quot;; 0;  IF([.M357]=&quot;no result&quot;; 0;  IF([.N357]=&quot;no result&quot;; 0; 1)))))))))))" office:value-type="boolean" office:boolean-value="true" calcext:value-type="boolean">
            <text:p>WAHR</text:p>
          </table:table-cell>
          <table:table-cell table:style-name="ce4" table:formula="of:=SUM([.D357:.M357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21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'similarity (splittings) (text) run id = 2'.A1:'similarity (splittings) (text) run id = 2'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.00.0000</text:date>, <text:time style:data-style-name="N2" text:time-value="20:28:34.98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4T20:29:00.058000000</dc:date>
    <meta:editing-duration>PT3M16S</meta:editing-duration>
    <meta:editing-cycles>4</meta:editing-cycles>
    <meta:generator>LibreOffice/5.2.5.1$Windows_X86_64 LibreOffice_project/0312e1a284a7d50ca85a365c316c7abbf20a4d22</meta:generator>
    <meta:document-statistic meta:table-count="1" meta:cell-count="4641" meta:object-count="0"/>
  </office:meta>
</office:document-meta>
</file>